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text-properties officeooo:rsid="0045826c" officeooo:paragraph-rsid="005b0f25"/>
    </style:style>
    <style:style style:name="P2" style:family="paragraph" style:parent-style-name="Standard">
      <style:paragraph-properties fo:line-height="150%"/>
      <style:text-properties officeooo:rsid="0045826c" officeooo:paragraph-rsid="005018d3"/>
    </style:style>
    <style:style style:name="P3" style:family="paragraph" style:parent-style-name="Standard">
      <style:paragraph-properties fo:line-height="150%"/>
      <style:text-properties officeooo:rsid="0052e8da"/>
    </style:style>
    <style:style style:name="P4" style:family="paragraph" style:parent-style-name="Standard">
      <style:paragraph-properties fo:line-height="150%"/>
      <style:text-properties fo:color="#00b099" fo:font-size="13pt" fo:font-weight="bold" officeooo:rsid="0045826c" officeooo:paragraph-rsid="005c6e43" style:font-size-asian="13pt" style:font-weight-asian="bold" style:font-size-complex="13pt" style:font-weight-complex="bold"/>
    </style:style>
    <style:style style:name="P5" style:family="paragraph" style:parent-style-name="Standard">
      <style:paragraph-properties fo:line-height="150%"/>
      <style:text-properties fo:color="#00b099" fo:font-weight="bold" officeooo:rsid="0045826c" officeooo:paragraph-rsid="0045826c" style:font-weight-asian="bold" style:font-weight-complex="bold"/>
    </style:style>
    <style:style style:name="P6" style:family="paragraph" style:parent-style-name="Standard">
      <style:paragraph-properties fo:line-height="150%"/>
      <style:text-properties fo:color="#00b099" fo:font-weight="bold" officeooo:rsid="00438d0c" officeooo:paragraph-rsid="00438d0c" style:font-weight-asian="bold" style:font-weight-complex="bold"/>
    </style:style>
    <style:style style:name="P7" style:family="paragraph" style:parent-style-name="Standard">
      <style:paragraph-properties fo:line-height="150%"/>
      <style:text-properties fo:font-weight="bold" officeooo:rsid="0045826c" style:font-weight-asian="bold" style:font-weight-complex="bold"/>
    </style:style>
    <style:style style:name="P8" style:family="paragraph" style:parent-style-name="Standard">
      <style:paragraph-properties fo:line-height="150%"/>
      <style:text-properties fo:font-weight="bold" style:font-weight-asian="bold" style:font-weight-complex="bold"/>
    </style:style>
    <style:style style:name="P9" style:family="paragraph" style:parent-style-name="Standard">
      <style:paragraph-properties fo:line-height="150%"/>
      <style:text-properties fo:font-style="normal" officeooo:rsid="003eb0f7" officeooo:paragraph-rsid="0041b2d1" style:font-style-asian="normal" style:font-style-complex="normal"/>
    </style:style>
    <style:style style:name="P10" style:family="paragraph" style:parent-style-name="Standard">
      <style:paragraph-properties fo:line-height="150%"/>
    </style:style>
    <style:style style:name="P11" style:family="paragraph" style:parent-style-name="Standard">
      <style:paragraph-properties fo:line-height="150%"/>
      <style:text-properties officeooo:paragraph-rsid="005018d3"/>
    </style:style>
    <style:style style:name="P12" style:family="paragraph" style:parent-style-name="Standard">
      <style:paragraph-properties fo:line-height="150%"/>
      <style:text-properties officeooo:paragraph-rsid="006ca108"/>
    </style:style>
    <style:style style:name="P13" style:family="paragraph" style:parent-style-name="Standard">
      <style:paragraph-properties fo:line-height="150%"/>
      <style:text-properties officeooo:paragraph-rsid="00882380"/>
    </style:style>
    <style:style style:name="P14" style:family="paragraph" style:parent-style-name="Standard">
      <style:paragraph-properties fo:line-height="150%"/>
      <style:text-properties officeooo:paragraph-rsid="008b9de4"/>
    </style:style>
    <style:style style:name="P15" style:family="paragraph" style:parent-style-name="Standard">
      <style:paragraph-properties fo:line-height="150%"/>
      <style:text-properties fo:font-weight="normal" style:font-weight-asian="normal" style:font-weight-complex="normal"/>
    </style:style>
    <style:style style:name="P16" style:family="paragraph" style:parent-style-name="Standard">
      <style:paragraph-properties fo:line-height="150%"/>
      <style:text-properties fo:font-weight="normal" officeooo:paragraph-rsid="005ca783" style:font-weight-asian="normal" style:font-weight-complex="normal"/>
    </style:style>
    <style:style style:name="P17" style:family="paragraph" style:parent-style-name="Standard">
      <style:paragraph-properties fo:line-height="150%"/>
      <style:text-properties fo:font-weight="normal" officeooo:paragraph-rsid="005cb640" style:font-weight-asian="normal" style:font-weight-complex="normal"/>
    </style:style>
    <style:style style:name="P18" style:family="paragraph" style:parent-style-name="Standard">
      <style:paragraph-properties fo:line-height="150%"/>
      <style:text-properties fo:font-weight="normal" officeooo:paragraph-rsid="0083ea9c" style:font-weight-asian="normal" style:font-weight-complex="normal"/>
    </style:style>
    <style:style style:name="P19" style:family="paragraph" style:parent-style-name="Standard">
      <style:paragraph-properties fo:line-height="150%"/>
      <style:text-properties fo:font-weight="normal" officeooo:rsid="005ca783" officeooo:paragraph-rsid="005ca783" style:font-weight-asian="normal" style:font-weight-complex="normal"/>
    </style:style>
    <style:style style:name="P20" style:family="paragraph" style:parent-style-name="Standard">
      <style:paragraph-properties fo:line-height="150%"/>
      <style:text-properties fo:font-weight="normal" officeooo:rsid="005ca783" officeooo:paragraph-rsid="0083ea9c" style:font-weight-asian="normal" style:font-weight-complex="normal"/>
    </style:style>
    <style:style style:name="P21" style:family="paragraph" style:parent-style-name="Standard">
      <style:paragraph-properties fo:line-height="150%"/>
      <style:text-properties fo:font-weight="normal" officeooo:rsid="005c6e43" officeooo:paragraph-rsid="005c6e43" style:font-weight-asian="normal" style:font-weight-complex="normal"/>
    </style:style>
    <style:style style:name="P22" style:family="paragraph" style:parent-style-name="Standard">
      <style:paragraph-properties fo:line-height="150%"/>
      <style:text-properties fo:font-weight="normal" officeooo:rsid="005cb640" officeooo:paragraph-rsid="005cb640" style:font-weight-asian="normal" style:font-weight-complex="normal"/>
    </style:style>
    <style:style style:name="P23" style:family="paragraph" style:parent-style-name="Standard">
      <style:paragraph-properties fo:line-height="150%"/>
      <style:text-properties officeooo:rsid="003806b8" officeooo:paragraph-rsid="0045826c"/>
    </style:style>
    <style:style style:name="P24" style:family="paragraph" style:parent-style-name="Standard">
      <style:paragraph-properties fo:line-height="150%"/>
      <style:text-properties officeooo:rsid="003fee52" officeooo:paragraph-rsid="006e3992"/>
    </style:style>
    <style:style style:name="P25" style:family="paragraph" style:parent-style-name="Standard">
      <style:paragraph-properties fo:line-height="150%"/>
      <style:text-properties officeooo:rsid="0067c551" officeooo:paragraph-rsid="0067c551"/>
    </style:style>
    <style:style style:name="P26" style:family="paragraph" style:parent-style-name="Standard">
      <style:paragraph-properties fo:line-height="150%"/>
      <style:text-properties officeooo:rsid="00661e47"/>
    </style:style>
    <style:style style:name="P27" style:family="paragraph" style:parent-style-name="Standard">
      <style:paragraph-properties fo:line-height="150%"/>
      <style:text-properties officeooo:rsid="0067e2e6" officeooo:paragraph-rsid="0067e2e6"/>
    </style:style>
    <style:style style:name="P28" style:family="paragraph" style:parent-style-name="Standard">
      <style:paragraph-properties fo:line-height="150%"/>
      <style:text-properties fo:font-size="11pt" officeooo:paragraph-rsid="005018d3" style:font-size-asian="11pt" style:font-size-complex="11pt"/>
    </style:style>
    <style:style style:name="P29" style:family="paragraph" style:parent-style-name="Standard">
      <style:paragraph-properties fo:line-height="150%"/>
      <style:text-properties style:font-name="Courier 10 Pitch" fo:font-style="normal" officeooo:rsid="003eb0f7" officeooo:paragraph-rsid="0040fa13" style:font-style-asian="normal" style:font-style-complex="normal"/>
    </style:style>
    <style:style style:name="P30" style:family="paragraph" style:parent-style-name="Standard">
      <style:paragraph-properties fo:line-height="150%"/>
      <style:text-properties style:font-name="Courier 10 Pitch" fo:font-style="normal" fo:font-weight="bold" officeooo:rsid="0040fa13" officeooo:paragraph-rsid="0041b2d1" style:font-style-asian="normal" style:font-weight-asian="bold" style:font-style-complex="normal" style:font-weight-complex="bold"/>
    </style:style>
    <style:style style:name="P31" style:family="paragraph" style:parent-style-name="Standard">
      <style:paragraph-properties fo:line-height="150%"/>
      <style:text-properties fo:color="#000000" style:font-name="Liberation Sans" fo:font-size="11pt" fo:font-weight="normal" officeooo:rsid="004daf86" officeooo:paragraph-rsid="008b9de4" style:font-size-asian="11pt" style:font-weight-asian="normal" style:font-size-complex="11pt" style:font-weight-complex="normal"/>
    </style:style>
    <style:style style:name="P32" style:family="paragraph" style:parent-style-name="Standard">
      <style:paragraph-properties fo:line-height="150%"/>
      <style:text-properties fo:color="#000000" fo:font-weight="bold" officeooo:rsid="005c6e43" style:font-weight-asian="bold" style:font-weight-complex="bold"/>
    </style:style>
    <style:style style:name="P33" style:family="paragraph" style:parent-style-name="Text_20_body">
      <style:paragraph-properties fo:line-height="150%"/>
      <style:text-properties fo:color="#000000" fo:font-size="11pt" fo:font-weight="normal" officeooo:rsid="004775ec" officeooo:paragraph-rsid="004775ec" style:font-size-asian="11pt" style:font-weight-asian="normal" style:font-size-complex="11pt" style:font-weight-complex="normal"/>
    </style:style>
    <style:style style:name="P34" style:family="paragraph" style:parent-style-name="Text_20_body">
      <style:paragraph-properties fo:line-height="150%"/>
      <style:text-properties fo:color="#000000" fo:font-size="11pt" fo:font-weight="normal" officeooo:rsid="004a05cc" officeooo:paragraph-rsid="004a05cc" style:font-size-asian="11pt" style:font-weight-asian="normal" style:font-size-complex="11pt" style:font-weight-complex="normal"/>
    </style:style>
    <style:style style:name="P35" style:family="paragraph" style:parent-style-name="Text_20_body">
      <style:paragraph-properties fo:line-height="150%"/>
      <style:text-properties fo:color="#000000" fo:font-size="11pt" fo:font-weight="normal" officeooo:rsid="00639055" officeooo:paragraph-rsid="00639055" style:font-size-asian="11pt" style:font-weight-asian="normal" style:font-size-complex="11pt" style:font-weight-complex="normal"/>
    </style:style>
    <style:style style:name="P36" style:family="paragraph" style:parent-style-name="Text_20_body">
      <style:paragraph-properties fo:line-height="150%"/>
      <style:text-properties fo:color="#000000" fo:font-size="11pt" fo:font-weight="normal" officeooo:rsid="00639055" officeooo:paragraph-rsid="0063d308" style:font-size-asian="11pt" style:font-weight-asian="normal" style:font-size-complex="11pt" style:font-weight-complex="normal"/>
    </style:style>
    <style:style style:name="P37" style:family="paragraph" style:parent-style-name="Text_20_body">
      <style:paragraph-properties fo:line-height="150%"/>
      <style:text-properties fo:color="#000000" fo:font-size="11pt" fo:font-weight="normal" officeooo:rsid="00639055" officeooo:paragraph-rsid="0069d2b7" style:font-size-asian="11pt" style:font-weight-asian="normal" style:font-size-complex="11pt" style:font-weight-complex="normal"/>
    </style:style>
    <style:style style:name="P38" style:family="paragraph" style:parent-style-name="Text_20_body">
      <style:paragraph-properties fo:line-height="150%"/>
      <style:text-properties fo:color="#000000" fo:font-size="11pt" fo:font-weight="normal" officeooo:rsid="00649df1" officeooo:paragraph-rsid="00649df1" style:font-size-asian="11pt" style:font-weight-asian="normal" style:font-size-complex="11pt" style:font-weight-complex="normal"/>
    </style:style>
    <style:style style:name="P39" style:family="paragraph" style:parent-style-name="Text_20_body">
      <style:paragraph-properties fo:line-height="150%"/>
      <style:text-properties fo:color="#000000" fo:font-size="11pt" fo:font-weight="normal" officeooo:paragraph-rsid="0096ee2d" style:font-size-asian="11pt" style:font-weight-asian="normal" style:font-size-complex="11pt" style:font-weight-complex="normal"/>
    </style:style>
    <style:style style:name="P40" style:family="paragraph" style:parent-style-name="Text_20_body">
      <style:paragraph-properties fo:line-height="150%" fo:text-align="start" style:justify-single-word="false"/>
      <style:text-properties fo:color="#000000" fo:font-size="11pt" fo:font-style="italic" fo:font-weight="normal" officeooo:rsid="00751daf" officeooo:paragraph-rsid="00751daf" style:font-size-asian="11pt" style:font-style-asian="italic" style:font-weight-asian="normal" style:font-size-complex="11pt" style:font-style-complex="italic" style:font-weight-complex="normal"/>
    </style:style>
    <style:style style:name="P41" style:family="paragraph" style:parent-style-name="Text_20_body">
      <style:paragraph-properties fo:line-height="150%" fo:text-align="start" style:justify-single-word="false"/>
      <style:text-properties fo:color="#000000" fo:font-size="11pt" fo:font-style="italic" fo:font-weight="normal" officeooo:rsid="0077c808" officeooo:paragraph-rsid="0077c808" style:font-size-asian="11pt" style:font-style-asian="italic" style:font-weight-asian="normal" style:font-size-complex="11pt" style:font-style-complex="italic" style:font-weight-complex="normal"/>
    </style:style>
    <style:style style:name="P42" style:family="paragraph" style:parent-style-name="Text_20_body">
      <style:paragraph-properties fo:line-height="150%" fo:text-align="start" style:justify-single-word="false"/>
      <style:text-properties fo:color="#000000" fo:font-size="11pt" fo:font-style="italic" fo:font-weight="bold" officeooo:rsid="007bdd40" officeooo:paragraph-rsid="007bdd40" style:font-size-asian="11pt" style:font-style-asian="italic" style:font-weight-asian="bold" style:font-size-complex="11pt" style:font-style-complex="italic" style:font-weight-complex="bold"/>
    </style:style>
    <style:style style:name="P43" style:family="paragraph" style:parent-style-name="Text_20_body">
      <style:paragraph-properties fo:line-height="150%"/>
      <style:text-properties fo:color="#000000" fo:font-size="11pt" fo:font-weight="bold" officeooo:rsid="004775ec" officeooo:paragraph-rsid="004775ec" style:font-size-asian="11pt" style:font-weight-asian="bold" style:font-size-complex="11pt" style:font-weight-complex="bold"/>
    </style:style>
    <style:style style:name="P44" style:family="paragraph" style:parent-style-name="Text_20_body">
      <style:paragraph-properties fo:line-height="150%"/>
      <style:text-properties fo:color="#000000" fo:font-size="11pt" fo:font-weight="bold" officeooo:rsid="004a05cc" officeooo:paragraph-rsid="004775ec" style:font-size-asian="11pt" style:font-weight-asian="bold" style:font-size-complex="11pt" style:font-weight-complex="bold"/>
    </style:style>
    <style:style style:name="P45" style:family="paragraph" style:parent-style-name="Text_20_body">
      <style:paragraph-properties fo:line-height="150%"/>
      <style:text-properties fo:color="#000000" fo:font-weight="bold" officeooo:rsid="0067e2e6" officeooo:paragraph-rsid="0067e2e6" style:font-weight-asian="bold" style:font-weight-complex="bold"/>
    </style:style>
    <style:style style:name="P46" style:family="paragraph" style:parent-style-name="Text_20_body">
      <style:paragraph-properties fo:line-height="150%"/>
      <style:text-properties fo:color="#000000" style:font-name="Liberation Sans" fo:font-size="11pt" fo:font-weight="normal" officeooo:rsid="0077c808" officeooo:paragraph-rsid="00882380" style:font-size-asian="11pt" style:font-weight-asian="normal" style:font-size-complex="11pt" style:font-weight-complex="normal"/>
    </style:style>
    <style:style style:name="P47" style:family="paragraph" style:parent-style-name="Text_20_body">
      <style:paragraph-properties fo:line-height="150%"/>
      <style:text-properties fo:color="#000000" style:font-name="Liberation Sans" fo:font-size="11pt" fo:font-weight="normal" officeooo:rsid="00882380" officeooo:paragraph-rsid="00882380" style:font-size-asian="11pt" style:font-weight-asian="normal" style:font-size-complex="11pt" style:font-weight-complex="normal"/>
    </style:style>
    <style:style style:name="P48" style:family="paragraph" style:parent-style-name="Text_20_body">
      <style:paragraph-properties fo:line-height="150%"/>
      <style:text-properties fo:color="#000000" style:font-name="Liberation Sans" fo:font-size="11pt" fo:font-style="italic" fo:font-weight="normal" officeooo:rsid="00882380" officeooo:paragraph-rsid="00882380" style:font-size-asian="11pt" style:font-style-asian="italic" style:font-weight-asian="normal" style:font-size-complex="11pt" style:font-style-complex="italic" style:font-weight-complex="normal"/>
    </style:style>
    <style:style style:name="P49" style:family="paragraph" style:parent-style-name="Text_20_body">
      <style:paragraph-properties fo:line-height="150%"/>
      <style:text-properties fo:color="#000000" style:font-name="Liberation Sans" fo:font-size="11pt" fo:font-style="italic" fo:font-weight="normal" officeooo:rsid="00958a8c" officeooo:paragraph-rsid="00958a8c" style:font-size-asian="11pt" style:font-style-asian="italic" style:font-weight-asian="normal" style:font-size-complex="11pt" style:font-style-complex="italic" style:font-weight-complex="normal"/>
    </style:style>
    <style:style style:name="P50" style:family="paragraph" style:parent-style-name="Text_20_body">
      <style:paragraph-properties fo:line-height="150%"/>
      <style:text-properties fo:color="#000000" style:font-name="Liberation Sans" fo:font-size="11pt" fo:font-style="normal" fo:font-weight="normal" officeooo:rsid="004daf86" officeooo:paragraph-rsid="00958a8c" style:font-size-asian="11pt" style:font-style-asian="normal" style:font-weight-asian="normal" style:font-size-complex="11pt" style:font-style-complex="normal" style:font-weight-complex="normal"/>
    </style:style>
    <style:style style:name="P51" style:family="paragraph" style:parent-style-name="Text_20_body">
      <style:paragraph-properties fo:line-height="150%"/>
      <style:text-properties fo:color="#000000" style:font-name="Courier 10 Pitch" fo:font-size="11pt" fo:font-style="normal" fo:font-weight="normal" officeooo:rsid="004daf86" officeooo:paragraph-rsid="008ef1ff" style:font-size-asian="11pt" style:font-style-asian="normal" style:font-weight-asian="normal" style:font-size-complex="11pt" style:font-style-complex="normal" style:font-weight-complex="normal"/>
    </style:style>
    <style:style style:name="P52" style:family="paragraph" style:parent-style-name="Text_20_body">
      <style:paragraph-properties fo:line-height="150%"/>
      <style:text-properties officeooo:rsid="0033819f" officeooo:paragraph-rsid="0045826c"/>
    </style:style>
    <style:style style:name="P53" style:family="paragraph" style:parent-style-name="Text_20_body">
      <style:paragraph-properties fo:line-height="150%"/>
      <style:text-properties officeooo:rsid="0033819f" officeooo:paragraph-rsid="00365e6a"/>
    </style:style>
    <style:style style:name="P54" style:family="paragraph" style:parent-style-name="Text_20_body">
      <style:paragraph-properties fo:line-height="150%"/>
      <style:text-properties officeooo:rsid="00560bab" officeooo:paragraph-rsid="00560bab"/>
    </style:style>
    <style:style style:name="P55" style:family="paragraph" style:parent-style-name="Text_20_body">
      <style:paragraph-properties fo:line-height="150%"/>
      <style:text-properties officeooo:rsid="00560bab" officeooo:paragraph-rsid="0056b48c"/>
    </style:style>
    <style:style style:name="P56" style:family="paragraph" style:parent-style-name="Text_20_body">
      <style:paragraph-properties fo:line-height="150%"/>
      <style:text-properties fo:font-style="italic" officeooo:rsid="0056b48c" officeooo:paragraph-rsid="0056b48c" style:font-style-asian="italic" style:font-style-complex="italic"/>
    </style:style>
    <style:style style:name="P57" style:family="paragraph" style:parent-style-name="Text_20_body">
      <style:paragraph-properties fo:line-height="150%"/>
      <style:text-properties fo:font-style="italic" officeooo:rsid="00438d0c" officeooo:paragraph-rsid="00438d0c" style:font-style-asian="italic" style:font-style-complex="italic"/>
    </style:style>
    <style:style style:name="P58" style:family="paragraph" style:parent-style-name="Text_20_body">
      <style:text-properties fo:font-style="italic" officeooo:rsid="0083ea9c" officeooo:paragraph-rsid="0083ea9c" style:font-style-asian="italic" style:font-style-complex="italic"/>
    </style:style>
    <style:style style:name="P59" style:family="paragraph" style:parent-style-name="Text_20_body">
      <style:text-properties fo:font-style="italic" officeooo:rsid="0096ee2d" officeooo:paragraph-rsid="0096ee2d" style:font-style-asian="italic" style:font-style-complex="italic"/>
    </style:style>
    <style:style style:name="P60" style:family="paragraph" style:parent-style-name="Text_20_body">
      <style:paragraph-properties fo:line-height="150%"/>
      <style:text-properties fo:font-style="italic" fo:font-weight="bold" officeooo:rsid="0056b48c" officeooo:paragraph-rsid="0056b48c" style:font-style-asian="italic" style:font-weight-asian="bold" style:font-style-complex="italic" style:font-weight-complex="bold"/>
    </style:style>
    <style:style style:name="P61" style:family="paragraph" style:parent-style-name="Text_20_body">
      <style:paragraph-properties fo:line-height="150%"/>
      <style:text-properties officeooo:rsid="0056b48c" officeooo:paragraph-rsid="0056b48c"/>
    </style:style>
    <style:style style:name="P62" style:family="paragraph" style:parent-style-name="Text_20_body">
      <style:paragraph-properties fo:line-height="150%"/>
      <style:text-properties fo:color="#00b099" fo:font-size="13pt" fo:font-weight="bold" officeooo:rsid="00365e6a" officeooo:paragraph-rsid="0045826c" style:font-size-asian="13pt" style:font-weight-asian="bold" style:font-size-complex="13pt" style:font-weight-complex="bold"/>
    </style:style>
    <style:style style:name="P63" style:family="paragraph" style:parent-style-name="Text_20_body">
      <style:paragraph-properties fo:line-height="150%"/>
      <style:text-properties fo:color="#00b099" fo:font-size="13pt" fo:font-weight="bold" officeooo:rsid="00365e6a" officeooo:paragraph-rsid="00593547" style:font-size-asian="13pt" style:font-weight-asian="bold" style:font-size-complex="13pt" style:font-weight-complex="bold"/>
    </style:style>
    <style:style style:name="P64" style:family="paragraph" style:parent-style-name="Text_20_body">
      <style:paragraph-properties fo:line-height="150%"/>
      <style:text-properties fo:color="#00b099" fo:font-size="13pt" fo:font-weight="bold" officeooo:rsid="003620b5" officeooo:paragraph-rsid="003806b8" style:font-size-asian="13pt" style:font-weight-asian="bold" style:font-size-complex="13pt" style:font-weight-complex="bold"/>
    </style:style>
    <style:style style:name="P65" style:family="paragraph" style:parent-style-name="Text_20_body">
      <style:paragraph-properties fo:line-height="150%"/>
      <style:text-properties fo:color="#00b099" fo:font-size="13pt" fo:font-weight="bold" officeooo:rsid="0045826c" officeooo:paragraph-rsid="0045826c" style:font-size-asian="13pt" style:font-weight-asian="bold" style:font-size-complex="13pt" style:font-weight-complex="bold"/>
    </style:style>
    <style:style style:name="P66" style:family="paragraph" style:parent-style-name="Text_20_body">
      <style:paragraph-properties fo:line-height="150%"/>
      <style:text-properties fo:color="#00b099" fo:font-size="13pt" fo:font-weight="bold" officeooo:rsid="00593547" officeooo:paragraph-rsid="00593547" style:font-size-asian="13pt" style:font-weight-asian="bold" style:font-size-complex="13pt" style:font-weight-complex="bold"/>
    </style:style>
    <style:style style:name="P67" style:family="paragraph" style:parent-style-name="Text_20_body">
      <style:paragraph-properties fo:line-height="150%"/>
      <style:text-properties fo:color="#00b099" fo:font-size="13pt" fo:font-weight="bold" style:font-size-asian="13pt" style:font-weight-asian="bold" style:font-size-complex="13pt" style:font-weight-complex="bold"/>
    </style:style>
    <style:style style:name="P68" style:family="paragraph" style:parent-style-name="Text_20_body">
      <style:paragraph-properties fo:line-height="150%" fo:text-align="center" style:justify-single-word="false"/>
      <style:text-properties fo:color="#00b099" fo:font-size="13pt" fo:font-weight="bold" officeooo:paragraph-rsid="00751daf" style:font-size-asian="13pt" style:font-weight-asian="bold" style:font-size-complex="13pt" style:font-weight-complex="bold"/>
    </style:style>
    <style:style style:name="P69" style:family="paragraph" style:parent-style-name="Text_20_body">
      <style:paragraph-properties fo:line-height="150%"/>
      <style:text-properties fo:color="#00b099" fo:font-weight="bold" officeooo:rsid="003620b5" officeooo:paragraph-rsid="003620b5" style:font-weight-asian="bold" style:font-weight-complex="bold"/>
    </style:style>
    <style:style style:name="P70" style:family="paragraph" style:parent-style-name="Text_20_body">
      <style:paragraph-properties fo:line-height="150%"/>
      <style:text-properties fo:color="#00b099" fo:font-weight="bold" officeooo:rsid="003620b5" officeooo:paragraph-rsid="0045826c" style:font-weight-asian="bold" style:font-weight-complex="bold"/>
    </style:style>
    <style:style style:name="P71" style:family="paragraph" style:parent-style-name="Text_20_body">
      <style:paragraph-properties fo:line-height="150%"/>
      <style:text-properties fo:color="#00b099" fo:font-weight="bold" officeooo:rsid="003b3572" officeooo:paragraph-rsid="0045826c" style:font-weight-asian="bold" style:font-weight-complex="bold"/>
    </style:style>
    <style:style style:name="P72" style:family="paragraph" style:parent-style-name="Text_20_body">
      <style:paragraph-properties fo:line-height="150%"/>
      <style:text-properties fo:color="#00b099" fo:font-weight="bold" officeooo:rsid="00365e6a" officeooo:paragraph-rsid="0045826c" style:font-weight-asian="bold" style:font-weight-complex="bold"/>
    </style:style>
    <style:style style:name="P73" style:family="paragraph" style:parent-style-name="Text_20_body">
      <style:paragraph-properties fo:line-height="150%"/>
      <style:text-properties fo:color="#00b099" fo:font-weight="bold" officeooo:rsid="00365e6a" officeooo:paragraph-rsid="00365e6a" style:font-weight-asian="bold" style:font-weight-complex="bold"/>
    </style:style>
    <style:style style:name="P74" style:family="paragraph" style:parent-style-name="Text_20_body">
      <style:paragraph-properties fo:line-height="150%"/>
      <style:text-properties fo:color="#00b099" fo:font-weight="bold" officeooo:rsid="00365e6a" officeooo:paragraph-rsid="003806b8" style:font-weight-asian="bold" style:font-weight-complex="bold"/>
    </style:style>
    <style:style style:name="P75" style:family="paragraph" style:parent-style-name="Text_20_body">
      <style:paragraph-properties fo:line-height="150%"/>
      <style:text-properties fo:color="#00b099" fo:font-weight="bold" officeooo:rsid="00438d0c" officeooo:paragraph-rsid="00438d0c" style:font-weight-asian="bold" style:font-weight-complex="bold"/>
    </style:style>
    <style:style style:name="P76" style:family="paragraph" style:parent-style-name="Text_20_body">
      <style:paragraph-properties fo:line-height="150%" fo:text-align="center" style:justify-single-word="false"/>
      <style:text-properties fo:color="#00b099" fo:font-size="15pt" fo:font-weight="bold" style:font-size-asian="15pt" style:font-weight-asian="bold" style:font-size-complex="15pt" style:font-weight-complex="bold"/>
    </style:style>
    <style:style style:name="P77" style:family="paragraph" style:parent-style-name="Text_20_body">
      <style:paragraph-properties fo:line-height="150%"/>
      <style:text-properties officeooo:rsid="003334e5" officeooo:paragraph-rsid="003334e5"/>
    </style:style>
    <style:style style:name="P78" style:family="paragraph" style:parent-style-name="Text_20_body">
      <style:paragraph-properties fo:line-height="150%"/>
      <style:text-properties officeooo:rsid="003334e5" officeooo:paragraph-rsid="003eb0f7"/>
    </style:style>
    <style:style style:name="P79" style:family="paragraph" style:parent-style-name="Text_20_body">
      <style:paragraph-properties fo:line-height="150%"/>
      <style:text-properties officeooo:rsid="00365e6a" officeooo:paragraph-rsid="0033819f"/>
    </style:style>
    <style:style style:name="P80" style:family="paragraph" style:parent-style-name="Text_20_body">
      <style:paragraph-properties fo:line-height="150%"/>
      <style:text-properties fo:font-style="normal" officeooo:rsid="003eb0f7" officeooo:paragraph-rsid="003eb0f7" style:font-style-asian="normal" style:font-style-complex="normal"/>
    </style:style>
    <style:style style:name="P81" style:family="paragraph" style:parent-style-name="Text_20_body">
      <style:paragraph-properties fo:line-height="150%"/>
      <style:text-properties fo:font-style="normal" officeooo:rsid="003eb0f7" officeooo:paragraph-rsid="0040fa13" style:font-style-asian="normal" style:font-style-complex="normal"/>
    </style:style>
    <style:style style:name="P82" style:family="paragraph" style:parent-style-name="Text_20_body">
      <style:paragraph-properties fo:line-height="150%"/>
      <style:text-properties fo:font-style="normal" officeooo:rsid="003eb0f7" officeooo:paragraph-rsid="0041b2d1" style:font-style-asian="normal" style:font-style-complex="normal"/>
    </style:style>
    <style:style style:name="P83" style:family="paragraph" style:parent-style-name="Text_20_body">
      <style:paragraph-properties fo:line-height="150%"/>
      <style:text-properties fo:font-style="normal" officeooo:rsid="0040fa13" officeooo:paragraph-rsid="0041b2d1" style:font-style-asian="normal" style:font-style-complex="normal"/>
    </style:style>
    <style:style style:name="P84" style:family="paragraph" style:parent-style-name="Text_20_body">
      <style:paragraph-properties fo:line-height="150%"/>
      <style:text-properties fo:font-style="normal" officeooo:rsid="005cb640" officeooo:paragraph-rsid="005d38dc" style:font-style-asian="normal" style:font-style-complex="normal"/>
    </style:style>
    <style:style style:name="P85" style:family="paragraph" style:parent-style-name="Text_20_body">
      <style:paragraph-properties fo:line-height="150%"/>
      <style:text-properties fo:font-style="normal" fo:font-weight="normal" officeooo:rsid="0041b2d1" officeooo:paragraph-rsid="0041b2d1" style:font-style-asian="normal" style:font-weight-asian="normal" style:font-style-complex="normal" style:font-weight-complex="normal"/>
    </style:style>
    <style:style style:name="P86" style:family="paragraph" style:parent-style-name="Text_20_body">
      <style:paragraph-properties fo:line-height="150%"/>
      <style:text-properties officeooo:rsid="003fee52" officeooo:paragraph-rsid="003b3572"/>
    </style:style>
    <style:style style:name="P87" style:family="paragraph" style:parent-style-name="Text_20_body">
      <style:paragraph-properties fo:line-height="150%"/>
      <style:text-properties fo:font-weight="bold" officeooo:rsid="00560bab" officeooo:paragraph-rsid="00560bab" style:font-weight-asian="bold" style:font-weight-complex="bold"/>
    </style:style>
    <style:style style:name="P88" style:family="paragraph" style:parent-style-name="Text_20_body">
      <style:paragraph-properties fo:line-height="150%"/>
      <style:text-properties fo:font-weight="bold" officeooo:rsid="00560bab" officeooo:paragraph-rsid="005794a9" style:font-weight-asian="bold" style:font-weight-complex="bold"/>
    </style:style>
    <style:style style:name="P89" style:family="paragraph" style:parent-style-name="Text_20_body">
      <style:paragraph-properties fo:line-height="150%"/>
      <style:text-properties fo:font-weight="bold" officeooo:rsid="00438d0c" officeooo:paragraph-rsid="00438d0c" style:font-weight-asian="bold" style:font-weight-complex="bold"/>
    </style:style>
    <style:style style:name="P90" style:family="paragraph" style:parent-style-name="Text_20_body">
      <style:paragraph-properties fo:line-height="150%"/>
      <style:text-properties fo:font-weight="bold" officeooo:rsid="00593547" officeooo:paragraph-rsid="00593547" style:font-weight-asian="bold" style:font-weight-complex="bold"/>
    </style:style>
    <style:style style:name="P91" style:family="paragraph" style:parent-style-name="Text_20_body">
      <style:paragraph-properties fo:line-height="150%"/>
    </style:style>
    <style:style style:name="P92" style:family="paragraph" style:parent-style-name="Text_20_body">
      <style:paragraph-properties fo:line-height="150%"/>
      <style:text-properties officeooo:paragraph-rsid="0045826c"/>
    </style:style>
    <style:style style:name="P93" style:family="paragraph" style:parent-style-name="Text_20_body">
      <style:paragraph-properties fo:line-height="150%"/>
      <style:text-properties officeooo:paragraph-rsid="00560bab"/>
    </style:style>
    <style:style style:name="P94" style:family="paragraph" style:parent-style-name="Text_20_body">
      <style:paragraph-properties fo:line-height="150%"/>
      <style:text-properties officeooo:paragraph-rsid="005794a9"/>
    </style:style>
    <style:style style:name="P95" style:family="paragraph" style:parent-style-name="Text_20_body">
      <style:paragraph-properties fo:line-height="150%"/>
      <style:text-properties officeooo:paragraph-rsid="00365e6a"/>
    </style:style>
    <style:style style:name="P96" style:family="paragraph" style:parent-style-name="Text_20_body">
      <style:paragraph-properties fo:line-height="150%"/>
      <style:text-properties officeooo:paragraph-rsid="003806b8"/>
    </style:style>
    <style:style style:name="P97" style:family="paragraph" style:parent-style-name="Text_20_body">
      <style:paragraph-properties fo:line-height="150%"/>
      <style:text-properties officeooo:paragraph-rsid="004daf86"/>
    </style:style>
    <style:style style:name="P98" style:family="paragraph" style:parent-style-name="Text_20_body">
      <style:paragraph-properties fo:line-height="150%"/>
      <style:text-properties officeooo:paragraph-rsid="0060518c"/>
    </style:style>
    <style:style style:name="P99" style:family="paragraph" style:parent-style-name="Text_20_body">
      <style:paragraph-properties fo:line-height="150%"/>
      <style:text-properties officeooo:paragraph-rsid="006ca108"/>
    </style:style>
    <style:style style:name="P100" style:family="paragraph" style:parent-style-name="Text_20_body">
      <style:paragraph-properties fo:line-height="150%"/>
      <style:text-properties officeooo:paragraph-rsid="00958a8c"/>
    </style:style>
    <style:style style:name="P101" style:family="paragraph" style:parent-style-name="Text_20_body">
      <style:paragraph-properties fo:line-height="150%" fo:text-align="center" style:justify-single-word="false"/>
      <style:text-properties fo:font-size="13pt" fo:font-weight="bold" style:font-size-asian="13pt" style:font-weight-asian="bold" style:font-size-complex="13pt" style:font-weight-complex="bold"/>
    </style:style>
    <style:style style:name="P102" style:family="paragraph" style:parent-style-name="Text_20_body">
      <style:paragraph-properties fo:line-height="150%"/>
      <style:text-properties officeooo:rsid="005794a9" officeooo:paragraph-rsid="005794a9"/>
    </style:style>
    <style:style style:name="P103" style:family="paragraph" style:parent-style-name="Text_20_body">
      <style:paragraph-properties fo:line-height="150%"/>
      <style:text-properties officeooo:rsid="003b3572" officeooo:paragraph-rsid="0045826c"/>
    </style:style>
    <style:style style:name="P104" style:family="paragraph" style:parent-style-name="Text_20_body">
      <style:paragraph-properties fo:line-height="150%"/>
      <style:text-properties officeooo:rsid="003b3572" officeooo:paragraph-rsid="003b3572"/>
    </style:style>
    <style:style style:name="P105" style:family="paragraph" style:parent-style-name="Text_20_body">
      <style:paragraph-properties fo:line-height="150%"/>
      <style:text-properties officeooo:rsid="003b3572" officeooo:paragraph-rsid="0041b2d1"/>
    </style:style>
    <style:style style:name="P106" style:family="paragraph" style:parent-style-name="Text_20_body">
      <style:paragraph-properties fo:line-height="150%"/>
      <style:text-properties officeooo:rsid="00593547" officeooo:paragraph-rsid="00593547"/>
    </style:style>
    <style:style style:name="P107" style:family="paragraph" style:parent-style-name="Text_20_body">
      <style:paragraph-properties fo:line-height="150%"/>
      <style:text-properties officeooo:rsid="00661e47" officeooo:paragraph-rsid="0069d2b7"/>
    </style:style>
    <style:style style:name="P108" style:family="paragraph" style:parent-style-name="Text_20_body">
      <style:paragraph-properties fo:line-height="150%"/>
      <style:text-properties officeooo:rsid="00661e47" officeooo:paragraph-rsid="0096ee2d"/>
    </style:style>
    <style:style style:name="P109" style:family="paragraph" style:parent-style-name="Text_20_body">
      <style:paragraph-properties fo:line-height="150%"/>
      <style:text-properties officeooo:rsid="0067e2e6" officeooo:paragraph-rsid="0067e2e6"/>
    </style:style>
    <style:style style:name="P110" style:family="paragraph" style:parent-style-name="Text_20_body">
      <style:paragraph-properties fo:line-height="150%"/>
      <style:text-properties officeooo:rsid="00687145" officeooo:paragraph-rsid="00687145"/>
    </style:style>
    <style:style style:name="P111" style:family="paragraph" style:parent-style-name="Text_20_body">
      <style:paragraph-properties fo:line-height="150%"/>
      <style:text-properties officeooo:rsid="0069d2b7" officeooo:paragraph-rsid="0069d2b7"/>
    </style:style>
    <style:style style:name="P112" style:family="paragraph" style:parent-style-name="Text_20_body">
      <style:paragraph-properties fo:line-height="150%"/>
      <style:text-properties officeooo:rsid="005cb640" officeooo:paragraph-rsid="005d38dc"/>
    </style:style>
    <style:style style:name="P113" style:family="paragraph" style:parent-style-name="Text_20_body">
      <style:paragraph-properties fo:line-height="150%"/>
      <style:text-properties officeooo:rsid="0067c551" officeooo:paragraph-rsid="0069d2b7"/>
    </style:style>
    <style:style style:name="P114" style:family="paragraph" style:parent-style-name="Text_20_body">
      <style:paragraph-properties fo:line-height="150%"/>
      <style:text-properties officeooo:rsid="006b74bf" officeooo:paragraph-rsid="006b74bf"/>
    </style:style>
    <style:style style:name="P115" style:family="paragraph" style:parent-style-name="Text_20_body">
      <style:paragraph-properties fo:line-height="150%"/>
      <style:text-properties officeooo:rsid="006b74bf" officeooo:paragraph-rsid="003806b8"/>
    </style:style>
    <style:style style:name="P116" style:family="paragraph" style:parent-style-name="Text_20_body">
      <style:paragraph-properties fo:line-height="150%"/>
      <style:text-properties officeooo:rsid="006b74bf" officeooo:paragraph-rsid="006ca108"/>
    </style:style>
    <style:style style:name="P117" style:family="paragraph" style:parent-style-name="Text_20_body">
      <style:paragraph-properties fo:line-height="150%" fo:text-align="center" style:justify-single-word="false"/>
      <style:text-properties fo:color="#ff6600" fo:font-size="13pt" fo:font-style="italic" fo:font-weight="normal" officeooo:rsid="00751daf" officeooo:paragraph-rsid="007bdd40" style:font-size-asian="13pt" style:font-style-asian="italic" style:font-weight-asian="normal" style:font-size-complex="13pt" style:font-style-complex="italic" style:font-weight-complex="normal"/>
    </style:style>
    <style:style style:name="P118" style:family="paragraph" style:parent-style-name="Text_20_body">
      <style:paragraph-properties fo:line-height="150%"/>
      <style:text-properties officeooo:rsid="003806b8" officeooo:paragraph-rsid="0045826c"/>
    </style:style>
    <style:style style:name="P119" style:family="paragraph" style:parent-style-name="Text_20_body">
      <style:paragraph-properties fo:line-height="150%"/>
      <style:text-properties style:font-name="Courier 10 Pitch" fo:font-style="normal" fo:font-weight="bold" officeooo:rsid="0041b2d1" officeooo:paragraph-rsid="0041b2d1" style:font-style-asian="normal" style:font-weight-asian="bold" style:font-style-complex="normal" style:font-weight-complex="bold"/>
    </style:style>
    <style:style style:name="P120" style:family="paragraph" style:parent-style-name="Text_20_body">
      <style:paragraph-properties fo:line-height="150%"/>
      <style:text-properties style:font-name="Courier 10 Pitch" officeooo:rsid="008e8c15" officeooo:paragraph-rsid="008e8c15"/>
    </style:style>
    <style:style style:name="P121" style:family="paragraph" style:parent-style-name="Text_20_body">
      <style:paragraph-properties fo:line-height="150%"/>
      <style:text-properties officeooo:rsid="006fb719" officeooo:paragraph-rsid="00687145"/>
    </style:style>
    <style:style style:name="P122" style:family="paragraph" style:parent-style-name="Text_20_body">
      <style:text-properties officeooo:rsid="007629a2"/>
    </style:style>
    <style:style style:name="P123" style:family="paragraph" style:parent-style-name="Text_20_body">
      <style:paragraph-properties fo:line-height="150%"/>
      <style:text-properties officeooo:rsid="008e8c15" officeooo:paragraph-rsid="008e8c15"/>
    </style:style>
    <style:style style:name="P124" style:family="paragraph" style:parent-style-name="Text_20_body">
      <style:paragraph-properties fo:line-height="150%" fo:text-align="start" style:justify-single-word="false" fo:padding="0.074cm" fo:border-left="none" fo:border-right="none" fo:border-top="none" fo:border-bottom="0.99pt solid #000000" style:join-border="false"/>
      <style:text-properties fo:color="#00b099" fo:font-size="11pt" fo:font-style="italic" fo:font-weight="bold" officeooo:rsid="0067e2e6" officeooo:paragraph-rsid="00751daf" style:font-size-asian="11pt" style:font-style-asian="italic" style:font-weight-asian="bold" style:font-size-complex="11pt" style:font-style-complex="italic" style:font-weight-complex="bold"/>
    </style:style>
    <style:style style:name="P125" style:family="paragraph" style:parent-style-name="Heading_20_2">
      <style:paragraph-properties fo:line-height="150%"/>
    </style:style>
    <style:style style:name="P126" style:family="paragraph" style:parent-style-name="Heading_20_1">
      <style:text-properties fo:color="#00b099"/>
    </style:style>
    <style:style style:name="P127" style:family="paragraph" style:parent-style-name="Standard" style:list-style-name="L3">
      <style:paragraph-properties fo:line-height="150%"/>
      <style:text-properties officeooo:paragraph-rsid="007bdd40"/>
    </style:style>
    <style:style style:name="P128" style:family="paragraph" style:parent-style-name="Standard" style:list-style-name="L4">
      <style:paragraph-properties fo:line-height="150%"/>
      <style:text-properties officeooo:paragraph-rsid="007bdd40"/>
    </style:style>
    <style:style style:name="P129" style:family="paragraph" style:parent-style-name="Standard" style:list-style-name="L5">
      <style:paragraph-properties fo:line-height="150%"/>
      <style:text-properties officeooo:paragraph-rsid="007bdd40"/>
    </style:style>
    <style:style style:name="P130" style:family="paragraph" style:parent-style-name="Standard" style:list-style-name="L33">
      <style:paragraph-properties fo:line-height="150%"/>
      <style:text-properties officeooo:paragraph-rsid="00882380"/>
    </style:style>
    <style:style style:name="P131" style:family="paragraph" style:parent-style-name="Standard" style:list-style-name="L34">
      <style:paragraph-properties fo:line-height="150%"/>
      <style:text-properties officeooo:paragraph-rsid="00882380"/>
    </style:style>
    <style:style style:name="P132" style:family="paragraph" style:parent-style-name="Standard" style:list-style-name="L47">
      <style:paragraph-properties fo:line-height="150%"/>
      <style:text-properties officeooo:paragraph-rsid="006e3992"/>
    </style:style>
    <style:style style:name="P133" style:family="paragraph" style:parent-style-name="Standard" style:list-style-name="L48">
      <style:paragraph-properties fo:line-height="150%"/>
      <style:text-properties officeooo:paragraph-rsid="006e3992"/>
    </style:style>
    <style:style style:name="P134" style:family="paragraph" style:parent-style-name="Standard" style:list-style-name="L52">
      <style:paragraph-properties fo:line-height="150%"/>
      <style:text-properties officeooo:paragraph-rsid="007bdd40"/>
    </style:style>
    <style:style style:name="P135" style:family="paragraph" style:parent-style-name="Standard" style:list-style-name="L53">
      <style:paragraph-properties fo:line-height="150%"/>
      <style:text-properties officeooo:paragraph-rsid="007bdd40"/>
    </style:style>
    <style:style style:name="P136" style:family="paragraph" style:parent-style-name="Standard" style:list-style-name="L3">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137" style:family="paragraph" style:parent-style-name="Standard" style:list-style-name="L4">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138" style:family="paragraph" style:parent-style-name="Standard" style:list-style-name="L5">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139" style:family="paragraph" style:parent-style-name="Standard" style:list-style-name="L48">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140" style:family="paragraph" style:parent-style-name="Standard" style:list-style-name="L52">
      <style:paragraph-properties fo:line-height="150%"/>
      <style:text-properties fo:color="#000000" fo:font-weight="normal" officeooo:rsid="0077c808" officeooo:paragraph-rsid="007bdd40" style:font-weight-asian="normal" style:font-weight-complex="normal"/>
    </style:style>
    <style:style style:name="P141" style:family="paragraph" style:parent-style-name="Standard" style:list-style-name="L48">
      <style:paragraph-properties fo:line-height="150%"/>
      <style:text-properties officeooo:rsid="0067c551" officeooo:paragraph-rsid="007bdd40"/>
    </style:style>
    <style:style style:name="P142" style:family="paragraph" style:parent-style-name="Text_20_body" style:list-style-name="L1">
      <style:paragraph-properties fo:line-height="150%"/>
      <style:text-properties officeooo:paragraph-rsid="0077c808"/>
    </style:style>
    <style:style style:name="P143" style:family="paragraph" style:parent-style-name="Text_20_body" style:list-style-name="L1">
      <style:paragraph-properties fo:line-height="150%"/>
      <style:text-properties officeooo:paragraph-rsid="004e87ff"/>
    </style:style>
    <style:style style:name="P144" style:family="paragraph" style:parent-style-name="Text_20_body" style:list-style-name="L1">
      <style:paragraph-properties fo:line-height="150%"/>
      <style:text-properties officeooo:paragraph-rsid="0067e2e6"/>
    </style:style>
    <style:style style:name="P145" style:family="paragraph" style:parent-style-name="Text_20_body" style:list-style-name="L1">
      <style:paragraph-properties fo:line-height="150%"/>
      <style:text-properties officeooo:paragraph-rsid="00882380"/>
    </style:style>
    <style:style style:name="P146" style:family="paragraph" style:parent-style-name="Text_20_body" style:list-style-name="L2">
      <style:paragraph-properties fo:line-height="150%"/>
      <style:text-properties officeooo:paragraph-rsid="0051f4a2"/>
    </style:style>
    <style:style style:name="P147" style:family="paragraph" style:parent-style-name="Text_20_body" style:list-style-name="L2">
      <style:paragraph-properties fo:line-height="150%"/>
      <style:text-properties officeooo:paragraph-rsid="007bdd40"/>
    </style:style>
    <style:style style:name="P148" style:family="paragraph" style:parent-style-name="Text_20_body" style:list-style-name="L3">
      <style:paragraph-properties fo:line-height="150%"/>
      <style:text-properties officeooo:paragraph-rsid="0051f4a2"/>
    </style:style>
    <style:style style:name="P149" style:family="paragraph" style:parent-style-name="Text_20_body" style:list-style-name="L4">
      <style:paragraph-properties fo:line-height="150%"/>
      <style:text-properties officeooo:paragraph-rsid="0052e8da"/>
    </style:style>
    <style:style style:name="P150" style:family="paragraph" style:parent-style-name="Text_20_body" style:list-style-name="L5">
      <style:paragraph-properties fo:line-height="150%"/>
      <style:text-properties officeooo:paragraph-rsid="0052e8da"/>
    </style:style>
    <style:style style:name="P151" style:family="paragraph" style:parent-style-name="Text_20_body" style:list-style-name="L6">
      <style:paragraph-properties fo:line-height="150%"/>
      <style:text-properties officeooo:paragraph-rsid="00723835"/>
    </style:style>
    <style:style style:name="P152" style:family="paragraph" style:parent-style-name="Text_20_body" style:list-style-name="L6">
      <style:paragraph-properties fo:line-height="150%"/>
      <style:text-properties officeooo:paragraph-rsid="007bdd40"/>
    </style:style>
    <style:style style:name="P153" style:family="paragraph" style:parent-style-name="Text_20_body" style:list-style-name="L7">
      <style:paragraph-properties fo:line-height="150%"/>
      <style:text-properties officeooo:paragraph-rsid="00723835"/>
    </style:style>
    <style:style style:name="P154" style:family="paragraph" style:parent-style-name="Text_20_body" style:list-style-name="L7">
      <style:paragraph-properties fo:line-height="150%"/>
      <style:text-properties officeooo:paragraph-rsid="007bdd40"/>
    </style:style>
    <style:style style:name="P155" style:family="paragraph" style:parent-style-name="Text_20_body" style:list-style-name="L8">
      <style:paragraph-properties fo:line-height="150%"/>
      <style:text-properties officeooo:paragraph-rsid="00560bab"/>
    </style:style>
    <style:style style:name="P156" style:family="paragraph" style:parent-style-name="Text_20_body" style:list-style-name="L8">
      <style:paragraph-properties fo:line-height="150%"/>
      <style:text-properties officeooo:paragraph-rsid="007bdd40"/>
    </style:style>
    <style:style style:name="P157" style:family="paragraph" style:parent-style-name="Text_20_body" style:list-style-name="L9">
      <style:paragraph-properties fo:line-height="150%"/>
      <style:text-properties officeooo:paragraph-rsid="00560bab"/>
    </style:style>
    <style:style style:name="P158" style:family="paragraph" style:parent-style-name="Text_20_body" style:list-style-name="L9">
      <style:paragraph-properties fo:line-height="150%"/>
      <style:text-properties officeooo:paragraph-rsid="007bdd40"/>
    </style:style>
    <style:style style:name="P159" style:family="paragraph" style:parent-style-name="Text_20_body" style:list-style-name="L10">
      <style:paragraph-properties fo:line-height="150%"/>
      <style:text-properties officeooo:paragraph-rsid="00560bab"/>
    </style:style>
    <style:style style:name="P160" style:family="paragraph" style:parent-style-name="Text_20_body" style:list-style-name="L10">
      <style:paragraph-properties fo:line-height="150%"/>
      <style:text-properties officeooo:paragraph-rsid="007bdd40"/>
    </style:style>
    <style:style style:name="P161" style:family="paragraph" style:parent-style-name="Text_20_body" style:list-style-name="L11">
      <style:paragraph-properties fo:line-height="150%"/>
      <style:text-properties officeooo:paragraph-rsid="00560bab"/>
    </style:style>
    <style:style style:name="P162" style:family="paragraph" style:parent-style-name="Text_20_body" style:list-style-name="L11">
      <style:paragraph-properties fo:line-height="150%"/>
      <style:text-properties officeooo:paragraph-rsid="007bdd40"/>
    </style:style>
    <style:style style:name="P163" style:family="paragraph" style:parent-style-name="Text_20_body" style:list-style-name="L12">
      <style:paragraph-properties fo:line-height="150%"/>
      <style:text-properties officeooo:paragraph-rsid="00560bab"/>
    </style:style>
    <style:style style:name="P164" style:family="paragraph" style:parent-style-name="Text_20_body" style:list-style-name="L12">
      <style:paragraph-properties fo:line-height="150%"/>
      <style:text-properties officeooo:paragraph-rsid="007bdd40"/>
    </style:style>
    <style:style style:name="P165" style:family="paragraph" style:parent-style-name="Text_20_body" style:list-style-name="L13">
      <style:paragraph-properties fo:line-height="150%"/>
      <style:text-properties officeooo:paragraph-rsid="0056b48c"/>
    </style:style>
    <style:style style:name="P166" style:family="paragraph" style:parent-style-name="Text_20_body" style:list-style-name="L13">
      <style:paragraph-properties fo:line-height="150%"/>
      <style:text-properties officeooo:paragraph-rsid="0082124b"/>
    </style:style>
    <style:style style:name="P167" style:family="paragraph" style:parent-style-name="Text_20_body" style:list-style-name="L14">
      <style:paragraph-properties fo:line-height="150%"/>
      <style:text-properties officeooo:paragraph-rsid="006e3992"/>
    </style:style>
    <style:style style:name="P168" style:family="paragraph" style:parent-style-name="Text_20_body" style:list-style-name="L14">
      <style:paragraph-properties fo:line-height="150%"/>
      <style:text-properties officeooo:paragraph-rsid="0082124b"/>
    </style:style>
    <style:style style:name="P169" style:family="paragraph" style:parent-style-name="Text_20_body" style:list-style-name="L15">
      <style:paragraph-properties fo:line-height="150%"/>
      <style:text-properties officeooo:paragraph-rsid="006e3992"/>
    </style:style>
    <style:style style:name="P170" style:family="paragraph" style:parent-style-name="Text_20_body" style:list-style-name="L15">
      <style:paragraph-properties fo:line-height="150%"/>
      <style:text-properties officeooo:paragraph-rsid="0082124b"/>
    </style:style>
    <style:style style:name="P171" style:family="paragraph" style:parent-style-name="Text_20_body" style:list-style-name="L16">
      <style:paragraph-properties fo:line-height="150%"/>
      <style:text-properties officeooo:paragraph-rsid="006e3992"/>
    </style:style>
    <style:style style:name="P172" style:family="paragraph" style:parent-style-name="Text_20_body" style:list-style-name="L16">
      <style:paragraph-properties fo:line-height="150%"/>
      <style:text-properties officeooo:paragraph-rsid="007bdd40"/>
    </style:style>
    <style:style style:name="P173" style:family="paragraph" style:parent-style-name="Text_20_body" style:list-style-name="L17">
      <style:paragraph-properties fo:line-height="150%"/>
      <style:text-properties officeooo:paragraph-rsid="006e3992"/>
    </style:style>
    <style:style style:name="P174" style:family="paragraph" style:parent-style-name="Text_20_body" style:list-style-name="L17">
      <style:paragraph-properties fo:line-height="150%"/>
      <style:text-properties officeooo:paragraph-rsid="007bdd40"/>
    </style:style>
    <style:style style:name="P175" style:family="paragraph" style:parent-style-name="Text_20_body" style:list-style-name="L18">
      <style:paragraph-properties fo:line-height="150%"/>
      <style:text-properties officeooo:paragraph-rsid="006e3992"/>
    </style:style>
    <style:style style:name="P176" style:family="paragraph" style:parent-style-name="Text_20_body" style:list-style-name="L18">
      <style:paragraph-properties fo:line-height="150%"/>
      <style:text-properties officeooo:paragraph-rsid="007bdd40"/>
    </style:style>
    <style:style style:name="P177" style:family="paragraph" style:parent-style-name="Text_20_body" style:list-style-name="L19">
      <style:paragraph-properties fo:line-height="150%"/>
      <style:text-properties officeooo:paragraph-rsid="006e3992"/>
    </style:style>
    <style:style style:name="P178" style:family="paragraph" style:parent-style-name="Text_20_body" style:list-style-name="L19">
      <style:paragraph-properties fo:line-height="150%"/>
      <style:text-properties officeooo:paragraph-rsid="007bdd40"/>
    </style:style>
    <style:style style:name="P179" style:family="paragraph" style:parent-style-name="Text_20_body" style:list-style-name="L20">
      <style:paragraph-properties fo:line-height="150%"/>
      <style:text-properties officeooo:paragraph-rsid="006e3992"/>
    </style:style>
    <style:style style:name="P180" style:family="paragraph" style:parent-style-name="Text_20_body" style:list-style-name="L20">
      <style:paragraph-properties fo:line-height="150%"/>
      <style:text-properties officeooo:paragraph-rsid="007bdd40"/>
    </style:style>
    <style:style style:name="P181" style:family="paragraph" style:parent-style-name="Text_20_body" style:list-style-name="L21">
      <style:paragraph-properties fo:line-height="150%"/>
      <style:text-properties officeooo:paragraph-rsid="006e3992"/>
    </style:style>
    <style:style style:name="P182" style:family="paragraph" style:parent-style-name="Text_20_body" style:list-style-name="L21">
      <style:paragraph-properties fo:line-height="150%"/>
      <style:text-properties officeooo:paragraph-rsid="007bdd40"/>
    </style:style>
    <style:style style:name="P183" style:family="paragraph" style:parent-style-name="Text_20_body" style:list-style-name="L22">
      <style:paragraph-properties fo:line-height="150%"/>
      <style:text-properties officeooo:paragraph-rsid="00825fcb"/>
    </style:style>
    <style:style style:name="P184" style:family="paragraph" style:parent-style-name="Text_20_body" style:list-style-name="L22">
      <style:paragraph-properties fo:line-height="150%"/>
      <style:text-properties officeooo:paragraph-rsid="007bdd40"/>
    </style:style>
    <style:style style:name="P185" style:family="paragraph" style:parent-style-name="Text_20_body" style:list-style-name="L23">
      <style:paragraph-properties fo:line-height="150%"/>
      <style:text-properties officeooo:paragraph-rsid="006e3992"/>
    </style:style>
    <style:style style:name="P186" style:family="paragraph" style:parent-style-name="Text_20_body" style:list-style-name="L23">
      <style:paragraph-properties fo:line-height="150%"/>
      <style:text-properties officeooo:paragraph-rsid="007bdd40"/>
    </style:style>
    <style:style style:name="P187" style:family="paragraph" style:parent-style-name="Text_20_body" style:list-style-name="L24">
      <style:paragraph-properties fo:line-height="150%"/>
      <style:text-properties officeooo:paragraph-rsid="006e3992"/>
    </style:style>
    <style:style style:name="P188" style:family="paragraph" style:parent-style-name="Text_20_body" style:list-style-name="L24">
      <style:paragraph-properties fo:line-height="150%"/>
      <style:text-properties officeooo:paragraph-rsid="007bdd40"/>
    </style:style>
    <style:style style:name="P189" style:family="paragraph" style:parent-style-name="Text_20_body" style:list-style-name="L25">
      <style:paragraph-properties fo:line-height="150%"/>
      <style:text-properties officeooo:paragraph-rsid="006e3992"/>
    </style:style>
    <style:style style:name="P190" style:family="paragraph" style:parent-style-name="Text_20_body" style:list-style-name="L25">
      <style:paragraph-properties fo:line-height="150%"/>
      <style:text-properties officeooo:paragraph-rsid="007bdd40"/>
    </style:style>
    <style:style style:name="P191" style:family="paragraph" style:parent-style-name="Text_20_body" style:list-style-name="L26">
      <style:paragraph-properties fo:line-height="150%"/>
      <style:text-properties officeooo:paragraph-rsid="003334e5"/>
    </style:style>
    <style:style style:name="P192" style:family="paragraph" style:parent-style-name="Text_20_body" style:list-style-name="L26">
      <style:paragraph-properties fo:line-height="150%"/>
      <style:text-properties officeooo:paragraph-rsid="007bdd40"/>
    </style:style>
    <style:style style:name="P193" style:family="paragraph" style:parent-style-name="Text_20_body" style:list-style-name="L27">
      <style:paragraph-properties fo:line-height="150%"/>
      <style:text-properties officeooo:paragraph-rsid="003eb0f7"/>
    </style:style>
    <style:style style:name="P194" style:family="paragraph" style:parent-style-name="Text_20_body" style:list-style-name="L27">
      <style:paragraph-properties fo:line-height="150%"/>
      <style:text-properties officeooo:paragraph-rsid="007bdd40"/>
    </style:style>
    <style:style style:name="P195" style:family="paragraph" style:parent-style-name="Text_20_body" style:list-style-name="L28">
      <style:paragraph-properties fo:line-height="150%"/>
      <style:text-properties officeooo:paragraph-rsid="003eb0f7"/>
    </style:style>
    <style:style style:name="P196" style:family="paragraph" style:parent-style-name="Text_20_body" style:list-style-name="L28">
      <style:paragraph-properties fo:line-height="150%"/>
      <style:text-properties officeooo:paragraph-rsid="007bdd40"/>
    </style:style>
    <style:style style:name="P197" style:family="paragraph" style:parent-style-name="Text_20_body" style:list-style-name="L29">
      <style:paragraph-properties fo:line-height="150%"/>
      <style:text-properties officeooo:paragraph-rsid="006e3992"/>
    </style:style>
    <style:style style:name="P198" style:family="paragraph" style:parent-style-name="Text_20_body" style:list-style-name="L29">
      <style:paragraph-properties fo:line-height="150%"/>
      <style:text-properties officeooo:paragraph-rsid="007bdd40"/>
    </style:style>
    <style:style style:name="P199" style:family="paragraph" style:parent-style-name="Text_20_body" style:list-style-name="L30">
      <style:paragraph-properties fo:line-height="150%"/>
      <style:text-properties officeooo:paragraph-rsid="006e3992"/>
    </style:style>
    <style:style style:name="P200" style:family="paragraph" style:parent-style-name="Text_20_body" style:list-style-name="L30">
      <style:paragraph-properties fo:line-height="150%"/>
      <style:text-properties officeooo:paragraph-rsid="007bdd40"/>
    </style:style>
    <style:style style:name="P201" style:family="paragraph" style:parent-style-name="Text_20_body" style:list-style-name="L31">
      <style:paragraph-properties fo:line-height="150%"/>
      <style:text-properties officeooo:paragraph-rsid="00365e6a"/>
    </style:style>
    <style:style style:name="P202" style:family="paragraph" style:parent-style-name="Text_20_body" style:list-style-name="L31">
      <style:paragraph-properties fo:line-height="150%"/>
      <style:text-properties officeooo:paragraph-rsid="007bdd40"/>
    </style:style>
    <style:style style:name="P203" style:family="paragraph" style:parent-style-name="Text_20_body" style:list-style-name="L32">
      <style:paragraph-properties fo:line-height="150%"/>
      <style:text-properties officeooo:paragraph-rsid="00365e6a"/>
    </style:style>
    <style:style style:name="P204" style:family="paragraph" style:parent-style-name="Text_20_body" style:list-style-name="L32">
      <style:paragraph-properties fo:line-height="150%"/>
      <style:text-properties officeooo:paragraph-rsid="007bdd40"/>
    </style:style>
    <style:style style:name="P205" style:family="paragraph" style:parent-style-name="Text_20_body" style:list-style-name="L35">
      <style:paragraph-properties fo:line-height="150%"/>
      <style:text-properties officeooo:paragraph-rsid="00882380"/>
    </style:style>
    <style:style style:name="P206" style:family="paragraph" style:parent-style-name="Text_20_body" style:list-style-name="L36">
      <style:paragraph-properties fo:line-height="150%"/>
    </style:style>
    <style:style style:name="P207" style:family="paragraph" style:parent-style-name="Text_20_body" style:list-style-name="L36">
      <style:paragraph-properties fo:line-height="150%"/>
      <style:text-properties officeooo:paragraph-rsid="007bdd40"/>
    </style:style>
    <style:style style:name="P208" style:family="paragraph" style:parent-style-name="Text_20_body" style:list-style-name="L37">
      <style:paragraph-properties fo:line-height="150%"/>
      <style:text-properties officeooo:paragraph-rsid="003b3572"/>
    </style:style>
    <style:style style:name="P209" style:family="paragraph" style:parent-style-name="Text_20_body" style:list-style-name="L37">
      <style:paragraph-properties fo:line-height="150%"/>
      <style:text-properties officeooo:paragraph-rsid="007bdd40"/>
    </style:style>
    <style:style style:name="P210" style:family="paragraph" style:parent-style-name="Text_20_body" style:list-style-name="L38">
      <style:paragraph-properties fo:line-height="150%"/>
      <style:text-properties officeooo:paragraph-rsid="003b3572"/>
    </style:style>
    <style:style style:name="P211" style:family="paragraph" style:parent-style-name="Text_20_body" style:list-style-name="L38">
      <style:paragraph-properties fo:line-height="150%"/>
      <style:text-properties officeooo:paragraph-rsid="007bdd40"/>
    </style:style>
    <style:style style:name="P212" style:family="paragraph" style:parent-style-name="Text_20_body" style:list-style-name="L39">
      <style:paragraph-properties fo:line-height="150%"/>
      <style:text-properties officeooo:paragraph-rsid="003b3572"/>
    </style:style>
    <style:style style:name="P213" style:family="paragraph" style:parent-style-name="Text_20_body" style:list-style-name="L39">
      <style:paragraph-properties fo:line-height="150%"/>
      <style:text-properties officeooo:paragraph-rsid="007bdd40"/>
    </style:style>
    <style:style style:name="P214" style:family="paragraph" style:parent-style-name="Text_20_body" style:list-style-name="L40">
      <style:paragraph-properties fo:line-height="150%"/>
      <style:text-properties officeooo:paragraph-rsid="003b3572"/>
    </style:style>
    <style:style style:name="P215" style:family="paragraph" style:parent-style-name="Text_20_body" style:list-style-name="L40">
      <style:paragraph-properties fo:line-height="150%"/>
      <style:text-properties officeooo:paragraph-rsid="007bdd40"/>
    </style:style>
    <style:style style:name="P216" style:family="paragraph" style:parent-style-name="Text_20_body" style:list-style-name="L41">
      <style:paragraph-properties fo:line-height="150%"/>
      <style:text-properties officeooo:paragraph-rsid="007bdd40"/>
    </style:style>
    <style:style style:name="P217" style:family="paragraph" style:parent-style-name="Text_20_body" style:list-style-name="L41">
      <style:paragraph-properties fo:line-height="150%"/>
      <style:text-properties officeooo:paragraph-rsid="008590c0"/>
    </style:style>
    <style:style style:name="P218" style:family="paragraph" style:parent-style-name="Text_20_body" style:list-style-name="L41">
      <style:paragraph-properties fo:line-height="150%"/>
      <style:text-properties officeooo:paragraph-rsid="008ef1ff"/>
    </style:style>
    <style:style style:name="P219" style:family="paragraph" style:parent-style-name="Text_20_body" style:list-style-name="L41">
      <style:paragraph-properties fo:line-height="150%"/>
      <style:text-properties officeooo:paragraph-rsid="0090c3b8"/>
    </style:style>
    <style:style style:name="P220" style:family="paragraph" style:parent-style-name="Text_20_body" style:list-style-name="L41">
      <style:paragraph-properties fo:line-height="150%"/>
      <style:text-properties officeooo:paragraph-rsid="0091c704"/>
    </style:style>
    <style:style style:name="P221" style:family="paragraph" style:parent-style-name="Text_20_body" style:list-style-name="L42">
      <style:paragraph-properties fo:line-height="150%"/>
      <style:text-properties officeooo:paragraph-rsid="003806b8"/>
    </style:style>
    <style:style style:name="P222" style:family="paragraph" style:parent-style-name="Text_20_body" style:list-style-name="L42">
      <style:paragraph-properties fo:line-height="150%"/>
      <style:text-properties officeooo:paragraph-rsid="007bdd40"/>
    </style:style>
    <style:style style:name="P223" style:family="paragraph" style:parent-style-name="Text_20_body" style:list-style-name="L43">
      <style:paragraph-properties fo:line-height="150%"/>
      <style:text-properties officeooo:paragraph-rsid="0073a4eb"/>
    </style:style>
    <style:style style:name="P224" style:family="paragraph" style:parent-style-name="Text_20_body" style:list-style-name="L43">
      <style:paragraph-properties fo:line-height="150%"/>
      <style:text-properties officeooo:paragraph-rsid="007bdd40"/>
    </style:style>
    <style:style style:name="P225" style:family="paragraph" style:parent-style-name="Text_20_body" style:list-style-name="L44">
      <style:paragraph-properties fo:line-height="150%"/>
      <style:text-properties officeooo:paragraph-rsid="0073a4eb"/>
    </style:style>
    <style:style style:name="P226" style:family="paragraph" style:parent-style-name="Text_20_body" style:list-style-name="L44">
      <style:paragraph-properties fo:line-height="150%"/>
      <style:text-properties officeooo:paragraph-rsid="007bdd40"/>
    </style:style>
    <style:style style:name="P227" style:family="paragraph" style:parent-style-name="Text_20_body" style:list-style-name="L45">
      <style:paragraph-properties fo:line-height="150%"/>
      <style:text-properties officeooo:paragraph-rsid="0073a4eb"/>
    </style:style>
    <style:style style:name="P228" style:family="paragraph" style:parent-style-name="Text_20_body" style:list-style-name="L45">
      <style:paragraph-properties fo:line-height="150%"/>
      <style:text-properties officeooo:paragraph-rsid="007bdd40"/>
    </style:style>
    <style:style style:name="P229" style:family="paragraph" style:parent-style-name="Text_20_body" style:list-style-name="L46">
      <style:paragraph-properties fo:line-height="150%"/>
      <style:text-properties officeooo:paragraph-rsid="0073a4eb"/>
    </style:style>
    <style:style style:name="P230" style:family="paragraph" style:parent-style-name="Text_20_body" style:list-style-name="L46">
      <style:paragraph-properties fo:line-height="150%"/>
      <style:text-properties officeooo:paragraph-rsid="007bdd40"/>
    </style:style>
    <style:style style:name="P231" style:family="paragraph" style:parent-style-name="Text_20_body" style:list-style-name="L46">
      <style:paragraph-properties fo:line-height="150%"/>
      <style:text-properties officeooo:paragraph-rsid="00958a8c"/>
    </style:style>
    <style:style style:name="P232" style:family="paragraph" style:parent-style-name="Text_20_body" style:list-style-name="L49">
      <style:paragraph-properties fo:line-height="150%"/>
      <style:text-properties officeooo:paragraph-rsid="006b74bf"/>
    </style:style>
    <style:style style:name="P233" style:family="paragraph" style:parent-style-name="Text_20_body" style:list-style-name="L49">
      <style:paragraph-properties fo:line-height="150%"/>
      <style:text-properties officeooo:paragraph-rsid="007bdd40"/>
    </style:style>
    <style:style style:name="P234" style:family="paragraph" style:parent-style-name="Text_20_body" style:list-style-name="L50">
      <style:paragraph-properties fo:line-height="150%"/>
      <style:text-properties officeooo:paragraph-rsid="006b74bf"/>
    </style:style>
    <style:style style:name="P235" style:family="paragraph" style:parent-style-name="Text_20_body" style:list-style-name="L50">
      <style:paragraph-properties fo:line-height="150%"/>
      <style:text-properties officeooo:paragraph-rsid="007bdd40"/>
    </style:style>
    <style:style style:name="P236" style:family="paragraph" style:parent-style-name="Text_20_body" style:list-style-name="L51">
      <style:paragraph-properties fo:line-height="150%"/>
      <style:text-properties officeooo:paragraph-rsid="006ca108"/>
    </style:style>
    <style:style style:name="P237" style:family="paragraph" style:parent-style-name="Text_20_body" style:list-style-name="L51">
      <style:paragraph-properties fo:line-height="150%"/>
      <style:text-properties officeooo:paragraph-rsid="007bdd40"/>
    </style:style>
    <style:style style:name="P238" style:family="paragraph" style:parent-style-name="Text_20_body" style:list-style-name="L52">
      <style:paragraph-properties fo:line-height="150%"/>
      <style:text-properties officeooo:paragraph-rsid="006ca108"/>
    </style:style>
    <style:style style:name="P239" style:family="paragraph" style:parent-style-name="Text_20_body" style:list-style-name="L53">
      <style:paragraph-properties fo:line-height="150%"/>
      <style:text-properties officeooo:paragraph-rsid="006ca108"/>
    </style:style>
    <style:style style:name="P240" style:family="paragraph" style:parent-style-name="Text_20_body" style:list-style-name="L1">
      <style:paragraph-properties fo:line-height="150%"/>
      <style:text-properties fo:color="#000000" style:font-name="Liberation Sans" fo:font-size="11pt" fo:font-weight="normal" officeooo:rsid="0077c808" officeooo:paragraph-rsid="0077c808" style:font-size-asian="11pt" style:font-weight-asian="normal" style:font-size-complex="11pt" style:font-weight-complex="normal"/>
    </style:style>
    <style:style style:name="P241" style:family="paragraph" style:parent-style-name="Text_20_body" style:list-style-name="L2">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42" style:family="paragraph" style:parent-style-name="Text_20_body" style:list-style-name="L6">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43" style:family="paragraph" style:parent-style-name="Text_20_body" style:list-style-name="L7">
      <style:paragraph-properties fo:line-height="150%"/>
      <style:text-properties fo:color="#000000" style:font-name="Liberation Sans" fo:font-size="11pt" fo:font-weight="normal" officeooo:rsid="0077c808" officeooo:paragraph-rsid="007c1a85" style:font-size-asian="11pt" style:font-weight-asian="normal" style:font-size-complex="11pt" style:font-weight-complex="normal"/>
    </style:style>
    <style:style style:name="P244" style:family="paragraph" style:parent-style-name="Text_20_body" style:list-style-name="L8">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45" style:family="paragraph" style:parent-style-name="Text_20_body" style:list-style-name="L9">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46" style:family="paragraph" style:parent-style-name="Text_20_body" style:list-style-name="L10">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47" style:family="paragraph" style:parent-style-name="Text_20_body" style:list-style-name="L13">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48" style:family="paragraph" style:parent-style-name="Text_20_body" style:list-style-name="L15">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49" style:family="paragraph" style:parent-style-name="Text_20_body" style:list-style-name="L16">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50" style:family="paragraph" style:parent-style-name="Text_20_body" style:list-style-name="L17">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51" style:family="paragraph" style:parent-style-name="Text_20_body" style:list-style-name="L18">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52" style:family="paragraph" style:parent-style-name="Text_20_body" style:list-style-name="L19">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53" style:family="paragraph" style:parent-style-name="Text_20_body" style:list-style-name="L20">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54" style:family="paragraph" style:parent-style-name="Text_20_body" style:list-style-name="L21">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55" style:family="paragraph" style:parent-style-name="Text_20_body" style:list-style-name="L22">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56" style:family="paragraph" style:parent-style-name="Text_20_body" style:list-style-name="L23">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57" style:family="paragraph" style:parent-style-name="Text_20_body" style:list-style-name="L24">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58" style:family="paragraph" style:parent-style-name="Text_20_body" style:list-style-name="L25">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59" style:family="paragraph" style:parent-style-name="Text_20_body" style:list-style-name="L31">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60" style:family="paragraph" style:parent-style-name="Text_20_body" style:list-style-name="L32">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61" style:family="paragraph" style:parent-style-name="Text_20_body" style:list-style-name="L36">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62" style:family="paragraph" style:parent-style-name="Text_20_body" style:list-style-name="L37">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63" style:family="paragraph" style:parent-style-name="Text_20_body" style:list-style-name="L38">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64" style:family="paragraph" style:parent-style-name="Text_20_body" style:list-style-name="L39">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65" style:family="paragraph" style:parent-style-name="Text_20_body" style:list-style-name="L40">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66" style:family="paragraph" style:parent-style-name="Text_20_body" style:list-style-name="L41">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67" style:family="paragraph" style:parent-style-name="Text_20_body" style:list-style-name="L41">
      <style:paragraph-properties fo:line-height="150%"/>
      <style:text-properties fo:color="#000000" style:font-name="Liberation Sans" fo:font-size="11pt" fo:font-weight="normal" officeooo:rsid="0077c808" officeooo:paragraph-rsid="008590c0" style:font-size-asian="11pt" style:font-weight-asian="normal" style:font-size-complex="11pt" style:font-weight-complex="normal"/>
    </style:style>
    <style:style style:name="P268" style:family="paragraph" style:parent-style-name="Text_20_body" style:list-style-name="L41">
      <style:paragraph-properties fo:line-height="150%"/>
      <style:text-properties fo:color="#000000" style:font-name="Liberation Sans" fo:font-size="11pt" fo:font-weight="normal" officeooo:rsid="0077c808" officeooo:paragraph-rsid="008ef1ff" style:font-size-asian="11pt" style:font-weight-asian="normal" style:font-size-complex="11pt" style:font-weight-complex="normal"/>
    </style:style>
    <style:style style:name="P269" style:family="paragraph" style:parent-style-name="Text_20_body" style:list-style-name="L41">
      <style:paragraph-properties fo:line-height="150%"/>
      <style:text-properties fo:color="#000000" style:font-name="Liberation Sans" fo:font-size="11pt" fo:font-weight="normal" officeooo:rsid="0077c808" officeooo:paragraph-rsid="0090c3b8" style:font-size-asian="11pt" style:font-weight-asian="normal" style:font-size-complex="11pt" style:font-weight-complex="normal"/>
    </style:style>
    <style:style style:name="P270" style:family="paragraph" style:parent-style-name="Text_20_body" style:list-style-name="L41">
      <style:paragraph-properties fo:line-height="150%"/>
      <style:text-properties fo:color="#000000" style:font-name="Liberation Sans" fo:font-size="11pt" fo:font-weight="normal" officeooo:rsid="0077c808" officeooo:paragraph-rsid="0091c704" style:font-size-asian="11pt" style:font-weight-asian="normal" style:font-size-complex="11pt" style:font-weight-complex="normal"/>
    </style:style>
    <style:style style:name="P271" style:family="paragraph" style:parent-style-name="Text_20_body" style:list-style-name="L42">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72" style:family="paragraph" style:parent-style-name="Text_20_body" style:list-style-name="L43">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73" style:family="paragraph" style:parent-style-name="Text_20_body" style:list-style-name="L44">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74" style:family="paragraph" style:parent-style-name="Text_20_body" style:list-style-name="L45">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75" style:family="paragraph" style:parent-style-name="Text_20_body" style:list-style-name="L46">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76" style:family="paragraph" style:parent-style-name="Text_20_body" style:list-style-name="L46">
      <style:paragraph-properties fo:line-height="150%"/>
      <style:text-properties fo:color="#000000" style:font-name="Liberation Sans" fo:font-size="11pt" fo:font-weight="normal" officeooo:rsid="0077c808" officeooo:paragraph-rsid="00958a8c" style:font-size-asian="11pt" style:font-weight-asian="normal" style:font-size-complex="11pt" style:font-weight-complex="normal"/>
    </style:style>
    <style:style style:name="P277" style:family="paragraph" style:parent-style-name="Text_20_body" style:list-style-name="L49">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78" style:family="paragraph" style:parent-style-name="Text_20_body" style:list-style-name="L50">
      <style:paragraph-properties fo:line-height="150%"/>
      <style:text-properties fo:color="#000000" style:font-name="Liberation Sans" fo:font-size="11pt" fo:font-weight="normal" officeooo:rsid="0077c808" officeooo:paragraph-rsid="007bdd40" style:font-size-asian="11pt" style:font-weight-asian="normal" style:font-size-complex="11pt" style:font-weight-complex="normal"/>
    </style:style>
    <style:style style:name="P279" style:family="paragraph" style:parent-style-name="Text_20_body" style:list-style-name="L51">
      <style:paragraph-properties fo:line-height="150%"/>
      <style:text-properties fo:color="#000000" style:font-name="Liberation Sans" fo:font-size="11pt" fo:font-weight="normal" officeooo:rsid="0077c808" officeooo:paragraph-rsid="008c226d" style:font-size-asian="11pt" style:font-weight-asian="normal" style:font-size-complex="11pt" style:font-weight-complex="normal"/>
    </style:style>
    <style:style style:name="P280" style:family="paragraph" style:parent-style-name="Text_20_body" style:list-style-name="L31">
      <style:paragraph-properties fo:line-height="150%"/>
      <style:text-properties fo:color="#000000" style:font-name="Liberation Sans" fo:font-size="11pt" fo:font-weight="normal" officeooo:rsid="0083ea9c" officeooo:paragraph-rsid="0083ea9c" style:font-size-asian="11pt" style:font-weight-asian="normal" style:font-size-complex="11pt" style:font-weight-complex="normal"/>
    </style:style>
    <style:style style:name="P281" style:family="paragraph" style:parent-style-name="Text_20_body" style:list-style-name="L32">
      <style:paragraph-properties fo:line-height="150%"/>
      <style:text-properties fo:color="#000000" style:font-name="Liberation Sans" fo:font-size="11pt" fo:font-weight="normal" officeooo:rsid="0083ea9c" officeooo:paragraph-rsid="0083f710" style:font-size-asian="11pt" style:font-weight-asian="normal" style:font-size-complex="11pt" style:font-weight-complex="normal"/>
    </style:style>
    <style:style style:name="P282" style:family="paragraph" style:parent-style-name="Text_20_body" style:list-style-name="L41">
      <style:paragraph-properties fo:line-height="150%"/>
      <style:text-properties fo:color="#000000" style:font-name="Liberation Sans" fo:font-size="11pt" fo:font-weight="normal" officeooo:rsid="008ef1ff" officeooo:paragraph-rsid="008ef1ff" style:font-size-asian="11pt" style:font-weight-asian="normal" style:font-size-complex="11pt" style:font-weight-complex="normal"/>
    </style:style>
    <style:style style:name="P283" style:family="paragraph" style:parent-style-name="Text_20_body" style:list-style-name="L41">
      <style:paragraph-properties fo:line-height="150%"/>
      <style:text-properties fo:color="#000000" style:font-name="Liberation Sans" fo:font-size="11pt" fo:font-weight="normal" officeooo:rsid="0091c704" officeooo:paragraph-rsid="0091c704" style:font-size-asian="11pt" style:font-weight-asian="normal" style:font-size-complex="11pt" style:font-weight-complex="normal"/>
    </style:style>
    <style:style style:name="P284" style:family="paragraph" style:parent-style-name="Text_20_body">
      <style:paragraph-properties fo:line-height="150%"/>
      <style:text-properties fo:color="#000000" style:font-name="Liberation Sans" fo:font-size="11pt" fo:font-weight="normal" officeooo:rsid="004daf86" officeooo:paragraph-rsid="0096ee2d" style:font-size-asian="11pt" style:font-weight-asian="normal" style:font-size-complex="11pt" style:font-weight-complex="normal"/>
    </style:style>
    <style:style style:name="P285" style:family="paragraph" style:parent-style-name="Text_20_body" style:list-style-name="L2">
      <style:paragraph-properties fo:line-height="150%"/>
      <style:text-properties fo:color="#000000" style:font-name="Liberation Sans" fo:font-size="11pt" fo:font-style="italic" fo:font-weight="normal" officeooo:rsid="0091c704" officeooo:paragraph-rsid="0094ba85" style:font-size-asian="11pt" style:font-style-asian="italic" style:font-weight-asian="normal" style:font-size-complex="11pt" style:font-style-complex="italic" style:font-weight-complex="normal"/>
    </style:style>
    <style:style style:name="P286" style:family="paragraph" style:parent-style-name="Text_20_body" style:list-style-name="L2">
      <style:paragraph-properties fo:line-height="150%"/>
      <style:text-properties fo:color="#000000" style:font-name="Liberation Sans" fo:font-size="11pt" fo:font-style="normal" fo:font-weight="normal" officeooo:rsid="0092ef7c" officeooo:paragraph-rsid="0094ba85" style:font-size-asian="11pt" style:font-style-asian="normal" style:font-weight-asian="normal" style:font-size-complex="11pt" style:font-style-complex="normal" style:font-weight-complex="normal"/>
    </style:style>
    <style:style style:name="P287" style:family="paragraph" style:parent-style-name="Text_20_body" style:list-style-name="L41">
      <style:paragraph-properties fo:line-height="150%"/>
      <style:text-properties fo:color="#000000" style:font-name="Liberation Sans" fo:font-size="11pt" fo:font-style="normal" fo:font-weight="normal" officeooo:rsid="0092ef7c" officeooo:paragraph-rsid="0091c704" style:font-size-asian="11pt" style:font-style-asian="normal" style:font-weight-asian="normal" style:font-size-complex="11pt" style:font-style-complex="normal" style:font-weight-complex="normal"/>
    </style:style>
    <style:style style:name="P288" style:family="paragraph" style:parent-style-name="Text_20_body" style:list-style-name="L11">
      <style:paragraph-properties fo:line-height="150%"/>
      <style:text-properties fo:color="#000000" style:font-name="Liberation Sans" fo:font-size="11pt" fo:font-style="normal" fo:font-weight="normal" officeooo:rsid="0077c808" officeooo:paragraph-rsid="007bdd40" style:font-size-asian="11pt" style:font-style-asian="normal" style:font-weight-asian="normal" style:font-size-complex="11pt" style:font-style-complex="normal" style:font-weight-complex="normal"/>
    </style:style>
    <style:style style:name="P289" style:family="paragraph" style:parent-style-name="Text_20_body" style:list-style-name="L12">
      <style:paragraph-properties fo:line-height="150%"/>
      <style:text-properties fo:color="#000000" style:font-name="Liberation Sans" fo:font-size="11pt" fo:font-style="normal" fo:font-weight="normal" officeooo:rsid="0077c808" officeooo:paragraph-rsid="007bdd40" style:font-size-asian="11pt" style:font-style-asian="normal" style:font-weight-asian="normal" style:font-size-complex="11pt" style:font-style-complex="normal" style:font-weight-complex="normal"/>
    </style:style>
    <style:style style:name="P290" style:family="paragraph" style:parent-style-name="Text_20_body" style:list-style-name="L29">
      <style:paragraph-properties fo:line-height="150%"/>
      <style:text-properties fo:color="#000000" style:font-name="Liberation Sans" fo:font-size="11pt" fo:font-style="normal" fo:font-weight="normal" officeooo:rsid="003eb0f7" officeooo:paragraph-rsid="007bdd40" style:font-size-asian="11pt" style:font-style-asian="normal" style:font-weight-asian="normal" style:font-size-complex="11pt" style:font-style-complex="normal" style:font-weight-complex="normal"/>
    </style:style>
    <style:style style:name="P291" style:family="paragraph" style:parent-style-name="Text_20_body" style:list-style-name="L1">
      <style:paragraph-properties fo:line-height="150%"/>
      <style:text-properties fo:color="#000000" style:font-name="Liberation Sans" fo:font-weight="bold" officeooo:rsid="0077c808" officeooo:paragraph-rsid="00882380" style:font-weight-asian="bold" style:font-weight-complex="bold"/>
    </style:style>
    <style:style style:name="P292" style:family="paragraph" style:parent-style-name="Text_20_body" style:list-style-name="L1">
      <style:paragraph-properties fo:line-height="150%"/>
      <style:text-properties fo:color="#000000" fo:font-size="11pt" fo:font-weight="normal" officeooo:rsid="0077c808" officeooo:paragraph-rsid="0077c808" style:font-size-asian="11pt" style:font-weight-asian="normal" style:font-size-complex="11pt" style:font-weight-complex="normal"/>
    </style:style>
    <style:style style:name="P293" style:family="paragraph" style:parent-style-name="Text_20_body" style:list-style-name="L53">
      <style:paragraph-properties fo:line-height="150%"/>
      <style:text-properties fo:color="#000000" fo:font-size="11pt" fo:font-weight="normal" officeooo:paragraph-rsid="008c226d" style:font-size-asian="11pt" style:font-weight-asian="normal" style:font-size-complex="11pt" style:font-weight-complex="normal"/>
    </style:style>
    <style:style style:name="P294" style:family="paragraph" style:parent-style-name="Text_20_body">
      <style:paragraph-properties fo:line-height="150%" fo:text-align="start" style:justify-single-word="false"/>
      <style:text-properties fo:color="#000000" fo:font-size="11pt" fo:font-style="italic" fo:font-weight="normal" officeooo:rsid="007a1627" officeooo:paragraph-rsid="007a1627" style:font-size-asian="11pt" style:font-style-asian="italic" style:font-weight-asian="normal" style:font-size-complex="11pt" style:font-style-complex="italic" style:font-weight-complex="normal"/>
    </style:style>
    <style:style style:name="P295" style:family="paragraph" style:parent-style-name="Text_20_body">
      <style:paragraph-properties fo:line-height="150%" fo:text-align="start" style:justify-single-word="false"/>
      <style:text-properties fo:color="#000000" fo:font-size="11pt" fo:font-style="italic" fo:font-weight="normal" officeooo:rsid="009aab11" officeooo:paragraph-rsid="009aab11" style:font-size-asian="11pt" style:font-style-asian="italic" style:font-weight-asian="normal" style:font-size-complex="11pt" style:font-style-complex="italic" style:font-weight-complex="normal"/>
    </style:style>
    <style:style style:name="P296" style:family="paragraph" style:parent-style-name="Text_20_body" style:list-style-name="L41">
      <style:paragraph-properties fo:line-height="150%"/>
      <style:text-properties fo:color="#000000" style:font-name="Courier 10 Pitch" fo:font-size="11pt" fo:font-style="normal" fo:font-weight="normal" officeooo:rsid="004daf86" officeooo:paragraph-rsid="008ef1ff" style:font-size-asian="11pt" style:font-style-asian="normal" style:font-weight-asian="normal" style:font-size-complex="11pt" style:font-style-complex="normal" style:font-weight-complex="normal"/>
    </style:style>
    <style:style style:name="P297" style:family="paragraph" style:parent-style-name="Text_20_body" style:list-style-name="L41">
      <style:paragraph-properties fo:line-height="150%"/>
      <style:text-properties fo:color="#000000" style:font-name="Courier 10 Pitch" fo:font-size="11pt" fo:font-style="normal" fo:font-weight="normal" officeooo:rsid="0090c3b8" officeooo:paragraph-rsid="0090c3b8" style:font-size-asian="11pt" style:font-style-asian="normal" style:font-weight-asian="normal" style:font-size-complex="11pt" style:font-style-complex="normal" style:font-weight-complex="normal"/>
    </style:style>
    <style:style style:name="P298" style:family="paragraph" style:parent-style-name="Text_20_body" style:list-style-name="L1">
      <style:paragraph-properties fo:line-height="150%"/>
      <style:text-properties officeooo:rsid="0077c808" officeooo:paragraph-rsid="0077c808"/>
    </style:style>
    <style:style style:name="P299" style:family="paragraph" style:parent-style-name="Text_20_body" style:list-style-name="L2">
      <style:paragraph-properties fo:line-height="150%"/>
      <style:text-properties officeooo:rsid="0077c808" officeooo:paragraph-rsid="007bdd40"/>
    </style:style>
    <style:style style:name="P300" style:family="paragraph" style:parent-style-name="Text_20_body" style:list-style-name="L3">
      <style:paragraph-properties fo:line-height="150%"/>
      <style:text-properties officeooo:rsid="0077c808" officeooo:paragraph-rsid="007bdd40"/>
    </style:style>
    <style:style style:name="P301" style:family="paragraph" style:parent-style-name="Text_20_body" style:list-style-name="L4">
      <style:paragraph-properties fo:line-height="150%"/>
      <style:text-properties officeooo:rsid="0077c808" officeooo:paragraph-rsid="007bdd40"/>
    </style:style>
    <style:style style:name="P302" style:family="paragraph" style:parent-style-name="Text_20_body" style:list-style-name="L5">
      <style:paragraph-properties fo:line-height="150%"/>
      <style:text-properties officeooo:rsid="0077c808" officeooo:paragraph-rsid="007bdd40"/>
    </style:style>
    <style:style style:name="P303" style:family="paragraph" style:parent-style-name="Text_20_body" style:list-style-name="L6">
      <style:paragraph-properties fo:line-height="150%"/>
      <style:text-properties officeooo:rsid="0077c808" officeooo:paragraph-rsid="007bdd40"/>
    </style:style>
    <style:style style:name="P304" style:family="paragraph" style:parent-style-name="Text_20_body" style:list-style-name="L7">
      <style:paragraph-properties fo:line-height="150%"/>
      <style:text-properties officeooo:rsid="0077c808" officeooo:paragraph-rsid="007bdd40"/>
    </style:style>
    <style:style style:name="P305" style:family="paragraph" style:parent-style-name="Text_20_body" style:list-style-name="L8">
      <style:paragraph-properties fo:line-height="150%"/>
      <style:text-properties officeooo:rsid="0077c808" officeooo:paragraph-rsid="007bdd40"/>
    </style:style>
    <style:style style:name="P306" style:family="paragraph" style:parent-style-name="Text_20_body" style:list-style-name="L9">
      <style:paragraph-properties fo:line-height="150%"/>
      <style:text-properties officeooo:rsid="0077c808" officeooo:paragraph-rsid="007bdd40"/>
    </style:style>
    <style:style style:name="P307" style:family="paragraph" style:parent-style-name="Text_20_body" style:list-style-name="L10">
      <style:paragraph-properties fo:line-height="150%"/>
      <style:text-properties officeooo:rsid="0077c808" officeooo:paragraph-rsid="007bdd40"/>
    </style:style>
    <style:style style:name="P308" style:family="paragraph" style:parent-style-name="Text_20_body" style:list-style-name="L11">
      <style:paragraph-properties fo:line-height="150%"/>
      <style:text-properties officeooo:rsid="0077c808" officeooo:paragraph-rsid="007d5f8b"/>
    </style:style>
    <style:style style:name="P309" style:family="paragraph" style:parent-style-name="Text_20_body" style:list-style-name="L12">
      <style:paragraph-properties fo:line-height="150%"/>
      <style:text-properties officeooo:rsid="0077c808" officeooo:paragraph-rsid="007bdd40"/>
    </style:style>
    <style:style style:name="P310" style:family="paragraph" style:parent-style-name="Text_20_body" style:list-style-name="L12">
      <style:paragraph-properties fo:line-height="150%"/>
      <style:text-properties officeooo:rsid="0077c808" officeooo:paragraph-rsid="007e4a64"/>
    </style:style>
    <style:style style:name="P311" style:family="paragraph" style:parent-style-name="Text_20_body" style:list-style-name="L13">
      <style:paragraph-properties fo:line-height="150%"/>
      <style:text-properties officeooo:rsid="0077c808" officeooo:paragraph-rsid="007bdd40"/>
    </style:style>
    <style:style style:name="P312" style:family="paragraph" style:parent-style-name="Text_20_body" style:list-style-name="L14">
      <style:paragraph-properties fo:line-height="150%"/>
      <style:text-properties officeooo:rsid="0077c808" officeooo:paragraph-rsid="007bdd40"/>
    </style:style>
    <style:style style:name="P313" style:family="paragraph" style:parent-style-name="Text_20_body" style:list-style-name="L15">
      <style:paragraph-properties fo:line-height="150%"/>
      <style:text-properties officeooo:rsid="0077c808" officeooo:paragraph-rsid="007bdd40"/>
    </style:style>
    <style:style style:name="P314" style:family="paragraph" style:parent-style-name="Text_20_body" style:list-style-name="L16">
      <style:paragraph-properties fo:line-height="150%"/>
      <style:text-properties officeooo:rsid="0077c808" officeooo:paragraph-rsid="007bdd40"/>
    </style:style>
    <style:style style:name="P315" style:family="paragraph" style:parent-style-name="Text_20_body" style:list-style-name="L17">
      <style:paragraph-properties fo:line-height="150%"/>
      <style:text-properties officeooo:rsid="0077c808" officeooo:paragraph-rsid="007bdd40"/>
    </style:style>
    <style:style style:name="P316" style:family="paragraph" style:parent-style-name="Text_20_body" style:list-style-name="L18">
      <style:paragraph-properties fo:line-height="150%"/>
      <style:text-properties officeooo:rsid="0077c808" officeooo:paragraph-rsid="007bdd40"/>
    </style:style>
    <style:style style:name="P317" style:family="paragraph" style:parent-style-name="Text_20_body" style:list-style-name="L19">
      <style:paragraph-properties fo:line-height="150%"/>
      <style:text-properties officeooo:rsid="0077c808" officeooo:paragraph-rsid="007bdd40"/>
    </style:style>
    <style:style style:name="P318" style:family="paragraph" style:parent-style-name="Text_20_body" style:list-style-name="L20">
      <style:paragraph-properties fo:line-height="150%"/>
      <style:text-properties officeooo:rsid="0077c808" officeooo:paragraph-rsid="007bdd40"/>
    </style:style>
    <style:style style:name="P319" style:family="paragraph" style:parent-style-name="Text_20_body" style:list-style-name="L21">
      <style:paragraph-properties fo:line-height="150%"/>
      <style:text-properties officeooo:rsid="0077c808" officeooo:paragraph-rsid="007bdd40"/>
    </style:style>
    <style:style style:name="P320" style:family="paragraph" style:parent-style-name="Text_20_body" style:list-style-name="L22">
      <style:paragraph-properties fo:line-height="150%"/>
      <style:text-properties officeooo:rsid="0077c808" officeooo:paragraph-rsid="007bdd40"/>
    </style:style>
    <style:style style:name="P321" style:family="paragraph" style:parent-style-name="Text_20_body" style:list-style-name="L23">
      <style:paragraph-properties fo:line-height="150%"/>
      <style:text-properties officeooo:rsid="0077c808" officeooo:paragraph-rsid="00825fcb"/>
    </style:style>
    <style:style style:name="P322" style:family="paragraph" style:parent-style-name="Text_20_body" style:list-style-name="L24">
      <style:paragraph-properties fo:line-height="150%"/>
      <style:text-properties officeooo:rsid="0077c808" officeooo:paragraph-rsid="00825fcb"/>
    </style:style>
    <style:style style:name="P323" style:family="paragraph" style:parent-style-name="Text_20_body" style:list-style-name="L25">
      <style:paragraph-properties fo:line-height="150%"/>
      <style:text-properties officeooo:rsid="0077c808" officeooo:paragraph-rsid="007bdd40"/>
    </style:style>
    <style:style style:name="P324" style:family="paragraph" style:parent-style-name="Text_20_body" style:list-style-name="L31">
      <style:paragraph-properties fo:line-height="150%"/>
      <style:text-properties officeooo:rsid="0077c808" officeooo:paragraph-rsid="0083f710"/>
    </style:style>
    <style:style style:name="P325" style:family="paragraph" style:parent-style-name="Text_20_body" style:list-style-name="L32">
      <style:paragraph-properties fo:line-height="150%"/>
      <style:text-properties officeooo:rsid="0077c808" officeooo:paragraph-rsid="007bdd40"/>
    </style:style>
    <style:style style:name="P326" style:family="paragraph" style:parent-style-name="Text_20_body" style:list-style-name="L36">
      <style:paragraph-properties fo:line-height="150%"/>
      <style:text-properties officeooo:rsid="0077c808" officeooo:paragraph-rsid="007bdd40"/>
    </style:style>
    <style:style style:name="P327" style:family="paragraph" style:parent-style-name="Text_20_body" style:list-style-name="L37">
      <style:paragraph-properties fo:line-height="150%"/>
      <style:text-properties officeooo:rsid="0077c808" officeooo:paragraph-rsid="008590c0"/>
    </style:style>
    <style:style style:name="P328" style:family="paragraph" style:parent-style-name="Text_20_body" style:list-style-name="L38">
      <style:paragraph-properties fo:line-height="150%"/>
      <style:text-properties officeooo:rsid="0077c808" officeooo:paragraph-rsid="008590c0"/>
    </style:style>
    <style:style style:name="P329" style:family="paragraph" style:parent-style-name="Text_20_body" style:list-style-name="L39">
      <style:paragraph-properties fo:line-height="150%"/>
      <style:text-properties officeooo:rsid="0077c808" officeooo:paragraph-rsid="007bdd40"/>
    </style:style>
    <style:style style:name="P330" style:family="paragraph" style:parent-style-name="Text_20_body" style:list-style-name="L40">
      <style:paragraph-properties fo:line-height="150%"/>
      <style:text-properties officeooo:rsid="0077c808" officeooo:paragraph-rsid="00864ef4"/>
    </style:style>
    <style:style style:name="P331" style:family="paragraph" style:parent-style-name="Text_20_body" style:list-style-name="L41">
      <style:paragraph-properties fo:line-height="150%"/>
      <style:text-properties officeooo:rsid="0077c808" officeooo:paragraph-rsid="00864ef4"/>
    </style:style>
    <style:style style:name="P332" style:family="paragraph" style:parent-style-name="Text_20_body" style:list-style-name="L41">
      <style:paragraph-properties fo:line-height="150%"/>
      <style:text-properties officeooo:rsid="0077c808" officeooo:paragraph-rsid="008590c0"/>
    </style:style>
    <style:style style:name="P333" style:family="paragraph" style:parent-style-name="Text_20_body" style:list-style-name="L41">
      <style:paragraph-properties fo:line-height="150%"/>
      <style:text-properties officeooo:rsid="0077c808" officeooo:paragraph-rsid="008ef1ff"/>
    </style:style>
    <style:style style:name="P334" style:family="paragraph" style:parent-style-name="Text_20_body" style:list-style-name="L41">
      <style:paragraph-properties fo:line-height="150%"/>
      <style:text-properties officeooo:rsid="0077c808" officeooo:paragraph-rsid="0090c3b8"/>
    </style:style>
    <style:style style:name="P335" style:family="paragraph" style:parent-style-name="Text_20_body" style:list-style-name="L41">
      <style:paragraph-properties fo:line-height="150%"/>
      <style:text-properties officeooo:rsid="0077c808" officeooo:paragraph-rsid="0091c704"/>
    </style:style>
    <style:style style:name="P336" style:family="paragraph" style:parent-style-name="Text_20_body" style:list-style-name="L42">
      <style:paragraph-properties fo:line-height="150%"/>
      <style:text-properties officeooo:rsid="0077c808" officeooo:paragraph-rsid="007bdd40"/>
    </style:style>
    <style:style style:name="P337" style:family="paragraph" style:parent-style-name="Text_20_body" style:list-style-name="L43">
      <style:paragraph-properties fo:line-height="150%"/>
      <style:text-properties officeooo:rsid="0077c808" officeooo:paragraph-rsid="008acaf6"/>
    </style:style>
    <style:style style:name="P338" style:family="paragraph" style:parent-style-name="Text_20_body" style:list-style-name="L44">
      <style:paragraph-properties fo:line-height="150%"/>
      <style:text-properties officeooo:rsid="0077c808" officeooo:paragraph-rsid="008acaf6"/>
    </style:style>
    <style:style style:name="P339" style:family="paragraph" style:parent-style-name="Text_20_body" style:list-style-name="L45">
      <style:paragraph-properties fo:line-height="150%"/>
      <style:text-properties officeooo:rsid="0077c808" officeooo:paragraph-rsid="008acaf6"/>
    </style:style>
    <style:style style:name="P340" style:family="paragraph" style:parent-style-name="Text_20_body" style:list-style-name="L46">
      <style:paragraph-properties fo:line-height="150%"/>
      <style:text-properties officeooo:rsid="0077c808" officeooo:paragraph-rsid="007bdd40"/>
    </style:style>
    <style:style style:name="P341" style:family="paragraph" style:parent-style-name="Text_20_body" style:list-style-name="L46">
      <style:paragraph-properties fo:line-height="150%"/>
      <style:text-properties officeooo:rsid="0077c808" officeooo:paragraph-rsid="00958a8c"/>
    </style:style>
    <style:style style:name="P342" style:family="paragraph" style:parent-style-name="Text_20_body" style:list-style-name="L48">
      <style:paragraph-properties fo:line-height="150%"/>
      <style:text-properties officeooo:rsid="0077c808" officeooo:paragraph-rsid="008b9de4"/>
    </style:style>
    <style:style style:name="P343" style:family="paragraph" style:parent-style-name="Text_20_body" style:list-style-name="L48">
      <style:paragraph-properties fo:line-height="150%"/>
      <style:text-properties officeooo:rsid="0077c808" officeooo:paragraph-rsid="007bdd40"/>
    </style:style>
    <style:style style:name="P344" style:family="paragraph" style:parent-style-name="Text_20_body" style:list-style-name="L49">
      <style:paragraph-properties fo:line-height="150%"/>
      <style:text-properties officeooo:rsid="0077c808" officeooo:paragraph-rsid="007bdd40"/>
    </style:style>
    <style:style style:name="P345" style:family="paragraph" style:parent-style-name="Text_20_body" style:list-style-name="L50">
      <style:paragraph-properties fo:line-height="150%"/>
      <style:text-properties officeooo:rsid="0077c808" officeooo:paragraph-rsid="007bdd40"/>
    </style:style>
    <style:style style:name="P346" style:family="paragraph" style:parent-style-name="Text_20_body" style:list-style-name="L51">
      <style:paragraph-properties fo:line-height="150%"/>
      <style:text-properties officeooo:rsid="0077c808" officeooo:paragraph-rsid="007bdd40"/>
    </style:style>
    <style:style style:name="P347" style:family="paragraph" style:parent-style-name="Text_20_body" style:list-style-name="L52">
      <style:paragraph-properties fo:line-height="150%"/>
      <style:text-properties officeooo:rsid="0077c808" officeooo:paragraph-rsid="007bdd40"/>
    </style:style>
    <style:style style:name="P348" style:family="paragraph" style:parent-style-name="Text_20_body" style:list-style-name="L53">
      <style:paragraph-properties fo:line-height="150%"/>
      <style:text-properties officeooo:rsid="0077c808" officeooo:paragraph-rsid="007bdd40"/>
    </style:style>
    <style:style style:name="P349" style:family="paragraph" style:parent-style-name="Text_20_body" style:list-style-name="L1">
      <style:paragraph-properties fo:line-height="150%"/>
      <style:text-properties style:font-name="Liberation Sans" officeooo:rsid="0077c808" officeooo:paragraph-rsid="0077c808"/>
    </style:style>
    <style:style style:name="P350" style:family="paragraph" style:parent-style-name="Text_20_body" style:list-style-name="L32">
      <style:paragraph-properties fo:line-height="150%"/>
      <style:text-properties officeooo:rsid="0033819f" officeooo:paragraph-rsid="0083f710"/>
    </style:style>
    <style:style style:name="P351" style:family="paragraph" style:parent-style-name="Text_20_body" style:list-style-name="L39">
      <style:paragraph-properties fo:line-height="150%"/>
      <style:text-properties officeooo:rsid="008590c0" officeooo:paragraph-rsid="008590c0"/>
    </style:style>
    <style:style style:name="P352" style:family="paragraph" style:parent-style-name="Text_20_body" style:list-style-name="L40">
      <style:paragraph-properties fo:line-height="150%"/>
      <style:text-properties officeooo:rsid="008590c0" officeooo:paragraph-rsid="00864ef4"/>
    </style:style>
    <style:style style:name="P353" style:family="paragraph" style:parent-style-name="Text_20_body" style:list-style-name="L41">
      <style:paragraph-properties fo:line-height="150%"/>
      <style:text-properties officeooo:rsid="008590c0" officeooo:paragraph-rsid="00864ef4"/>
    </style:style>
    <style:style style:name="P354" style:family="paragraph" style:parent-style-name="Text_20_body" style:list-style-name="L41">
      <style:paragraph-properties fo:line-height="150%"/>
      <style:text-properties officeooo:rsid="008590c0" officeooo:paragraph-rsid="008590c0"/>
    </style:style>
    <style:style style:name="P355" style:family="paragraph" style:parent-style-name="Text_20_body" style:list-style-name="L41">
      <style:paragraph-properties fo:line-height="150%"/>
      <style:text-properties officeooo:rsid="003b3572" officeooo:paragraph-rsid="003b3572"/>
    </style:style>
    <style:style style:name="P356" style:family="paragraph" style:parent-style-name="Text_20_body" style:list-style-name="L35">
      <style:paragraph-properties fo:line-height="150%"/>
      <style:text-properties officeooo:rsid="00438d0c" officeooo:paragraph-rsid="008e8c15"/>
    </style:style>
    <style:style style:name="P357" style:family="paragraph" style:parent-style-name="Text_20_body" style:list-style-name="L35">
      <style:paragraph-properties fo:line-height="150%"/>
      <style:text-properties style:font-name="Courier 10 Pitch" officeooo:rsid="008e8c15" officeooo:paragraph-rsid="008e8c15"/>
    </style:style>
    <style:style style:name="P358" style:family="paragraph" style:parent-style-name="Text_20_body" style:list-style-name="L1">
      <style:paragraph-properties fo:margin-left="1.251cm" fo:margin-right="0cm" fo:line-height="150%" fo:text-indent="-0.635cm" style:auto-text-indent="false"/>
      <style:text-properties fo:color="#000000" fo:font-size="11pt" fo:font-weight="normal" officeooo:rsid="004b1436" officeooo:paragraph-rsid="004e87ff"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3334e5" style:font-weight-asian="bold" style:font-weight-complex="bold"/>
    </style:style>
    <style:style style:name="T3" style:family="text">
      <style:text-properties fo:font-weight="bold" officeooo:rsid="003eb0f7" style:font-weight-asian="bold" style:font-weight-complex="bold"/>
    </style:style>
    <style:style style:name="T4" style:family="text">
      <style:text-properties fo:font-weight="bold" officeooo:rsid="005b0f25" style:font-weight-asian="bold" style:font-weight-complex="bold"/>
    </style:style>
    <style:style style:name="T5" style:family="text">
      <style:text-properties fo:font-weight="bold" officeooo:rsid="0040fa13" style:font-weight-asian="bold" style:font-weight-complex="bold"/>
    </style:style>
    <style:style style:name="T6" style:family="text">
      <style:text-properties fo:font-weight="bold" officeooo:rsid="0041b2d1" style:font-weight-asian="bold" style:font-weight-complex="bold"/>
    </style:style>
    <style:style style:name="T7" style:family="text">
      <style:text-properties fo:font-weight="bold" officeooo:rsid="003fee52" style:font-weight-asian="bold" style:font-weight-complex="bold"/>
    </style:style>
    <style:style style:name="T8" style:family="text">
      <style:text-properties fo:font-weight="bold" officeooo:rsid="0045826c" style:font-weight-asian="bold" style:font-weight-complex="bold"/>
    </style:style>
    <style:style style:name="T9" style:family="text">
      <style:text-properties fo:font-weight="bold" officeooo:rsid="004daf86" style:font-weight-asian="bold" style:font-weight-complex="bold"/>
    </style:style>
    <style:style style:name="T10" style:family="text">
      <style:text-properties fo:font-weight="bold" officeooo:rsid="0067e2e6" style:font-weight-asian="bold" style:font-weight-complex="bold"/>
    </style:style>
    <style:style style:name="T11" style:family="text">
      <style:text-properties fo:font-weight="bold" officeooo:rsid="00560bab" style:font-weight-asian="bold" style:font-weight-complex="bold"/>
    </style:style>
    <style:style style:name="T12" style:family="text">
      <style:text-properties fo:font-weight="bold" officeooo:rsid="003b3572" style:font-weight-asian="bold" style:font-weight-complex="bold"/>
    </style:style>
    <style:style style:name="T13" style:family="text">
      <style:text-properties fo:font-weight="bold" officeooo:rsid="0067c551" style:font-weight-asian="bold" style:font-weight-complex="bold"/>
    </style:style>
    <style:style style:name="T14" style:family="text">
      <style:text-properties fo:font-weight="bold" officeooo:rsid="003620b5" style:font-weight-asian="bold" style:font-weight-complex="bold"/>
    </style:style>
    <style:style style:name="T15" style:family="text">
      <style:text-properties fo:font-weight="bold" officeooo:rsid="00882380" style:font-weight-asian="bold" style:font-weight-complex="bold"/>
    </style:style>
    <style:style style:name="T16" style:family="text">
      <style:text-properties fo:font-weight="bold" officeooo:rsid="006b74bf"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41b2d1" style:font-weight-asian="normal" style:font-weight-complex="normal"/>
    </style:style>
    <style:style style:name="T19" style:family="text">
      <style:text-properties fo:font-weight="normal" officeooo:rsid="003b3572"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3334e5" style:font-style-asian="italic" style:font-style-complex="italic"/>
    </style:style>
    <style:style style:name="T22" style:family="text">
      <style:text-properties fo:font-style="italic" officeooo:rsid="003eb0f7" style:font-style-asian="italic" style:font-style-complex="italic"/>
    </style:style>
    <style:style style:name="T23" style:family="text">
      <style:text-properties fo:font-style="italic" officeooo:rsid="003fee52" style:font-style-asian="italic" style:font-style-complex="italic"/>
    </style:style>
    <style:style style:name="T24" style:family="text">
      <style:text-properties fo:font-style="italic" officeooo:rsid="0040fa13" style:font-style-asian="italic" style:font-style-complex="italic"/>
    </style:style>
    <style:style style:name="T25" style:family="text">
      <style:text-properties fo:font-style="italic" officeooo:rsid="0041b2d1" style:font-style-asian="italic" style:font-style-complex="italic"/>
    </style:style>
    <style:style style:name="T26" style:family="text">
      <style:text-properties fo:font-style="italic" officeooo:rsid="00560bab" style:font-style-asian="italic" style:font-style-complex="italic"/>
    </style:style>
    <style:style style:name="T27" style:family="text">
      <style:text-properties fo:font-style="italic" officeooo:rsid="005794a9" style:font-style-asian="italic" style:font-style-complex="italic"/>
    </style:style>
    <style:style style:name="T28" style:family="text">
      <style:text-properties fo:font-style="italic" officeooo:rsid="005cb640" style:font-style-asian="italic" style:font-style-complex="italic"/>
    </style:style>
    <style:style style:name="T29" style:family="text">
      <style:text-properties fo:font-style="italic" officeooo:rsid="005d38dc" style:font-style-asian="italic" style:font-style-complex="italic"/>
    </style:style>
    <style:style style:name="T30" style:family="text">
      <style:text-properties fo:font-style="italic" officeooo:rsid="0060518c" style:font-style-asian="italic" style:font-style-complex="italic"/>
    </style:style>
    <style:style style:name="T31" style:family="text">
      <style:text-properties fo:font-style="italic" officeooo:rsid="0063d308" style:font-style-asian="italic" style:font-style-complex="italic"/>
    </style:style>
    <style:style style:name="T32" style:family="text">
      <style:text-properties fo:font-style="italic" officeooo:rsid="00649df1" style:font-style-asian="italic" style:font-style-complex="italic"/>
    </style:style>
    <style:style style:name="T33" style:family="text">
      <style:text-properties fo:font-style="italic" officeooo:rsid="00661e47" style:font-style-asian="italic" style:font-style-complex="italic"/>
    </style:style>
    <style:style style:name="T34" style:family="text">
      <style:text-properties fo:font-style="italic" officeooo:rsid="004daf86" style:font-style-asian="italic" style:font-style-complex="italic"/>
    </style:style>
    <style:style style:name="T35" style:family="text">
      <style:text-properties fo:font-style="italic" officeooo:rsid="0083ea9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05ff4da" style:font-style-asian="italic" style:font-weight-asian="normal" style:font-style-complex="italic" style:font-weight-complex="normal"/>
    </style:style>
    <style:style style:name="T38" style:family="text">
      <style:text-properties fo:font-style="italic" fo:font-weight="normal" officeooo:rsid="003b3572" style:font-style-asian="italic" style:font-weight-asian="normal" style:font-style-complex="italic" style:font-weight-complex="normal"/>
    </style:style>
    <style:style style:name="T39" style:family="text">
      <style:text-properties fo:font-style="italic" fo:font-weight="bold" officeooo:rsid="0067c551" style:font-style-asian="italic" style:font-weight-asian="bold" style:font-style-complex="italic" style:font-weight-complex="bold"/>
    </style:style>
    <style:style style:name="T40" style:family="text">
      <style:text-properties fo:font-style="italic" fo:font-weight="bold" officeooo:rsid="004daf86" style:font-style-asian="italic" style:font-weight-asian="bold" style:font-style-complex="italic" style:font-weight-complex="bold"/>
    </style:style>
    <style:style style:name="T41" style:family="text">
      <style:text-properties fo:font-style="italic" fo:font-weight="bold" officeooo:rsid="008c226d" style:font-style-asian="italic" style:font-weight-asian="bold" style:font-style-complex="italic" style:font-weight-complex="bold"/>
    </style:style>
    <style:style style:name="T42" style:family="text">
      <style:text-properties fo:font-style="normal" style:font-style-asian="normal" style:font-style-complex="normal"/>
    </style:style>
    <style:style style:name="T43" style:family="text">
      <style:text-properties fo:font-style="normal" officeooo:rsid="0034e49d" style:font-style-asian="normal" style:font-style-complex="normal"/>
    </style:style>
    <style:style style:name="T44" style:family="text">
      <style:text-properties fo:font-style="normal" officeooo:rsid="003eb0f7" style:font-style-asian="normal" style:font-style-complex="normal"/>
    </style:style>
    <style:style style:name="T45" style:family="text">
      <style:text-properties fo:font-style="normal" officeooo:rsid="003fee52" style:font-style-asian="normal" style:font-style-complex="normal"/>
    </style:style>
    <style:style style:name="T46" style:family="text">
      <style:text-properties fo:font-style="normal" officeooo:rsid="0040fa13" style:font-style-asian="normal" style:font-style-complex="normal"/>
    </style:style>
    <style:style style:name="T47" style:family="text">
      <style:text-properties fo:font-style="normal" officeooo:rsid="0041b2d1" style:font-style-asian="normal" style:font-style-complex="normal"/>
    </style:style>
    <style:style style:name="T48" style:family="text">
      <style:text-properties fo:font-style="normal" officeooo:rsid="00560bab" style:font-style-asian="normal" style:font-style-complex="normal"/>
    </style:style>
    <style:style style:name="T49" style:family="text">
      <style:text-properties fo:font-style="normal" officeooo:rsid="005cb640" style:font-style-asian="normal" style:font-style-complex="normal"/>
    </style:style>
    <style:style style:name="T50" style:family="text">
      <style:text-properties fo:font-style="normal" officeooo:rsid="005d38dc" style:font-style-asian="normal" style:font-style-complex="normal"/>
    </style:style>
    <style:style style:name="T51" style:family="text">
      <style:text-properties fo:font-style="normal" officeooo:rsid="005eeac5" style:font-style-asian="normal" style:font-style-complex="normal"/>
    </style:style>
    <style:style style:name="T52" style:family="text">
      <style:text-properties fo:font-style="normal" officeooo:rsid="005f12b7" style:font-style-asian="normal" style:font-style-complex="normal"/>
    </style:style>
    <style:style style:name="T53" style:family="text">
      <style:text-properties fo:font-style="normal" officeooo:rsid="0063d308" style:font-style-asian="normal" style:font-style-complex="normal"/>
    </style:style>
    <style:style style:name="T54" style:family="text">
      <style:text-properties fo:font-style="normal" officeooo:rsid="00649df1" style:font-style-asian="normal" style:font-style-complex="normal"/>
    </style:style>
    <style:style style:name="T55" style:family="text">
      <style:text-properties fo:font-style="normal" officeooo:rsid="00698cb5" style:font-style-asian="normal" style:font-style-complex="normal"/>
    </style:style>
    <style:style style:name="T56" style:family="text">
      <style:text-properties fo:font-style="normal" officeooo:rsid="004daf86" style:font-style-asian="normal" style:font-style-complex="normal"/>
    </style:style>
    <style:style style:name="T57" style:family="text">
      <style:text-properties fo:font-style="normal" officeooo:rsid="007d5f8b" style:font-style-asian="normal" style:font-style-complex="normal"/>
    </style:style>
    <style:style style:name="T58" style:family="text">
      <style:text-properties fo:font-style="normal" officeooo:rsid="007e4a64" style:font-style-asian="normal" style:font-style-complex="normal"/>
    </style:style>
    <style:style style:name="T59" style:family="text">
      <style:text-properties fo:font-style="normal" officeooo:rsid="0083ea9c" style:font-style-asian="normal" style:font-style-complex="normal"/>
    </style:style>
    <style:style style:name="T60" style:family="text">
      <style:text-properties fo:font-style="normal" officeooo:rsid="0083f710" style:font-style-asian="normal" style:font-style-complex="normal"/>
    </style:style>
    <style:style style:name="T61" style:family="text">
      <style:text-properties fo:font-style="normal" officeooo:rsid="008590c0" style:font-style-asian="normal" style:font-style-complex="normal"/>
    </style:style>
    <style:style style:name="T62" style:family="text">
      <style:text-properties fo:font-style="normal" officeooo:rsid="0090c3b8" style:font-style-asian="normal" style:font-style-complex="normal"/>
    </style:style>
    <style:style style:name="T63" style:family="text">
      <style:text-properties fo:font-style="normal" officeooo:rsid="0092ef7c" style:font-style-asian="normal" style:font-style-complex="normal"/>
    </style:style>
    <style:style style:name="T64" style:family="text">
      <style:text-properties fo:font-style="normal" officeooo:rsid="0094ba85" style:font-style-asian="normal" style:font-style-complex="normal"/>
    </style:style>
    <style:style style:name="T65" style:family="text">
      <style:text-properties fo:font-style="normal" fo:font-weight="normal" officeooo:rsid="0041b2d1" style:font-style-asian="normal" style:font-weight-asian="normal" style:font-style-complex="normal" style:font-weight-complex="normal"/>
    </style:style>
    <style:style style:name="T66" style:family="text">
      <style:text-properties fo:font-style="normal" fo:font-weight="normal" officeooo:rsid="003b3572"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4daf86" style:font-style-asian="normal" style:font-weight-asian="bold" style:font-style-complex="normal" style:font-weight-complex="bold"/>
    </style:style>
    <style:style style:name="T69" style:family="text">
      <style:text-properties officeooo:rsid="003334e5"/>
    </style:style>
    <style:style style:name="T70" style:family="text">
      <style:text-properties officeooo:rsid="0033819f"/>
    </style:style>
    <style:style style:name="T71" style:family="text">
      <style:text-properties officeooo:rsid="0035ebaa"/>
    </style:style>
    <style:style style:name="T72" style:family="text">
      <style:text-properties officeooo:rsid="003620b5"/>
    </style:style>
    <style:style style:name="T73" style:family="text">
      <style:text-properties fo:color="#00b099" fo:font-weight="bold" style:font-weight-asian="bold" style:font-weight-complex="bold"/>
    </style:style>
    <style:style style:name="T74" style:family="text">
      <style:text-properties fo:color="#00b099" fo:font-weight="bold" officeooo:rsid="00365e6a" style:font-weight-asian="bold" style:font-weight-complex="bold"/>
    </style:style>
    <style:style style:name="T75" style:family="text">
      <style:text-properties fo:color="#00b099" fo:font-weight="bold" officeooo:rsid="0045826c" style:font-weight-asian="bold" style:font-weight-complex="bold"/>
    </style:style>
    <style:style style:name="T76" style:family="text">
      <style:text-properties fo:color="#00b099" fo:font-weight="bold" officeooo:rsid="00593547" style:font-weight-asian="bold" style:font-weight-complex="bold"/>
    </style:style>
    <style:style style:name="T77" style:family="text">
      <style:text-properties fo:color="#00b099" fo:font-size="13pt" fo:font-weight="bold" officeooo:rsid="003806b8" style:font-size-asian="13pt" style:font-weight-asian="bold" style:font-size-complex="13pt" style:font-weight-complex="bold"/>
    </style:style>
    <style:style style:name="T78" style:family="text">
      <style:text-properties fo:color="#00b099" fo:font-size="13pt" fo:font-weight="bold" officeooo:rsid="0045826c" style:font-size-asian="13pt" style:font-weight-asian="bold" style:font-size-complex="13pt" style:font-weight-complex="bold"/>
    </style:style>
    <style:style style:name="T79" style:family="text">
      <style:text-properties fo:color="#00b099" fo:font-size="13pt" fo:font-weight="bold" officeooo:rsid="00365e6a" style:font-size-asian="13pt" style:font-weight-asian="bold" style:font-size-complex="13pt" style:font-weight-complex="bold"/>
    </style:style>
    <style:style style:name="T80" style:family="text">
      <style:text-properties officeooo:rsid="003b3572"/>
    </style:style>
    <style:style style:name="T81" style:family="text">
      <style:text-properties officeooo:rsid="003eb0f7"/>
    </style:style>
    <style:style style:name="T82" style:family="text">
      <style:text-properties officeooo:rsid="003fee52"/>
    </style:style>
    <style:style style:name="T83" style:family="text">
      <style:text-properties officeooo:rsid="0040fa13"/>
    </style:style>
    <style:style style:name="T84" style:family="text">
      <style:text-properties officeooo:rsid="0041b2d1"/>
    </style:style>
    <style:style style:name="T85" style:family="text">
      <style:text-properties officeooo:rsid="0045826c"/>
    </style:style>
    <style:style style:name="T86" style:family="text">
      <style:text-properties officeooo:rsid="004a05cc"/>
    </style:style>
    <style:style style:name="T87" style:family="text">
      <style:text-properties officeooo:rsid="0052e8da"/>
    </style:style>
    <style:style style:name="T88" style:family="text">
      <style:text-properties officeooo:rsid="00560bab"/>
    </style:style>
    <style:style style:name="T89" style:family="text">
      <style:text-properties officeooo:rsid="0056b48c"/>
    </style:style>
    <style:style style:name="T90" style:family="text">
      <style:text-properties officeooo:rsid="005794a9"/>
    </style:style>
    <style:style style:name="T91" style:family="text">
      <style:text-properties officeooo:rsid="005b0f25"/>
    </style:style>
    <style:style style:name="T92" style:family="text">
      <style:text-properties fo:color="#000000" fo:font-weight="bold" officeooo:rsid="005c6e43" style:font-weight-asian="bold" style:font-weight-complex="bold"/>
    </style:style>
    <style:style style:name="T93" style:family="text">
      <style:text-properties fo:color="#000000" style:font-name="Courier 10 Pitch" fo:font-size="11pt" fo:font-weight="normal" officeooo:rsid="004775ec" style:font-size-asian="11pt" style:font-weight-asian="normal" style:font-size-complex="11pt" style:font-weight-complex="normal"/>
    </style:style>
    <style:style style:name="T94" style:family="text">
      <style:text-properties fo:color="#000000" style:font-name="Courier 10 Pitch" fo:font-size="11pt" fo:font-weight="normal" officeooo:rsid="003334e5" style:font-size-asian="11pt" style:font-weight-asian="normal" style:font-size-complex="11pt" style:font-weight-complex="normal"/>
    </style:style>
    <style:style style:name="T95" style:family="text">
      <style:text-properties fo:color="#000000" style:font-name="Courier 10 Pitch" fo:font-size="11pt" fo:font-weight="bold" officeooo:rsid="004775ec" style:font-size-asian="11pt" style:font-weight-asian="bold" style:font-size-complex="11pt" style:font-weight-complex="bold"/>
    </style:style>
    <style:style style:name="T96" style:family="text">
      <style:text-properties fo:color="#000000" style:font-name="Courier 10 Pitch" fo:font-size="11pt" fo:font-weight="bold" officeooo:rsid="003334e5" style:font-size-asian="11pt" style:font-weight-asian="bold" style:font-size-complex="11pt" style:font-weight-complex="bold"/>
    </style:style>
    <style:style style:name="T97" style:family="text">
      <style:text-properties fo:color="#000000" style:font-name="Courier 10 Pitch" fo:font-size="11pt" fo:font-weight="bold" officeooo:rsid="0051f4a2" style:font-size-asian="11pt" style:font-weight-asian="bold" style:font-size-complex="11pt" style:font-weight-complex="bold"/>
    </style:style>
    <style:style style:name="T98" style:family="text">
      <style:text-properties fo:color="#000000" style:font-name="Courier 10 Pitch" fo:font-size="11pt" fo:font-weight="bold" officeooo:rsid="0052e8da" style:font-size-asian="11pt" style:font-weight-asian="bold" style:font-size-complex="11pt" style:font-weight-complex="bold"/>
    </style:style>
    <style:style style:name="T99" style:family="text">
      <style:text-properties fo:color="#000000" style:font-name="Courier 10 Pitch" fo:font-size="11pt" fo:font-style="normal" fo:font-weight="bold" officeooo:rsid="004daf86" style:font-size-asian="11pt" style:font-style-asian="normal" style:font-weight-asian="bold" style:font-size-complex="11pt" style:font-style-complex="normal" style:font-weight-complex="bold"/>
    </style:style>
    <style:style style:name="T100" style:family="text">
      <style:text-properties fo:color="#000000" style:font-name="Courier 10 Pitch" fo:font-size="11pt" fo:font-style="normal" fo:font-weight="normal" officeooo:rsid="004daf86" style:font-size-asian="11pt" style:font-style-asian="normal" style:font-weight-asian="normal" style:font-size-complex="11pt" style:font-style-complex="normal" style:font-weight-complex="normal"/>
    </style:style>
    <style:style style:name="T101" style:family="text">
      <style:text-properties fo:color="#000000" fo:font-size="11pt" fo:font-weight="normal" style:font-size-asian="11pt" style:font-weight-asian="normal" style:font-size-complex="11pt" style:font-weight-complex="normal"/>
    </style:style>
    <style:style style:name="T102" style:family="text">
      <style:text-properties fo:color="#000000" fo:font-size="11pt" fo:font-weight="normal" officeooo:rsid="0077c808" style:font-size-asian="11pt" style:font-weight-asian="normal" style:font-size-complex="11pt" style:font-weight-complex="normal"/>
    </style:style>
    <style:style style:name="T103" style:family="text">
      <style:text-properties fo:color="#000000" fo:font-size="11pt" fo:font-weight="normal" officeooo:rsid="004e87ff" style:font-size-asian="11pt" style:font-weight-asian="normal" style:font-size-complex="11pt" style:font-weight-complex="normal"/>
    </style:style>
    <style:style style:name="T104" style:family="text">
      <style:text-properties fo:color="#000000" fo:font-size="11pt" fo:font-weight="normal" officeooo:rsid="004775ec" style:font-size-asian="11pt" style:font-weight-asian="normal" style:font-size-complex="11pt" style:font-weight-complex="normal"/>
    </style:style>
    <style:style style:name="T105" style:family="text">
      <style:text-properties fo:color="#000000" fo:font-size="11pt" fo:font-weight="normal" officeooo:rsid="004a05cc" style:font-size-asian="11pt" style:font-weight-asian="normal" style:font-size-complex="11pt" style:font-weight-complex="normal"/>
    </style:style>
    <style:style style:name="T106" style:family="text">
      <style:text-properties fo:color="#000000" fo:font-size="11pt" fo:font-weight="normal" officeooo:rsid="003334e5" style:font-size-asian="11pt" style:font-weight-asian="normal" style:font-size-complex="11pt" style:font-weight-complex="normal"/>
    </style:style>
    <style:style style:name="T107" style:family="text">
      <style:text-properties fo:color="#000000" fo:font-size="11pt" fo:font-weight="normal" officeooo:rsid="004daf86" style:font-size-asian="11pt" style:font-weight-asian="normal" style:font-size-complex="11pt" style:font-weight-complex="normal"/>
    </style:style>
    <style:style style:name="T108" style:family="text">
      <style:text-properties fo:color="#000000" fo:font-size="11pt" fo:font-weight="normal" officeooo:rsid="00751daf" style:font-size-asian="11pt" style:font-weight-asian="normal" style:font-size-complex="11pt" style:font-weight-complex="normal"/>
    </style:style>
    <style:style style:name="T109" style:family="text">
      <style:text-properties fo:color="#000000" fo:font-size="11pt" fo:font-weight="normal" officeooo:rsid="0067e2e6" style:font-size-asian="11pt" style:font-weight-asian="normal" style:font-size-complex="11pt" style:font-weight-complex="normal"/>
    </style:style>
    <style:style style:name="T110" style:family="text">
      <style:text-properties fo:color="#000000" fo:font-size="11pt" fo:font-weight="normal" officeooo:rsid="008590c0" style:font-size-asian="11pt" style:font-weight-asian="normal" style:font-size-complex="11pt" style:font-weight-complex="normal"/>
    </style:style>
    <style:style style:name="T111" style:family="text">
      <style:text-properties fo:color="#000000" fo:font-size="11pt" fo:font-weight="normal" officeooo:rsid="0091c704" style:font-size-asian="11pt" style:font-weight-asian="normal" style:font-size-complex="11pt" style:font-weight-complex="normal"/>
    </style:style>
    <style:style style:name="T112" style:family="text">
      <style:text-properties fo:color="#000000" fo:font-size="11pt" fo:font-weight="normal" officeooo:rsid="00958a8c" style:font-size-asian="11pt" style:font-weight-asian="normal" style:font-size-complex="11pt" style:font-weight-complex="normal"/>
    </style:style>
    <style:style style:name="T113" style:family="text">
      <style:text-properties fo:color="#000000" fo:font-size="11pt" fo:font-weight="bold" style:font-size-asian="11pt" style:font-weight-asian="bold" style:font-size-complex="11pt" style:font-weight-complex="bold"/>
    </style:style>
    <style:style style:name="T114" style:family="text">
      <style:text-properties fo:color="#000000" fo:font-size="11pt" fo:font-weight="bold" officeooo:rsid="004775ec" style:font-size-asian="11pt" style:font-weight-asian="bold" style:font-size-complex="11pt" style:font-weight-complex="bold"/>
    </style:style>
    <style:style style:name="T115" style:family="text">
      <style:text-properties fo:color="#000000" fo:font-size="11pt" fo:font-weight="bold" officeooo:rsid="003334e5" style:font-size-asian="11pt" style:font-weight-asian="bold" style:font-size-complex="11pt" style:font-weight-complex="bold"/>
    </style:style>
    <style:style style:name="T116" style:family="text">
      <style:text-properties fo:color="#000000" fo:font-size="11pt" fo:font-weight="bold" officeooo:rsid="0067e2e6" style:font-size-asian="11pt" style:font-weight-asian="bold" style:font-size-complex="11pt" style:font-weight-complex="bold"/>
    </style:style>
    <style:style style:name="T117" style:family="text">
      <style:text-properties fo:color="#000000" fo:font-size="11pt" fo:font-weight="bold" officeooo:rsid="0077c808" style:font-size-asian="11pt" style:font-weight-asian="bold" style:font-size-complex="11pt" style:font-weight-complex="bold"/>
    </style:style>
    <style:style style:name="T118" style:family="text">
      <style:text-properties fo:color="#000000" fo:font-size="11pt" fo:font-style="italic" fo:font-weight="normal" officeooo:rsid="004daf86" style:font-size-asian="11pt" style:font-style-asian="italic" style:font-weight-asian="normal" style:font-size-complex="11pt" style:font-style-complex="italic" style:font-weight-complex="normal"/>
    </style:style>
    <style:style style:name="T119" style:family="text">
      <style:text-properties fo:color="#000000" fo:font-size="11pt" fo:font-style="normal" fo:font-weight="normal" officeooo:rsid="008ef1ff" style:font-size-asian="11pt" style:font-style-asian="normal" style:font-weight-asian="normal" style:font-size-complex="11pt" style:font-style-complex="normal" style:font-weight-complex="normal"/>
    </style:style>
    <style:style style:name="T120" style:family="text">
      <style:text-properties fo:color="#000000" fo:font-size="11pt" fo:font-style="normal" fo:font-weight="normal" officeooo:rsid="0090c3b8" style:font-size-asian="11pt" style:font-style-asian="normal" style:font-weight-asian="normal" style:font-size-complex="11pt" style:font-style-complex="normal" style:font-weight-complex="normal"/>
    </style:style>
    <style:style style:name="T121" style:family="text">
      <style:text-properties fo:color="#000000" fo:font-size="11pt" fo:font-style="normal" fo:font-weight="normal" officeooo:rsid="0091c704" style:font-size-asian="11pt" style:font-style-asian="normal" style:font-weight-asian="normal" style:font-size-complex="11pt" style:font-style-complex="normal" style:font-weight-complex="normal"/>
    </style:style>
    <style:style style:name="T122" style:family="text">
      <style:text-properties fo:color="#000000" fo:font-size="11pt" fo:font-style="normal" fo:font-weight="normal" officeooo:rsid="005d38dc" style:font-size-asian="11pt" style:font-style-asian="normal" style:font-weight-asian="normal" style:font-size-complex="11pt" style:font-style-complex="normal" style:font-weight-complex="normal"/>
    </style:style>
    <style:style style:name="T123" style:family="text">
      <style:text-properties fo:color="#000000" fo:font-size="11pt" fo:font-style="normal" fo:font-weight="normal" officeooo:rsid="00958a8c" style:font-size-asian="11pt" style:font-style-asian="normal" style:font-weight-asian="normal" style:font-size-complex="11pt" style:font-style-complex="normal" style:font-weight-complex="normal"/>
    </style:style>
    <style:style style:name="T124" style:family="text">
      <style:text-properties fo:color="#000000" style:font-name="Liberation Sans" fo:font-size="11pt" fo:font-weight="normal" style:font-size-asian="11pt" style:font-weight-asian="normal" style:font-size-complex="11pt" style:font-weight-complex="normal"/>
    </style:style>
    <style:style style:name="T125" style:family="text">
      <style:text-properties fo:color="#000000" style:font-name="Liberation Sans" fo:font-size="11pt" fo:font-weight="normal" officeooo:rsid="0077c808" style:font-size-asian="11pt" style:font-weight-asian="normal" style:font-size-complex="11pt" style:font-weight-complex="normal"/>
    </style:style>
    <style:style style:name="T126" style:family="text">
      <style:text-properties fo:color="#000000" style:font-name="Liberation Sans" fo:font-size="11pt" fo:font-weight="normal" officeooo:rsid="004b1436" style:font-size-asian="11pt" style:font-weight-asian="normal" style:font-size-complex="11pt" style:font-weight-complex="normal"/>
    </style:style>
    <style:style style:name="T127" style:family="text">
      <style:text-properties fo:color="#000000" style:font-name="Liberation Sans" fo:font-size="11pt" fo:font-weight="normal" officeooo:rsid="004e87ff" style:font-size-asian="11pt" style:font-weight-asian="normal" style:font-size-complex="11pt" style:font-weight-complex="normal"/>
    </style:style>
    <style:style style:name="T128" style:family="text">
      <style:text-properties fo:color="#000000" style:font-name="Liberation Sans" fo:font-size="11pt" fo:font-weight="normal" officeooo:rsid="004775ec" style:font-size-asian="11pt" style:font-weight-asian="normal" style:font-size-complex="11pt" style:font-weight-complex="normal"/>
    </style:style>
    <style:style style:name="T129" style:family="text">
      <style:text-properties fo:color="#000000" style:font-name="Liberation Sans" fo:font-size="11pt" fo:font-weight="normal" officeooo:rsid="004a05cc" style:font-size-asian="11pt" style:font-weight-asian="normal" style:font-size-complex="11pt" style:font-weight-complex="normal"/>
    </style:style>
    <style:style style:name="T130" style:family="text">
      <style:text-properties fo:color="#000000" style:font-name="Liberation Sans" fo:font-size="11pt" fo:font-weight="normal" officeooo:rsid="007d5f8b" style:font-size-asian="11pt" style:font-weight-asian="normal" style:font-size-complex="11pt" style:font-weight-complex="normal"/>
    </style:style>
    <style:style style:name="T131" style:family="text">
      <style:text-properties fo:color="#000000" style:font-name="Liberation Sans" fo:font-size="11pt" fo:font-weight="normal" officeooo:rsid="007e4a64" style:font-size-asian="11pt" style:font-weight-asian="normal" style:font-size-complex="11pt" style:font-weight-complex="normal"/>
    </style:style>
    <style:style style:name="T132" style:family="text">
      <style:text-properties fo:color="#000000" style:font-name="Liberation Sans" fo:font-size="11pt" fo:font-weight="normal" officeooo:rsid="00804770" style:font-size-asian="11pt" style:font-weight-asian="normal" style:font-size-complex="11pt" style:font-weight-complex="normal"/>
    </style:style>
    <style:style style:name="T133" style:family="text">
      <style:text-properties fo:color="#000000" style:font-name="Liberation Sans" fo:font-size="11pt" fo:font-weight="normal" officeooo:rsid="004daf86" style:font-size-asian="11pt" style:font-weight-asian="normal" style:font-size-complex="11pt" style:font-weight-complex="normal"/>
    </style:style>
    <style:style style:name="T134" style:family="text">
      <style:text-properties fo:color="#000000" style:font-name="Liberation Sans" fo:font-size="11pt" fo:font-weight="normal" officeooo:rsid="0082124b" style:font-size-asian="11pt" style:font-weight-asian="normal" style:font-size-complex="11pt" style:font-weight-complex="normal"/>
    </style:style>
    <style:style style:name="T135" style:family="text">
      <style:text-properties fo:color="#000000" style:font-name="Liberation Sans" fo:font-size="11pt" fo:font-weight="normal" officeooo:rsid="00825fcb" style:font-size-asian="11pt" style:font-weight-asian="normal" style:font-size-complex="11pt" style:font-weight-complex="normal"/>
    </style:style>
    <style:style style:name="T136" style:family="text">
      <style:text-properties fo:color="#000000" style:font-name="Liberation Sans" fo:font-size="11pt" fo:font-weight="normal" officeooo:rsid="0083f710" style:font-size-asian="11pt" style:font-weight-asian="normal" style:font-size-complex="11pt" style:font-weight-complex="normal"/>
    </style:style>
    <style:style style:name="T137" style:family="text">
      <style:text-properties fo:color="#000000" style:font-name="Liberation Sans" fo:font-size="11pt" fo:font-weight="normal" officeooo:rsid="008590c0" style:font-size-asian="11pt" style:font-weight-asian="normal" style:font-size-complex="11pt" style:font-weight-complex="normal"/>
    </style:style>
    <style:style style:name="T138" style:family="text">
      <style:text-properties fo:color="#000000" style:font-name="Liberation Sans" fo:font-size="11pt" fo:font-weight="normal" officeooo:rsid="00864ef4" style:font-size-asian="11pt" style:font-weight-asian="normal" style:font-size-complex="11pt" style:font-weight-complex="normal"/>
    </style:style>
    <style:style style:name="T139" style:family="text">
      <style:text-properties fo:color="#000000" style:font-name="Liberation Sans" fo:font-size="11pt" fo:font-weight="normal" officeooo:rsid="0067e2e6" style:font-size-asian="11pt" style:font-weight-asian="normal" style:font-size-complex="11pt" style:font-weight-complex="normal"/>
    </style:style>
    <style:style style:name="T140" style:family="text">
      <style:text-properties fo:color="#000000" style:font-name="Liberation Sans" fo:font-size="11pt" fo:font-weight="normal" officeooo:rsid="00882380" style:font-size-asian="11pt" style:font-weight-asian="normal" style:font-size-complex="11pt" style:font-weight-complex="normal"/>
    </style:style>
    <style:style style:name="T141" style:family="text">
      <style:text-properties fo:color="#000000" style:font-name="Liberation Sans" fo:font-size="11pt" fo:font-weight="normal" officeooo:rsid="008acaf6" style:font-size-asian="11pt" style:font-weight-asian="normal" style:font-size-complex="11pt" style:font-weight-complex="normal"/>
    </style:style>
    <style:style style:name="T142" style:family="text">
      <style:text-properties fo:color="#000000" style:font-name="Liberation Sans" fo:font-size="11pt" fo:font-weight="normal" officeooo:rsid="008b9de4" style:font-size-asian="11pt" style:font-weight-asian="normal" style:font-size-complex="11pt" style:font-weight-complex="normal"/>
    </style:style>
    <style:style style:name="T143" style:family="text">
      <style:text-properties fo:color="#000000" style:font-name="Liberation Sans" fo:font-size="11pt" fo:font-weight="normal" officeooo:rsid="00958a8c" style:font-size-asian="11pt" style:font-weight-asian="normal" style:font-size-complex="11pt" style:font-weight-complex="normal"/>
    </style:style>
    <style:style style:name="T144" style:family="text">
      <style:text-properties fo:color="#000000" style:font-name="Liberation Sans" fo:font-size="11pt" fo:font-weight="bold" style:font-size-asian="11pt" style:font-weight-asian="bold" style:font-size-complex="11pt" style:font-weight-complex="bold"/>
    </style:style>
    <style:style style:name="T145" style:family="text">
      <style:text-properties fo:color="#000000" style:font-name="Liberation Sans" fo:font-size="11pt" fo:font-weight="bold" officeooo:rsid="0077c808" style:font-size-asian="11pt" style:font-weight-asian="bold" style:font-size-complex="11pt" style:font-weight-complex="bold"/>
    </style:style>
    <style:style style:name="T146" style:family="text">
      <style:text-properties fo:color="#000000" style:font-name="Liberation Sans" fo:font-size="11pt" fo:font-weight="bold" officeooo:rsid="004daf86" style:font-size-asian="11pt" style:font-weight-asian="bold" style:font-size-complex="11pt" style:font-weight-complex="bold"/>
    </style:style>
    <style:style style:name="T147" style:family="text">
      <style:text-properties fo:color="#000000" style:font-name="Liberation Sans" fo:font-size="11pt" fo:font-weight="bold" officeooo:rsid="0067e2e6" style:font-size-asian="11pt" style:font-weight-asian="bold" style:font-size-complex="11pt" style:font-weight-complex="bold"/>
    </style:style>
    <style:style style:name="T148" style:family="text">
      <style:text-properties fo:color="#000000" style:font-name="Liberation Sans" fo:font-size="11pt" fo:font-weight="bold" officeooo:rsid="004775ec" style:font-size-asian="11pt" style:font-weight-asian="bold" style:font-size-complex="11pt" style:font-weight-complex="bold"/>
    </style:style>
    <style:style style:name="T149" style:family="text">
      <style:text-properties fo:color="#000000" style:font-name="Liberation Sans" fo:font-size="11pt" fo:font-style="italic" fo:font-weight="normal" style:font-size-asian="11pt" style:font-style-asian="italic" style:font-weight-asian="normal" style:font-size-complex="11pt" style:font-style-complex="italic" style:font-weight-complex="normal"/>
    </style:style>
    <style:style style:name="T150" style:family="text">
      <style:text-properties fo:color="#000000" style:font-name="Liberation Sans" fo:font-size="11pt" fo:font-style="italic" fo:font-weight="normal" officeooo:rsid="007d5f8b" style:font-size-asian="11pt" style:font-style-asian="italic" style:font-weight-asian="normal" style:font-size-complex="11pt" style:font-style-complex="italic" style:font-weight-complex="normal"/>
    </style:style>
    <style:style style:name="T151" style:family="text">
      <style:text-properties fo:color="#000000" style:font-name="Liberation Sans" fo:font-size="11pt" fo:font-style="italic" fo:font-weight="normal" officeooo:rsid="007e4a64" style:font-size-asian="11pt" style:font-style-asian="italic" style:font-weight-asian="normal" style:font-size-complex="11pt" style:font-style-complex="italic" style:font-weight-complex="normal"/>
    </style:style>
    <style:style style:name="T152" style:family="text">
      <style:text-properties fo:color="#000000" style:font-name="Liberation Sans" fo:font-size="11pt" fo:font-style="italic" fo:font-weight="normal" officeooo:rsid="00804770" style:font-size-asian="11pt" style:font-style-asian="italic" style:font-weight-asian="normal" style:font-size-complex="11pt" style:font-style-complex="italic" style:font-weight-complex="normal"/>
    </style:style>
    <style:style style:name="T153" style:family="text">
      <style:text-properties fo:color="#000000" style:font-name="Liberation Sans" fo:font-size="11pt" fo:font-style="italic" fo:font-weight="normal" officeooo:rsid="0082124b" style:font-size-asian="11pt" style:font-style-asian="italic" style:font-weight-asian="normal" style:font-size-complex="11pt" style:font-style-complex="italic" style:font-weight-complex="normal"/>
    </style:style>
    <style:style style:name="T154" style:family="text">
      <style:text-properties fo:color="#000000" style:font-name="Liberation Sans" fo:font-size="11pt" fo:font-style="italic" fo:font-weight="normal" officeooo:rsid="00825fcb" style:font-size-asian="11pt" style:font-style-asian="italic" style:font-weight-asian="normal" style:font-size-complex="11pt" style:font-style-complex="italic" style:font-weight-complex="normal"/>
    </style:style>
    <style:style style:name="T155" style:family="text">
      <style:text-properties fo:color="#000000" style:font-name="Liberation Sans" fo:font-size="11pt" fo:font-style="italic" fo:font-weight="normal" officeooo:rsid="0083f710" style:font-size-asian="11pt" style:font-style-asian="italic" style:font-weight-asian="normal" style:font-size-complex="11pt" style:font-style-complex="italic" style:font-weight-complex="normal"/>
    </style:style>
    <style:style style:name="T156" style:family="text">
      <style:text-properties fo:color="#000000" style:font-name="Liberation Sans" fo:font-size="11pt" fo:font-style="italic" fo:font-weight="normal" officeooo:rsid="008590c0" style:font-size-asian="11pt" style:font-style-asian="italic" style:font-weight-asian="normal" style:font-size-complex="11pt" style:font-style-complex="italic" style:font-weight-complex="normal"/>
    </style:style>
    <style:style style:name="T157" style:family="text">
      <style:text-properties fo:color="#000000" style:font-name="Liberation Sans" fo:font-size="11pt" fo:font-style="italic" fo:font-weight="normal" officeooo:rsid="003b3572" style:font-size-asian="11pt" style:font-style-asian="italic" style:font-weight-asian="normal" style:font-size-complex="11pt" style:font-style-complex="italic" style:font-weight-complex="normal"/>
    </style:style>
    <style:style style:name="T158" style:family="text">
      <style:text-properties fo:color="#000000" style:font-name="Liberation Sans" fo:font-size="11pt" fo:font-style="italic" fo:font-weight="normal" officeooo:rsid="008acaf6" style:font-size-asian="11pt" style:font-style-asian="italic" style:font-weight-asian="normal" style:font-size-complex="11pt" style:font-style-complex="italic" style:font-weight-complex="normal"/>
    </style:style>
    <style:style style:name="T159" style:family="text">
      <style:text-properties fo:color="#000000" style:font-name="Liberation Sans" fo:font-size="11pt" fo:font-style="italic" fo:font-weight="normal" officeooo:rsid="005cb640" style:font-size-asian="11pt" style:font-style-asian="italic" style:font-weight-asian="normal" style:font-size-complex="11pt" style:font-style-complex="italic" style:font-weight-complex="normal"/>
    </style:style>
    <style:style style:name="T160" style:family="text">
      <style:text-properties fo:color="#000000" style:font-name="Liberation Sans" fo:font-size="11pt" fo:font-style="italic" fo:font-weight="normal" officeooo:rsid="005d38dc" style:font-size-asian="11pt" style:font-style-asian="italic" style:font-weight-asian="normal" style:font-size-complex="11pt" style:font-style-complex="italic" style:font-weight-complex="normal"/>
    </style:style>
    <style:style style:name="T161" style:family="text">
      <style:text-properties fo:color="#000000" style:font-name="Liberation Sans" fo:font-size="11pt" fo:font-style="italic" fo:font-weight="normal" officeooo:rsid="008b9de4" style:font-size-asian="11pt" style:font-style-asian="italic" style:font-weight-asian="normal" style:font-size-complex="11pt" style:font-style-complex="italic" style:font-weight-complex="normal"/>
    </style:style>
    <style:style style:name="T162" style:family="text">
      <style:text-properties fo:color="#000000" style:font-name="Liberation Sans" fo:font-size="11pt" fo:font-style="italic" fo:font-weight="normal" officeooo:rsid="00958a8c" style:font-size-asian="11pt" style:font-style-asian="italic" style:font-weight-asian="normal" style:font-size-complex="11pt" style:font-style-complex="italic" style:font-weight-complex="normal"/>
    </style:style>
    <style:style style:name="T163" style:family="text">
      <style:text-properties fo:color="#000000" style:font-name="Liberation Sans" fo:font-size="11pt" fo:font-style="normal" fo:font-weight="normal" style:font-size-asian="11pt" style:font-style-asian="normal" style:font-weight-asian="normal" style:font-size-complex="11pt" style:font-style-complex="normal" style:font-weight-complex="normal"/>
    </style:style>
    <style:style style:name="T164" style:family="text">
      <style:text-properties fo:color="#000000" style:font-name="Liberation Sans" fo:font-size="11pt" fo:font-style="normal" fo:font-weight="normal" officeooo:rsid="0083f710" style:font-size-asian="11pt" style:font-style-asian="normal" style:font-weight-asian="normal" style:font-size-complex="11pt" style:font-style-complex="normal" style:font-weight-complex="normal"/>
    </style:style>
    <style:style style:name="T165" style:family="text">
      <style:text-properties fo:color="#000000" style:font-name="Liberation Sans" fo:font-size="11pt" fo:font-style="normal" fo:font-weight="normal" officeooo:rsid="003b3572" style:font-size-asian="11pt" style:font-style-asian="normal" style:font-weight-asian="normal" style:font-size-complex="11pt" style:font-style-complex="normal" style:font-weight-complex="normal"/>
    </style:style>
    <style:style style:name="T166" style:family="text">
      <style:text-properties fo:color="#000000" style:font-name="Liberation Sans" fo:font-size="11pt" fo:font-style="normal" fo:font-weight="normal" officeooo:rsid="0040fa13" style:font-size-asian="11pt" style:font-style-asian="normal" style:font-weight-asian="normal" style:font-size-complex="11pt" style:font-style-complex="normal" style:font-weight-complex="normal"/>
    </style:style>
    <style:style style:name="T167" style:family="text">
      <style:text-properties fo:color="#000000" style:font-name="Liberation Sans" fo:font-size="11pt" fo:font-style="normal" fo:font-weight="normal" officeooo:rsid="008acaf6" style:font-size-asian="11pt" style:font-style-asian="normal" style:font-weight-asian="normal" style:font-size-complex="11pt" style:font-style-complex="normal" style:font-weight-complex="normal"/>
    </style:style>
    <style:style style:name="T168" style:family="text">
      <style:text-properties officeooo:rsid="005c6e43"/>
    </style:style>
    <style:style style:name="T169" style:family="text">
      <style:text-properties officeooo:rsid="005ca783"/>
    </style:style>
    <style:style style:name="T170" style:family="text">
      <style:text-properties officeooo:rsid="005cb640"/>
    </style:style>
    <style:style style:name="T171" style:family="text">
      <style:text-properties officeooo:rsid="005d38dc"/>
    </style:style>
    <style:style style:name="T172" style:family="text">
      <style:text-properties officeooo:rsid="005ff4da"/>
    </style:style>
    <style:style style:name="T173" style:family="text">
      <style:text-properties officeooo:rsid="00622cee"/>
    </style:style>
    <style:style style:name="T174" style:family="text">
      <style:text-properties officeooo:rsid="0063d308"/>
    </style:style>
    <style:style style:name="T175" style:family="text">
      <style:text-properties officeooo:rsid="0064bfb4"/>
    </style:style>
    <style:style style:name="T176" style:family="text">
      <style:text-properties officeooo:rsid="00661e47"/>
    </style:style>
    <style:style style:name="T177" style:family="text">
      <style:text-properties officeooo:rsid="0067c551"/>
    </style:style>
    <style:style style:name="T178" style:family="text">
      <style:text-properties officeooo:rsid="00698cb5"/>
    </style:style>
    <style:style style:name="T179" style:family="text">
      <style:text-properties officeooo:rsid="0069d2b7"/>
    </style:style>
    <style:style style:name="T180" style:family="text">
      <style:text-properties officeooo:rsid="006b2b8a"/>
    </style:style>
    <style:style style:name="T181" style:family="text">
      <style:text-properties officeooo:rsid="006b74bf"/>
    </style:style>
    <style:style style:name="T182" style:family="text">
      <style:text-properties officeooo:rsid="006ca108"/>
    </style:style>
    <style:style style:name="T183" style:family="text">
      <style:text-properties officeooo:rsid="006e3992"/>
    </style:style>
    <style:style style:name="T184" style:family="text">
      <style:text-properties officeooo:rsid="006fb719"/>
    </style:style>
    <style:style style:name="T185" style:family="text">
      <style:text-properties officeooo:rsid="00751daf"/>
    </style:style>
    <style:style style:name="T186" style:family="text">
      <style:text-properties style:font-name="Courier 10 Pitch"/>
    </style:style>
    <style:style style:name="T187" style:family="text">
      <style:text-properties style:font-name="Courier 10 Pitch" fo:font-weight="bold" style:font-weight-asian="bold" style:font-weight-complex="bold"/>
    </style:style>
    <style:style style:name="T188" style:family="text">
      <style:text-properties style:font-name="Courier 10 Pitch" fo:font-weight="bold" officeooo:rsid="0067e2e6" style:font-weight-asian="bold" style:font-weight-complex="bold"/>
    </style:style>
    <style:style style:name="T189" style:family="text">
      <style:text-properties style:font-name="Courier 10 Pitch" fo:font-weight="bold" officeooo:rsid="00723835" style:font-weight-asian="bold" style:font-weight-complex="bold"/>
    </style:style>
    <style:style style:name="T190" style:family="text">
      <style:text-properties style:font-name="Courier 10 Pitch" fo:font-weight="bold" officeooo:rsid="006e3992" style:font-weight-asian="bold" style:font-weight-complex="bold"/>
    </style:style>
    <style:style style:name="T191" style:family="text">
      <style:text-properties style:font-name="Courier 10 Pitch" fo:font-weight="bold" officeooo:rsid="00560bab" style:font-weight-asian="bold" style:font-weight-complex="bold"/>
    </style:style>
    <style:style style:name="T192" style:family="text">
      <style:text-properties style:font-name="Courier 10 Pitch" fo:font-weight="bold" officeooo:rsid="006b74bf" style:font-weight-asian="bold" style:font-weight-complex="bold"/>
    </style:style>
    <style:style style:name="T193" style:family="text">
      <style:text-properties style:font-name="Courier 10 Pitch" fo:font-weight="bold" officeooo:rsid="006ca108" style:font-weight-asian="bold" style:font-weight-complex="bold"/>
    </style:style>
    <style:style style:name="T194" style:family="text">
      <style:text-properties style:font-name="Courier 10 Pitch" fo:font-weight="bold" officeooo:rsid="0067c551" style:font-weight-asian="bold" style:font-weight-complex="bold"/>
    </style:style>
    <style:style style:name="T195" style:family="text">
      <style:text-properties style:font-name="Courier 10 Pitch" fo:font-weight="bold" officeooo:rsid="0073a4eb" style:font-weight-asian="bold" style:font-weight-complex="bold"/>
    </style:style>
    <style:style style:name="T196" style:family="text">
      <style:text-properties style:font-name="Courier 10 Pitch" fo:font-weight="bold" officeooo:rsid="005d38dc" style:font-weight-asian="bold" style:font-weight-complex="bold"/>
    </style:style>
    <style:style style:name="T197" style:family="text">
      <style:text-properties style:font-name="Courier 10 Pitch" fo:font-weight="bold" officeooo:rsid="003b3572" style:font-weight-asian="bold" style:font-weight-complex="bold"/>
    </style:style>
    <style:style style:name="T198" style:family="text">
      <style:text-properties style:font-name="Courier 10 Pitch" fo:font-weight="bold" officeooo:rsid="0034e49d" style:font-weight-asian="bold" style:font-weight-complex="bold"/>
    </style:style>
    <style:style style:name="T199" style:family="text">
      <style:text-properties style:font-name="Courier 10 Pitch" fo:font-weight="bold" officeooo:rsid="003eb0f7" style:font-weight-asian="bold" style:font-weight-complex="bold"/>
    </style:style>
    <style:style style:name="T200" style:family="text">
      <style:text-properties style:font-name="Courier 10 Pitch" fo:font-weight="bold" officeooo:rsid="003334e5" style:font-weight-asian="bold" style:font-weight-complex="bold"/>
    </style:style>
    <style:style style:name="T201" style:family="text">
      <style:text-properties style:font-name="Courier 10 Pitch" fo:font-weight="bold" officeooo:rsid="0040fa13" style:font-weight-asian="bold" style:font-weight-complex="bold"/>
    </style:style>
    <style:style style:name="T202" style:family="text">
      <style:text-properties style:font-name="Courier 10 Pitch" fo:font-weight="bold" officeooo:rsid="0041b2d1" style:font-weight-asian="bold" style:font-weight-complex="bold"/>
    </style:style>
    <style:style style:name="T203" style:family="text">
      <style:text-properties style:font-name="Courier 10 Pitch" fo:font-weight="bold" officeooo:rsid="008ef1ff" style:font-weight-asian="bold" style:font-weight-complex="bold"/>
    </style:style>
    <style:style style:name="T204" style:family="text">
      <style:text-properties style:font-name="Courier 10 Pitch" fo:font-weight="bold" officeooo:rsid="0091c704" style:font-weight-asian="bold" style:font-weight-complex="bold"/>
    </style:style>
    <style:style style:name="T205" style:family="text">
      <style:text-properties style:font-name="Courier 10 Pitch" fo:font-weight="bold" officeooo:rsid="00958a8c" style:font-weight-asian="bold" style:font-weight-complex="bold"/>
    </style:style>
    <style:style style:name="T206" style:family="text">
      <style:text-properties style:font-name="Courier 10 Pitch" officeooo:rsid="0067e2e6"/>
    </style:style>
    <style:style style:name="T207" style:family="text">
      <style:text-properties style:font-name="Courier 10 Pitch" officeooo:rsid="003620b5"/>
    </style:style>
    <style:style style:name="T208" style:family="text">
      <style:text-properties style:font-name="Courier 10 Pitch" officeooo:rsid="00560bab"/>
    </style:style>
    <style:style style:name="T209" style:family="text">
      <style:text-properties style:font-name="Courier 10 Pitch" officeooo:rsid="0079736e"/>
    </style:style>
    <style:style style:name="T210" style:family="text">
      <style:text-properties style:font-name="Courier 10 Pitch" officeooo:rsid="0035ebaa"/>
    </style:style>
    <style:style style:name="T211" style:family="text">
      <style:text-properties style:font-name="Courier 10 Pitch" officeooo:rsid="006b74bf"/>
    </style:style>
    <style:style style:name="T212" style:family="text">
      <style:text-properties style:font-name="Courier 10 Pitch" officeooo:rsid="006ca108"/>
    </style:style>
    <style:style style:name="T213" style:family="text">
      <style:text-properties style:font-name="Courier 10 Pitch" officeooo:rsid="0067c551"/>
    </style:style>
    <style:style style:name="T214" style:family="text">
      <style:text-properties style:font-name="Courier 10 Pitch" officeooo:rsid="003b3572"/>
    </style:style>
    <style:style style:name="T215" style:family="text">
      <style:text-properties style:font-name="Courier 10 Pitch" fo:font-weight="normal" officeooo:rsid="003b3572" style:font-weight-asian="normal" style:font-weight-complex="normal"/>
    </style:style>
    <style:style style:name="T216" style:family="text">
      <style:text-properties style:font-name="Courier 10 Pitch" fo:font-weight="normal" officeooo:rsid="008ef1ff" style:font-weight-asian="normal" style:font-weight-complex="normal"/>
    </style:style>
    <style:style style:name="T217" style:family="text">
      <style:text-properties style:font-name="Courier 10 Pitch" officeooo:rsid="003334e5"/>
    </style:style>
    <style:style style:name="T218" style:family="text">
      <style:text-properties style:font-name="Courier 10 Pitch" fo:font-style="italic" style:font-style-asian="italic" style:font-style-complex="italic"/>
    </style:style>
    <style:style style:name="T219" style:family="text">
      <style:text-properties style:font-name="Courier 10 Pitch" officeooo:rsid="00882380"/>
    </style:style>
    <style:style style:name="T220" style:family="text">
      <style:text-properties style:font-name="Courier 10 Pitch" fo:font-style="normal" style:font-style-asian="normal" style:font-style-complex="normal"/>
    </style:style>
    <style:style style:name="T221" style:family="text">
      <style:text-properties style:font-name="Courier 10 Pitch" officeooo:rsid="00958a8c"/>
    </style:style>
    <style:style style:name="T222" style:family="text">
      <style:text-properties officeooo:rsid="007629a2"/>
    </style:style>
    <style:style style:name="T223" style:family="text">
      <style:text-properties style:font-name="Liberation Sans"/>
    </style:style>
    <style:style style:name="T224" style:family="text">
      <style:text-properties style:font-name="Liberation Sans" fo:font-weight="bold" style:font-weight-asian="bold" style:font-weight-complex="bold"/>
    </style:style>
    <style:style style:name="T225" style:family="text">
      <style:text-properties style:font-name="Liberation Sans" fo:font-weight="bold" officeooo:rsid="004daf86" style:font-weight-asian="bold" style:font-weight-complex="bold"/>
    </style:style>
    <style:style style:name="T226" style:family="text">
      <style:text-properties style:font-name="Liberation Sans" fo:font-weight="bold" officeooo:rsid="0098c721" style:font-weight-asian="bold" style:font-weight-complex="bold"/>
    </style:style>
    <style:style style:name="T227" style:family="text">
      <style:text-properties style:font-name="Liberation Sans" fo:font-size="11pt" fo:font-weight="bold" officeooo:rsid="004daf86" style:font-size-asian="11pt" style:font-weight-asian="bold" style:font-size-complex="11pt" style:font-weight-complex="bold"/>
    </style:style>
    <style:style style:name="T228" style:family="text">
      <style:text-properties style:font-name="Liberation Sans" fo:font-size="11pt" officeooo:rsid="004daf86" style:font-size-asian="11pt" style:font-size-complex="11pt"/>
    </style:style>
    <style:style style:name="T229" style:family="text">
      <style:text-properties style:font-name="Liberation Sans" officeooo:rsid="004daf86"/>
    </style:style>
    <style:style style:name="T230" style:family="text">
      <style:text-properties style:font-name="Liberation Sans" fo:font-style="normal" style:font-style-asian="normal" style:font-style-complex="normal"/>
    </style:style>
    <style:style style:name="T231" style:family="text">
      <style:text-properties style:font-name="Liberation Sans" fo:font-style="normal" officeooo:rsid="004daf86" style:font-style-asian="normal" style:font-style-complex="normal"/>
    </style:style>
    <style:style style:name="T232" style:family="text">
      <style:text-properties style:font-name="Liberation Sans" officeooo:rsid="0096ee2d"/>
    </style:style>
    <style:style style:name="T233" style:family="text">
      <style:text-properties style:font-name="Liberation Sans" fo:font-style="italic" fo:font-weight="bold" officeooo:rsid="0096ee2d" style:font-style-asian="italic" style:font-weight-asian="bold" style:font-style-complex="italic" style:font-weight-complex="bold"/>
    </style:style>
    <style:style style:name="T234" style:family="text">
      <style:text-properties style:font-name="Liberation Sans" officeooo:rsid="0098c721"/>
    </style:style>
    <style:style style:name="T235" style:family="text">
      <style:text-properties officeooo:rsid="0067e2e6"/>
    </style:style>
    <style:style style:name="T236" style:family="text">
      <style:text-properties officeooo:rsid="004daf86"/>
    </style:style>
    <style:style style:name="T237" style:family="text">
      <style:text-properties officeooo:rsid="007bdd40"/>
    </style:style>
    <style:style style:name="T238" style:family="text">
      <style:text-properties officeooo:rsid="0082124b"/>
    </style:style>
    <style:style style:name="T239" style:family="text">
      <style:text-properties officeooo:rsid="0083ea9c"/>
    </style:style>
    <style:style style:name="T240" style:family="text">
      <style:text-properties fo:font-size="11pt" officeooo:rsid="004775ec" style:font-size-asian="11pt" style:font-size-complex="11pt"/>
    </style:style>
    <style:style style:name="T241" style:family="text">
      <style:text-properties fo:font-size="11pt" officeooo:rsid="0067e2e6" style:font-size-asian="11pt" style:font-size-complex="11pt"/>
    </style:style>
    <style:style style:name="T242" style:family="text">
      <style:text-properties fo:font-size="11pt" fo:font-weight="normal" officeooo:rsid="0067e2e6" style:font-size-asian="11pt" style:font-weight-asian="normal" style:font-size-complex="11pt" style:font-weight-complex="normal"/>
    </style:style>
    <style:style style:name="T243" style:family="text">
      <style:text-properties fo:font-size="11pt" fo:font-weight="normal" officeooo:rsid="004775ec" style:font-size-asian="11pt" style:font-weight-asian="normal" style:font-size-complex="11pt" style:font-weight-complex="normal"/>
    </style:style>
    <style:style style:name="T244" style:family="text">
      <style:text-properties fo:font-size="11pt" fo:font-weight="normal" officeooo:rsid="00882380" style:font-size-asian="11pt" style:font-weight-asian="normal" style:font-size-complex="11pt" style:font-weight-complex="normal"/>
    </style:style>
    <style:style style:name="T245" style:family="text">
      <style:text-properties officeooo:rsid="008c2be1"/>
    </style:style>
    <style:style style:name="T246" style:family="text">
      <style:text-properties officeooo:rsid="008c474d"/>
    </style:style>
    <style:style style:name="T247" style:family="text">
      <style:text-properties officeooo:rsid="008de9d2"/>
    </style:style>
    <style:style style:name="T248" style:family="text">
      <style:text-properties officeooo:rsid="008e8c15"/>
    </style:style>
    <style:style style:name="T249" style:family="text">
      <style:text-properties officeooo:rsid="00958a8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67"/>
      <text:p text:style-name="P101">Draft <text:span text:style-name="T248">B</text:span></text:p>
      <text:p text:style-name="P117">Work in progress</text:p>
      <text:p text:style-name="P117"/>
      <text:p text:style-name="P68">LimiFrog API</text:p>
      <text:p text:style-name="P76">QUICK DOCUMENTATION</text:p>
      <text:p text:style-name="P110"><text:tab/><text:tab/><text:tab/><text:tab/><text:tab/><text:tab/><text:tab/><text:tab/><text:tab/><text:tab/><text:tab/><text:span text:style-name="T184">August 2015</text:span></text:p>
      <text:p text:style-name="P121"/>
      <text:p text:style-name="P45">_____________________________________________________________________________</text:p>
      <text:p text:style-name="P42">Note: Some work is still required to clean-up API and align it with good software coding practices</text:p>
      <text:p text:style-name="P40">TO DO :</text:p>
      <text:p text:style-name="P40">&gt; Implement and add return codes (success or error code) – <text:span text:style-name="T237">Change existing return codes to align on usual conventions (0 : success, neg. value = error code)</text:span></text:p>
      <text:p text:style-name="P41">&gt; Document missing functions</text:p>
      <text:p text:style-name="P294">&gt; Implement better naming conventions</text:p>
      <text:p text:style-name="P294"/>
      <text:p text:style-name="P295"><text:span text:style-name="T1">Library functions that pertain to LimiFrog are prefixed LF_ in this documentation. However, because LimiFrog (acronym LF) used to be called La BlueFrog (acronym LBF) before a recent name change, the prefix used in the actual code is still LBF_.</text:span></text:p>
      <text:p text:style-name="P124"/>
      <text:p text:style-name="P28"/>
      <text:p text:style-name="P11"/>
      <text:p text:style-name="P11">LimiFrog API <text:span text:style-name="T85">consists of :</text:span></text:p>
      <text:p text:style-name="P1"><text:tab/>- board support functions :</text:p>
      <text:p text:style-name="P1"><text:span text:style-name="T91"><text:tab/><text:tab/>&gt; full </text:span><text:span text:style-name="T4">board initialization</text:span><text:span text:style-name="T91"> </text:span></text:p>
      <text:p text:style-name="P1"><text:span text:style-name="T91"><text:tab/><text:tab/>&gt; </text:span><text:span text:style-name="T4">control of on-board hardware</text:span></text:p>
      <text:p text:style-name="P2"><text:tab/>- <text:span text:style-name="T91">a selection of </text:span><text:span text:style-name="T1">STM32 peripheral control functions </text:span><text:s/>that <text:span text:style-name="T91">work at</text:span> higher level </text:p>
      <text:p text:style-name="P2"><text:s text:c="3"/><text:tab/> <text:s text:c="2"/>than the HAL library (build<text:span text:style-name="T185">ing</text:span> upon it)</text:p>
      <text:p text:style-name="P1"><text:tab/>- and <text:span text:style-name="T91">functions to support ST-provided </text:span><text:span text:style-name="T1">middleware</text:span> <text:span text:style-name="T91">on LimiFrog's hardware</text:span></text:p>
      <text:p text:style-name="P2"><text:soft-page-break/></text:p>
      <text:p text:style-name="P5"/>
      <text:h text:style-name="Heading_20_1" text:outline-level="1">FULL BOARD INITIALIZATION</text:h>
      <text:p text:style-name="P33"/>
      <text:p text:style-name="P43">These functions take care of <text:s/>configuring the STM32 low-level hardware for LimiFrog, <text:span text:style-name="T86">as well as initializing other relevant on-board chips.</text:span></text:p>
      <text:p text:style-name="P44"/>
      <text:list xml:id="list3347028183008416729" text:style-name="L1">
        <text:list-item>
          <text:p text:style-name="P358"><text:span text:style-name="T2">Function </text:span><text:span text:style-name="T69">:<text:tab/></text:span><text:span text:style-name="T186">void </text:span><text:span text:style-name="T187">LF_Board_Fixed_Inits</text:span><text:span text:style-name="T186">(void)</text:span></text:p>
        </text:list-item>
        <text:list-item>
          <text:p text:style-name="P142"><text:span text:style-name="T145">Description </text:span><text:span text:style-name="T125">: </text:span><text:span text:style-name="T126">Performs all « </text:span><text:span text:style-name="T127">fixed »</text:span><text:span text:style-name="T126"> initializations, </text:span><text:span text:style-name="T127">which</text:span><text:span text:style-name="T126"> do not depend on some user choices.<text:line-break/>Fixed initializations in</text:span><text:span text:style-name="T128">clude :</text:span><text:span text:style-name="T129"> <text:line-break/></text:span><text:span text:style-name="T104">&gt; configuring the SysTick time base and setting up the NVIC (Interrupt Controller)<text:line-break/>&gt; configuring the clock generator <text:line-break/>&gt; configuring all STM32 IO </text:span><text:span text:style-name="T105">that have a fixed role in LimiFrog (example : I/Os used to support the I2C bus that goes to all sensors) – that's in fact all of them but those that are routed to the extension port <text:s/>(see next function below)<text:line-break/></text:span><text:span text:style-name="T126">&gt; configuring </text:span><text:span text:style-name="T129">all </text:span><text:span text:style-name="T126">on-chip peripherals <text:s/></text:span><text:span text:style-name="T129">that play a fixed role in LimiFrog (example : I2C bus #2 is dedicated to interfacing with all on-board sensors) </text:span></text:p>
        </text:list-item>
        <text:list-item>
          <text:p text:style-name="P240"><text:span text:style-name="T1">Parameters </text:span>: <text:s/>-</text:p>
        </text:list-item>
        <text:list-item>
          <text:p text:style-name="P292"><text:span text:style-name="T224">Return values</text:span><text:span text:style-name="T223">: <text:s/>-</text:span></text:p>
        </text:list-item>
      </text:list>
      <text:p text:style-name="P34"/>
      <text:list xml:id="list231338244879345" text:continue-numbering="true" text:style-name="L1">
        <text:list-item>
          <text:p text:style-name="P143"><text:span text:style-name="T115">Function </text:span><text:span text:style-name="T106">:<text:tab/></text:span><text:span text:style-name="T93">void </text:span><text:span text:style-name="T95">LF_Board_</text:span><text:span text:style-name="T96">Selective</text:span><text:span text:style-name="T95">_Inits</text:span><text:span text:style-name="T93">(void)</text:span></text:p>
        </text:list-item>
        <text:list-item>
          <text:p text:style-name="P298"><text:span text:style-name="T114">D</text:span><text:span text:style-name="T113">escription </text:span><text:span text:style-name="T101">:</text:span><text:span text:style-name="T104"><text:tab/>Performs all « </text:span><text:span text:style-name="T103">selective » </text:span><text:span text:style-name="T104">initializations, </text:span><text:span text:style-name="T103">which </text:span><text:span text:style-name="T104">depend on some user choices, </text:span><text:span text:style-name="T106"><text:s/>expressed as directives in a configuration file (template provided).<text:line-break/></text:span><text:span text:style-name="T107">Selective initializations include :<text:line-break/>&gt; configuring the STM32 IO that are routed to the extension port according to user's wishes<text:line-break/>&gt; configuring the BlueTooth Low-Energy Module if its usage is enabled by the user<text:line-break/>&gt; initializing the OLED display controller if usage of the OLED is enabled by the user<text:line-break/>The user typically provides h</text:span><text:span text:style-name="T108">is</text:span><text:span text:style-name="T107"> requirements through a file called </text:span><text:span text:style-name="T118">User_Configuration.h</text:span></text:p>
        </text:list-item>
        <text:list-item>
          <text:p text:style-name="P298"><text:span text:style-name="T144">Parameters </text:span><text:span text:style-name="T124">: <text:s/>-</text:span></text:p>
        </text:list-item>
        <text:list-item>
          <text:p text:style-name="P240"><text:span text:style-name="T9">Return values: </text:span><text:span text:style-name="T107"><text:s/>-</text:span></text:p>
        </text:list-item>
      </text:list>
      <text:p text:style-name="P97"/>
      <text:list xml:id="list231337500576343" text:continue-numbering="true" text:style-name="L1">
        <text:list-item>
          <text:p text:style-name="P144"><text:span text:style-name="T10">Custom Type</text:span><text:span text:style-name="T235">: <text:s/></text:span><text:span text:style-name="T206">typedef enum { FALSE = 0, TRUE = 1 } <text:s text:c="2"/></text:span><text:span text:style-name="T188"><text:s/>boolean_t</text:span><text:span text:style-name="T206">;</text:span></text:p>
        </text:list-item>
        <text:list-item>
          <text:p text:style-name="P349"><text:soft-page-break/><text:span text:style-name="T114">D</text:span><text:span text:style-name="T116">escription </text:span><text:span text:style-name="T109">:</text:span><text:span text:style-name="T104"><text:tab/></text:span><text:span text:style-name="T101">Boolean type, ued throughout the API</text:span></text:p>
        </text:list-item>
      </text:list>
      <text:p text:style-name="P109"/>
      <text:p text:style-name="P23"/>
      <text:h text:style-name="Heading_20_1" text:outline-level="1">ON-BOARD HARDWARE CONTROL</text:h>
      <text:p text:style-name="P70"/>
      <text:p text:style-name="P8">These functions are provided to interact with on-board hardware <text:span text:style-name="T172">in a simple way.</text:span></text:p>
      <text:p text:style-name="P27"><text:s/></text:p>
      <text:h text:style-name="Heading_20_2" text:outline-level="2">Battery </text:h>
      <text:p text:style-name="P65"/>
      <text:list xml:id="list6426155433081920283" text:style-name="L2">
        <text:list-item>
          <text:p text:style-name="P146"><text:span text:style-name="T115">Function </text:span><text:span text:style-name="T106">:<text:tab/></text:span><text:span text:style-name="T94">uint32_t</text:span><text:span text:style-name="T93"> </text:span><text:span text:style-name="T95">LF_</text:span><text:span text:style-name="T97">Get_Battery_Voltage_mV</text:span><text:span text:style-name="T93">(void)</text:span></text:p>
        </text:list-item>
        <text:list-item>
          <text:p text:style-name="P147"><text:span text:style-name="T114">D</text:span><text:span text:style-name="T117">escription </text:span><text:span text:style-name="T102">:</text:span><text:span text:style-name="T104"><text:tab/></text:span><text:span text:style-name="T102">Measures the battery voltage (routed to STM32 pin and measured by ADC) and returns the result in mV</text:span></text:p>
        </text:list-item>
        <text:list-item>
          <text:p text:style-name="P299"><text:span text:style-name="T144">Parameters </text:span><text:span text:style-name="T124">: <text:s/>-</text:span></text:p>
        </text:list-item>
        <text:list-item>
          <text:p text:style-name="P241"><text:span text:style-name="T9">Return values: </text:span><text:span text:style-name="T236"><text:s/>Measured battery voltage, in millivolt</text:span></text:p>
        </text:list-item>
        <text:list-item>
          <text:p text:style-name="P285"><text:span text:style-name="T56">Note : </text:span><text:span text:style-name="T63">this function includes intialiazing and setting up the ADC and then de-initializing after mesurement is done.</text:span><text:span text:style-name="T64"> To be kept in mind</text:span><text:span text:style-name="T63"> if ADC is also used for other purposes.</text:span></text:p>
          <text:p text:style-name="P286"/>
        </text:list-item>
      </text:list>
      <text:h text:style-name="Heading_20_2" text:outline-level="2"><text:tab/>LED </text:h>
      <text:p text:style-name="P65"/>
      <text:list xml:id="list2937647369981540222" text:style-name="L3">
        <text:list-item>
          <text:p text:style-name="P148"><text:span text:style-name="T115">Function </text:span><text:span text:style-name="T106">:<text:tab/></text:span><text:span text:style-name="T94">void</text:span><text:span text:style-name="T93"> </text:span><text:span text:style-name="T95">LF_</text:span><text:span text:style-name="T98">Led_ON</text:span><text:span text:style-name="T93">(void)</text:span></text:p>
        </text:list-item>
        <text:list-item>
          <text:p text:style-name="P127"><text:span text:style-name="T114">D</text:span><text:span text:style-name="T117">escription </text:span><text:span text:style-name="T102">:</text:span><text:span text:style-name="T104"><text:tab/></text:span><text:span text:style-name="T87">Turns on the STM32-controlled LED located at the edge of the board</text:span></text:p>
        </text:list-item>
        <text:list-item>
          <text:p text:style-name="P300"><text:span text:style-name="T144">Parameters </text:span><text:span text:style-name="T124">: <text:s/>-</text:span></text:p>
        </text:list-item>
        <text:list-item>
          <text:p text:style-name="P136"><text:span text:style-name="T9">Return values: </text:span><text:span text:style-name="T236"><text:s/>-</text:span></text:p>
        </text:list-item>
      </text:list>
      <text:p text:style-name="P71"/>
      <text:list xml:id="list341737854440498457" text:style-name="L4">
        <text:list-item>
          <text:p text:style-name="P149"><text:span text:style-name="T115">Function </text:span><text:span text:style-name="T106">:<text:tab/></text:span><text:span text:style-name="T94">void</text:span><text:span text:style-name="T93"> </text:span><text:span text:style-name="T95">LF_</text:span><text:span text:style-name="T98">Led_OFF</text:span><text:span text:style-name="T93">(void)</text:span></text:p>
        </text:list-item>
        <text:list-item>
          <text:p text:style-name="P128"><text:span text:style-name="T114">D</text:span><text:span text:style-name="T117">escription </text:span><text:span text:style-name="T102">:</text:span><text:span text:style-name="T104"><text:tab/></text:span><text:span text:style-name="T87">Turns off the STM32-controlled LED located at the edge of the board</text:span></text:p>
        </text:list-item>
        <text:list-item>
          <text:p text:style-name="P301"><text:span text:style-name="T144">Parameters </text:span><text:span text:style-name="T124">: <text:s/>-</text:span></text:p>
        </text:list-item>
        <text:list-item>
          <text:p text:style-name="P137"><text:span text:style-name="T9">Return values: </text:span><text:span text:style-name="T236"><text:s/>-</text:span></text:p>
        </text:list-item>
      </text:list>
      <text:p text:style-name="P10"/>
      <text:list xml:id="list4697010300068620370" text:style-name="L5">
        <text:list-item>
          <text:p text:style-name="P150"><text:soft-page-break/><text:span text:style-name="T115">Function </text:span><text:span text:style-name="T106">:<text:tab/></text:span><text:span text:style-name="T94">void</text:span><text:span text:style-name="T93"> </text:span><text:span text:style-name="T95">LF_</text:span><text:span text:style-name="T98">Led_TOGGLE</text:span><text:span text:style-name="T93">(void)</text:span></text:p>
        </text:list-item>
        <text:list-item>
          <text:p text:style-name="P129"><text:span text:style-name="T114">D</text:span><text:span text:style-name="T117">escription </text:span><text:span text:style-name="T102">:</text:span><text:span text:style-name="T104"><text:tab/></text:span><text:span text:style-name="T87">Toggles the STM32-controlled LED located at the edge of the board</text:span></text:p>
        </text:list-item>
        <text:list-item>
          <text:p text:style-name="P302"><text:span text:style-name="T144">Parameters </text:span><text:span text:style-name="T124">: <text:s/>-</text:span></text:p>
        </text:list-item>
        <text:list-item>
          <text:p text:style-name="P138"><text:span text:style-name="T9">Return values: </text:span><text:span text:style-name="T236"><text:s/>-</text:span></text:p>
        </text:list-item>
      </text:list>
      <text:p text:style-name="P10"/>
      <text:p text:style-name="P3"/>
      <text:h text:style-name="Heading_20_2" text:outline-level="2"><text:s/>Push-button switches </text:h>
      <text:p text:style-name="P72"/>
      <text:list xml:id="list8210384516440284554" text:style-name="L6">
        <text:list-item>
          <text:p text:style-name="P151"><text:span text:style-name="T1">Function </text:span>:<text:tab/><text:span text:style-name="T186">boolean_t </text:span><text:span text:style-name="T187">LF_</text:span><text:span text:style-name="T189">State_Switch1_IsOn</text:span><text:span text:style-name="T186">(void)</text:span></text:p>
        </text:list-item>
        <text:list-item>
          <text:p text:style-name="P152"><text:span text:style-name="T114">D</text:span><text:span text:style-name="T117">escription </text:span><text:span text:style-name="T102">:</text:span><text:span text:style-name="T104"><text:tab/></text:span>Returns <text:span text:style-name="T70">the </text:span>state of push-button switch #1 located at edge of board </text:p>
        </text:list-item>
        <text:list-item>
          <text:p text:style-name="P303"><text:span text:style-name="T144">Parameters </text:span><text:span text:style-name="T124">: <text:s/>-</text:span></text:p>
        </text:list-item>
        <text:list-item>
          <text:p text:style-name="P242"><text:span text:style-name="T9">Return values: </text:span><text:span text:style-name="T236"><text:s/>TRUE if button being pushed, else FALSE</text:span></text:p>
        </text:list-item>
      </text:list>
      <text:p text:style-name="P52"/>
      <text:list xml:id="list6051300505431388426" text:style-name="L7">
        <text:list-item>
          <text:p text:style-name="P153"><text:span text:style-name="T1">Function </text:span>:<text:tab/><text:span text:style-name="T186">boolean_t </text:span><text:span text:style-name="T187">LF_</text:span><text:span text:style-name="T189">State_Switch2_IsOn</text:span><text:span text:style-name="T186">(void)</text:span></text:p>
        </text:list-item>
        <text:list-item>
          <text:p text:style-name="P154"><text:span text:style-name="T114">D</text:span><text:span text:style-name="T117">escription </text:span><text:span text:style-name="T102">:</text:span><text:span text:style-name="T104"><text:tab/></text:span>Returns <text:span text:style-name="T70">the </text:span>state of push-button switch #<text:span text:style-name="T70">2</text:span> located at edge of board </text:p>
        </text:list-item>
        <text:list-item>
          <text:p text:style-name="P304"><text:span text:style-name="T144">Parameters </text:span><text:span text:style-name="T124">: <text:s/>-</text:span></text:p>
        </text:list-item>
        <text:list-item>
          <text:p text:style-name="P243"><text:span text:style-name="T9">Return values: </text:span><text:span text:style-name="T236"><text:s/>TRUE if button being pushed, else FALSE</text:span></text:p>
        </text:list-item>
      </text:list>
      <text:p text:style-name="P92"/>
      <text:h text:style-name="Heading_20_2" text:outline-level="2"><text:s/><text:span text:style-name="T222">OLED Display</text:span></text:h>
      <text:p text:style-name="P122"/>
      <text:p text:style-name="P87"><text:span text:style-name="T20">Note </text:span>: <text:span text:style-name="T246">For displaying graphics and characters, </text:span>the OLED Display can be controlled at a higher level with much more flexibility through the emWin graphics library, if the application can afford it. See section <text:s/><text:span text:style-name="T172">'</text:span>Middleware<text:span text:style-name="T172">'</text:span> further down that docume<text:span text:style-name="T246">nt. </text:span></text:p>
      <text:p text:style-name="P87"/>
      <text:list xml:id="list3684321202084250392" text:style-name="L8">
        <text:list-item>
          <text:p text:style-name="P155"><text:span text:style-name="T1">Function </text:span>:<text:tab/><text:span text:style-name="T186">void</text:span><text:span text:style-name="T187"> </text:span><text:span text:style-name="T190">LF_</text:span><text:span text:style-name="T187">OLED_Switch_ON</text:span><text:span text:style-name="T186"> (void)</text:span></text:p>
        </text:list-item>
        <text:list-item>
          <text:p text:style-name="P156"><text:span text:style-name="T114">D</text:span><text:span text:style-name="T117">escription </text:span><text:span text:style-name="T102">:</text:span><text:span text:style-name="T104"><text:tab/></text:span><text:span text:style-name="T88">Provides high voltage <text:s/>and turn display on with controlled latency as per display datasheet </text:span></text:p>
        </text:list-item>
        <text:list-item>
          <text:p text:style-name="P305"><text:span text:style-name="T144">Parameters </text:span><text:span text:style-name="T124">: <text:s/>-</text:span></text:p>
        </text:list-item>
        <text:list-item>
          <text:p text:style-name="P244"><text:span text:style-name="T9">Return values: </text:span><text:span text:style-name="T236"><text:s/>-</text:span></text:p>
        </text:list-item>
      </text:list>
      <text:p text:style-name="P54"><text:soft-page-break/></text:p>
      <text:list xml:id="list8256805227608061052" text:style-name="L9">
        <text:list-item>
          <text:p text:style-name="P157"><text:span text:style-name="T1">Function </text:span>:<text:tab/><text:span text:style-name="T186">void </text:span><text:span text:style-name="T190">LF_</text:span><text:span text:style-name="T187">OLED_Switch_OFF</text:span><text:span text:style-name="T186"> (void)</text:span></text:p>
        </text:list-item>
        <text:list-item>
          <text:p text:style-name="P158"><text:span text:style-name="T114">D</text:span><text:span text:style-name="T117">escription </text:span><text:span text:style-name="T102">:</text:span><text:span text:style-name="T104"><text:tab/></text:span><text:span text:style-name="T88">Turns display off and switches high voltage off with controlled latency as per display datasheet</text:span></text:p>
        </text:list-item>
        <text:list-item>
          <text:p text:style-name="P306"><text:span text:style-name="T144">Parameters </text:span><text:span text:style-name="T124">: <text:s/>-</text:span></text:p>
        </text:list-item>
        <text:list-item>
          <text:p text:style-name="P245"><text:span text:style-name="T9">Return values: </text:span><text:span text:style-name="T236"><text:s/>-</text:span></text:p>
        </text:list-item>
      </text:list>
      <text:p text:style-name="P93"/>
      <text:list xml:id="list4654700343094308085" text:style-name="L10">
        <text:list-item>
          <text:p text:style-name="P159"><text:span text:style-name="T1">Function </text:span>:<text:tab/><text:span text:style-name="T186">void </text:span><text:span text:style-name="T190">LF_</text:span><text:span text:style-name="T187">OLED_Clear</text:span><text:span text:style-name="T186"> (void)</text:span></text:p>
        </text:list-item>
        <text:list-item>
          <text:p text:style-name="P160"><text:span text:style-name="T114">D</text:span><text:span text:style-name="T117">escription </text:span><text:span text:style-name="T102">:</text:span><text:span text:style-name="T104"><text:tab/></text:span><text:span text:style-name="T88">Displays a uniform black screen</text:span> </text:p>
        </text:list-item>
        <text:list-item>
          <text:p text:style-name="P307"><text:span text:style-name="T144">Parameters </text:span><text:span text:style-name="T124">: <text:s/>-</text:span></text:p>
        </text:list-item>
        <text:list-item>
          <text:p text:style-name="P246"><text:span text:style-name="T9">Return values: </text:span><text:span text:style-name="T236"><text:s/>-</text:span></text:p>
        </text:list-item>
      </text:list>
      <text:p text:style-name="P93"/>
      <text:list xml:id="list9050885938152633745" text:style-name="L11">
        <text:list-item>
          <text:p text:style-name="P161"><text:span text:style-name="T1">Function </text:span>:<text:tab/><text:span text:style-name="T186">void </text:span><text:span text:style-name="T190">LF_</text:span><text:span text:style-name="T187">OLED_Fill</text:span><text:span text:style-name="T186">(uint8_t x, uint8_t y, uint8_t width, uint8_t height, uint16_t color565)</text:span></text:p>
        </text:list-item>
        <text:list-item>
          <text:p text:style-name="P162"><text:span text:style-name="T114">D</text:span><text:span text:style-name="T117">escription </text:span><text:span text:style-name="T102">:</text:span><text:span text:style-name="T104"><text:tab/></text:span><text:span text:style-name="T88">Fills the region starting at top left pixel of coordinates (</text:span><text:span text:style-name="T26">x,y</text:span><text:span text:style-name="T88">) with dimensions defined by </text:span><text:span text:style-name="T26">width</text:span><text:span text:style-name="T88"> and </text:span><text:span text:style-name="T26">height</text:span><text:span text:style-name="T88"> with RGB565 color defined by </text:span><text:span text:style-name="T26">color565. </text:span><text:span text:style-name="T57">Top left pixel of the screen area defines axis origin </text:span><text:span text:style-name="T58">i.e. coordinates (0,0)</text:span><text:span text:style-name="T57">.</text:span></text:p>
        </text:list-item>
        <text:list-item>
          <text:p text:style-name="P308"><text:span text:style-name="T144">Parameters </text:span><text:span text:style-name="T124">: <text:s/><text:line-break/></text:span><text:span text:style-name="T130">&gt; <text:s/></text:span><text:span text:style-name="T150">x</text:span><text:span text:style-name="T130"> </text:span><text:span text:style-name="T131">(In) :</text:span><text:span text:style-name="T130"> horizontal coordinate of top-left pixel of fill region (x grows from left to right)<text:line-break/>&gt; </text:span><text:span text:style-name="T150"><text:s/>y </text:span><text:span text:style-name="T151">(In)</text:span><text:span text:style-name="T130">: vertical coordinate of top-left pixel of fill region (y grows from top to bottom)<text:line-break/>&gt; </text:span><text:span text:style-name="T150">width </text:span><text:span text:style-name="T151">(In)</text:span><text:span text:style-name="T130">: width in pixels of the region to fill<text:line-break/>&gt; <text:s/></text:span><text:span text:style-name="T150">height </text:span><text:span text:style-name="T151">(In)</text:span><text:span text:style-name="T130">: height in pixels of the region to fill<text:line-break/>&gt; <text:s/></text:span><text:span text:style-name="T150">color565 </text:span><text:span text:style-name="T151">(In)</text:span><text:span text:style-name="T130">: <text:s/>code in RGB565 format of the color wth which to fill the region</text:span></text:p>
        </text:list-item>
        <text:list-item>
          <text:p text:style-name="P288"><text:span text:style-name="T9">Return values: </text:span><text:span text:style-name="T236"><text:s/>-</text:span></text:p>
        </text:list-item>
      </text:list>
      <text:p text:style-name="P54"/>
      <text:list xml:id="list5047518035494424716" text:style-name="L12">
        <text:list-item>
          <text:p text:style-name="P163"><text:span text:style-name="T1">Function </text:span>:<text:tab/><text:span text:style-name="T186">void </text:span><text:span text:style-name="T190">LF_</text:span><text:span text:style-name="T187">OLED_DisplayBuffer</text:span><text:span text:style-name="T186">(uint8_t x, uint8_t y, uint8_t width, uint8_t height, uint16_t *buffer)</text:span></text:p>
        </text:list-item>
        <text:list-item>
          <text:p text:style-name="P164"><text:span text:style-name="T114">D</text:span><text:span text:style-name="T117">escription </text:span><text:span text:style-name="T102">:</text:span><text:span text:style-name="T104"><text:tab/></text:span><text:span text:style-name="T88">Fills (</text:span><text:span text:style-name="T48">in horizontal raster mode) </text:span><text:span text:style-name="T88">the specified screen region</text:span><text:span text:style-name="T48"> with RGB565 pixels stored in </text:span><text:span text:style-name="T58">a </text:span><text:span text:style-name="T48">buffer </text:span></text:p>
        </text:list-item>
        <text:list-item>
          <text:p text:style-name="P309"><text:span text:style-name="T144">Parameters </text:span><text:span text:style-name="T124">: <text:s/></text:span></text:p>
          <text:p text:style-name="P310"><text:span text:style-name="T130">&gt; <text:s/></text:span><text:span text:style-name="T150">x</text:span><text:span text:style-name="T130"> </text:span><text:span text:style-name="T131">(In) :</text:span><text:span text:style-name="T130"> horizontal coordinate of top-left pixel of fill region (x grows from left to right)<text:line-break/></text:span><text:soft-page-break/><text:span text:style-name="T130">&gt; </text:span><text:span text:style-name="T150"><text:s/>y </text:span><text:span text:style-name="T151">(In)</text:span><text:span text:style-name="T130">: vertical coordinate of top-left pixel of fill region (y grows from top to bottom)<text:line-break/>&gt; </text:span><text:span text:style-name="T150">width  </text:span><text:span text:style-name="T151">(In)</text:span><text:span text:style-name="T130">: width in pixels of the region to fill<text:line-break/>&gt; <text:s/></text:span><text:span text:style-name="T150">height </text:span><text:span text:style-name="T151">(In)</text:span><text:span text:style-name="T130">: height in pixels of the region to fill<text:line-break/>&gt; <text:s/></text:span><text:span text:style-name="T151">buffer (In)</text:span><text:span text:style-name="T130">: <text:s/></text:span><text:span text:style-name="T131">pointer to a buffer of pixes</text:span><text:span text:style-name="T130"> in RGB565 format </text:span><text:span text:style-name="T131">that will be used to</text:span><text:span text:style-name="T130"> to fill the region</text:span></text:p>
        </text:list-item>
        <text:list-item>
          <text:p text:style-name="P289"><text:span text:style-name="T9">Return values: </text:span><text:span text:style-name="T236"><text:s/>-</text:span></text:p>
        </text:list-item>
      </text:list>
      <text:p text:style-name="P54"/>
      <text:p text:style-name="P60">**** <text:span text:style-name="T183">IMPORTANT NOTE : </text:span>The following 4 functions actually encapsulate emWin functtions, which means this middleware must have been enabled. The interest is to provide very simple printf-like means to display messages on <text:span text:style-name="T247">the screen</text:span> ****</text:p>
      <text:p text:style-name="P56"/>
      <text:list xml:id="list4017118212408421107" text:style-name="L13">
        <text:list-item>
          <text:p text:style-name="P165"><text:span text:style-name="T1">Function </text:span>:<text:tab/><text:span text:style-name="T186">void</text:span><text:span text:style-name="T187"> </text:span><text:span text:style-name="T190">LF_</text:span><text:span text:style-name="T187">OLED_PrintString</text:span><text:span text:style-name="T186">(char* string)</text:span></text:p>
        </text:list-item>
        <text:list-item>
          <text:p text:style-name="P166"><text:span text:style-name="T114">D</text:span><text:span text:style-name="T117">escription </text:span><text:span text:style-name="T102">:</text:span><text:span text:style-name="T104"><text:tab/></text:span><text:span text:style-name="T89">Displays the specified string on the OLED, using default or the latest specified GUI settings. If bottom of screen was reached, clears the screen and starts back at top of screen. (emWin must have been enabled first)</text:span></text:p>
        </text:list-item>
        <text:list-item>
          <text:p text:style-name="P311"><text:span text:style-name="T144">Parameters </text:span><text:span text:style-name="T124">: <text:s/></text:span><text:span text:style-name="T152">string </text:span><text:span text:style-name="T153">(In) </text:span><text:span text:style-name="T132">: pointer to the string of characters to be displayed </text:span></text:p>
        </text:list-item>
        <text:list-item>
          <text:p text:style-name="P247"><text:span text:style-name="T9">Return values: </text:span><text:span text:style-name="T236"><text:s/>-</text:span></text:p>
        </text:list-item>
      </text:list>
      <text:p text:style-name="P61"/>
      <text:p text:style-name="P61"/>
      <text:list xml:id="list4631095783859248184" text:style-name="L14">
        <text:list-item>
          <text:p text:style-name="P167"><text:span text:style-name="T187">Function </text:span><text:span text:style-name="T186">:<text:tab/>void </text:span><text:span text:style-name="T190">LF_</text:span><text:span text:style-name="T187">OLED_PrintDec</text:span><text:span text:style-name="T186">(int32_t SignedInteger)</text:span></text:p>
        </text:list-item>
        <text:list-item>
          <text:p text:style-name="P168"><text:span text:style-name="T114">D</text:span><text:span text:style-name="T117">escription </text:span><text:span text:style-name="T102">:</text:span><text:span text:style-name="T104"><text:tab/></text:span><text:span text:style-name="T89">Displays the specified signed 32-bit integer in decimal format on the OLED, using default or the latest specified GUI settings. If bottom of screen was reached, clears the screen and starts back at top of screen. (emWin must have been enabled first)</text:span></text:p>
        </text:list-item>
        <text:list-item>
          <text:p text:style-name="P312"><text:span text:style-name="T144">Parameters </text:span><text:span text:style-name="T124">: <text:s/></text:span><text:span text:style-name="T152">SignedInteger </text:span><text:span text:style-name="T153">(In) </text:span><text:span text:style-name="T132">: the signed integer value to display in decimal format</text:span></text:p>
        </text:list-item>
        <text:list-item>
          <text:p text:style-name="P312"><text:span text:style-name="T146">Return values: </text:span><text:span text:style-name="T133"><text:s/>-</text:span></text:p>
        </text:list-item>
      </text:list>
      <text:p text:style-name="P61"/>
      <text:list xml:id="list1574410980638812226" text:style-name="L15">
        <text:list-item>
          <text:p text:style-name="P169"><text:span text:style-name="T14">Function </text:span><text:span text:style-name="T72">:<text:tab/></text:span><text:span text:style-name="T207">void </text:span><text:span text:style-name="T190">LF_</text:span><text:span text:style-name="T191">OLED_PrintHex</text:span><text:span text:style-name="T208">(uint16_t <text:s text:c="2"/>Unsigned16</text:span><text:span text:style-name="T209">)</text:span></text:p>
        </text:list-item>
        <text:list-item>
          <text:p text:style-name="P170"><text:span text:style-name="T114">D</text:span><text:span text:style-name="T117">escription </text:span><text:span text:style-name="T102">:</text:span><text:span text:style-name="T104"><text:tab/></text:span><text:span text:style-name="T89">Displays the specified <text:s/>unsigned 16-bit integer in hexadecimal format on the OLED, using default or the latest specified GUI settings. If bottom of screen was reached, clears the screen and starts back at top of screen. (emWin must have been enabled first)</text:span></text:p>
        </text:list-item>
        <text:list-item>
          <text:p text:style-name="P313"><text:span text:style-name="T144">Parameters </text:span><text:span text:style-name="T124">: <text:s/></text:span><text:span text:style-name="T152">Un</text:span><text:span text:style-name="T153">si</text:span><text:span text:style-name="T152">gned16 </text:span><text:span text:style-name="T153">(In) </text:span><text:span text:style-name="T132">: the 16-bit value to display in hexadecimal format</text:span></text:p>
        </text:list-item>
        <text:list-item>
          <text:p text:style-name="P248"><text:soft-page-break/><text:span text:style-name="T9">Return values: </text:span><text:span text:style-name="T236"><text:s/>-</text:span></text:p>
        </text:list-item>
      </text:list>
      <text:p text:style-name="P61"/>
      <text:p text:style-name="P61"/>
      <text:list xml:id="list5472122332537374695" text:style-name="L16">
        <text:list-item>
          <text:p text:style-name="P171"><text:span text:style-name="T11">Function </text:span><text:span text:style-name="T88">:<text:tab/></text:span><text:span text:style-name="T208">void </text:span><text:span text:style-name="T190">LF_</text:span><text:span text:style-name="T191">OLED_Overwrite_CurrentLine</text:span><text:span text:style-name="T208">(void)</text:span></text:p>
        </text:list-item>
        <text:list-item>
          <text:p text:style-name="P172"><text:span text:style-name="T114">D</text:span><text:span text:style-name="T117">escription </text:span><text:span text:style-name="T102">:</text:span><text:span text:style-name="T104"><text:tab/></text:span><text:span text:style-name="T89">Rewinds screen pointer to the start of the current line and erases it.</text:span></text:p>
        </text:list-item>
        <text:list-item>
          <text:p text:style-name="P314"><text:span text:style-name="T144">Parameters </text:span><text:span text:style-name="T124">: <text:s/>-</text:span></text:p>
        </text:list-item>
        <text:list-item>
          <text:p text:style-name="P249"><text:span text:style-name="T9">Return values: </text:span><text:span text:style-name="T236"><text:s/>-</text:span></text:p>
        </text:list-item>
      </text:list>
      <text:p text:style-name="P55"/>
      <text:p text:style-name="P61"/>
      <text:p text:style-name="P60">**** <text:s/>Next are functions that may be used for low-level interface to the OLED display controller <text:s/>****</text:p>
      <text:p text:style-name="P61"/>
      <text:list xml:id="list2845730105687469487" text:style-name="L17">
        <text:list-item>
          <text:p text:style-name="P173"><text:span text:style-name="T1">Function </text:span>:<text:tab/> <text:span text:style-name="T186">void </text:span><text:span text:style-name="T190">LF_</text:span><text:span text:style-name="T187">OLED_SendCmd</text:span><text:span text:style-name="T186"> (uint8_t Value)</text:span></text:p>
        </text:list-item>
        <text:list-item>
          <text:p text:style-name="P174"><text:span text:style-name="T114">D</text:span><text:span text:style-name="T117">escription </text:span><text:span text:style-name="T102">:</text:span><text:span text:style-name="T104"><text:tab/></text:span>Sends a command byte over SPI to the OLE<text:span text:style-name="T238">D. Signal CS and RS are managed (to enable bus and signal a command type value)</text:span></text:p>
        </text:list-item>
        <text:list-item>
          <text:p text:style-name="P315"><text:span text:style-name="T144">Parameters </text:span><text:span text:style-name="T124">: <text:s/></text:span><text:span text:style-name="T153">Value (In) </text:span><text:span text:style-name="T134">: the 8-bit value to send </text:span></text:p>
        </text:list-item>
        <text:list-item>
          <text:p text:style-name="P250"><text:span text:style-name="T9">Return values: </text:span><text:span text:style-name="T236"><text:s/>-</text:span></text:p>
        </text:list-item>
      </text:list>
      <text:p text:style-name="P92"/>
      <text:list xml:id="list2815126413238133381" text:style-name="L18">
        <text:list-item>
          <text:p text:style-name="P175"><text:span text:style-name="T1">Function </text:span>:<text:tab/> <text:span text:style-name="T210">void </text:span><text:span text:style-name="T190">LF_</text:span><text:span text:style-name="T187">OLED_WriteReg</text:span><text:span text:style-name="T186"> (uint8_t Reg</text:span><text:span text:style-name="T210">Add</text:span><text:span text:style-name="T186">, uint8_t RegValue</text:span><text:span text:style-name="T209">)</text:span></text:p>
        </text:list-item>
        <text:list-item>
          <text:p text:style-name="P176"><text:span text:style-name="T114">D</text:span><text:span text:style-name="T117">escription </text:span><text:span text:style-name="T102">:</text:span><text:span text:style-name="T104"><text:tab/></text:span>Writes the specified data byte into the specified register of the OLED controller using the SPI interface.</text:p>
        </text:list-item>
        <text:list-item>
          <text:p text:style-name="P316"><text:span text:style-name="T144">Parameters </text:span><text:span text:style-name="T124">: <text:s/><text:line-break/></text:span><text:span text:style-name="T134">&gt; </text:span><text:span text:style-name="T153">RegAdd (In)</text:span><text:span text:style-name="T134"> : The address of the register to write<text:line-break/>&gt; </text:span><text:span text:style-name="T153">RegValue (In)</text:span><text:span text:style-name="T134"> : The value to write</text:span></text:p>
        </text:list-item>
        <text:list-item>
          <text:p text:style-name="P251"><text:span text:style-name="T9">Return values: </text:span><text:span text:style-name="T236"><text:s/>-</text:span></text:p>
        </text:list-item>
      </text:list>
      <text:p text:style-name="P92"/>
      <text:list xml:id="list2882944961715957176" text:style-name="L19">
        <text:list-item>
          <text:p text:style-name="P177"><text:span text:style-name="T1">Function </text:span>:<text:tab/><text:span text:style-name="T186">void </text:span><text:span text:style-name="T190">LF_</text:span><text:span text:style-name="T187">OLED_DataStart</text:span><text:span text:style-name="T186"> (void)</text:span></text:p>
        </text:list-item>
        <text:list-item>
          <text:p text:style-name="P178"><text:span text:style-name="T114">D</text:span><text:span text:style-name="T117">escription </text:span><text:span text:style-name="T102">:</text:span><text:span text:style-name="T104"><text:tab/></text:span>Signals to the OLED that all subsequent data that will be transfered over SPI will be for the DDRAM (Display Data RAM) of the OLED, until instructed otherwise (typically, through OLED_DataEnd function). </text:p>
        </text:list-item>
        <text:list-item>
          <text:p text:style-name="P317"><text:soft-page-break/><text:span text:style-name="T144">Parameters </text:span><text:span text:style-name="T124">: <text:s/>-</text:span></text:p>
        </text:list-item>
        <text:list-item>
          <text:p text:style-name="P252"><text:span text:style-name="T9">Return values: </text:span><text:span text:style-name="T236"><text:s/>-</text:span></text:p>
        </text:list-item>
      </text:list>
      <text:p text:style-name="P92"/>
      <text:list xml:id="list7395811324636027395" text:style-name="L20">
        <text:list-item>
          <text:p text:style-name="P179"><text:span text:style-name="T1">Function </text:span>:<text:tab/><text:span text:style-name="T186">void </text:span><text:span text:style-name="T190">LF_</text:span><text:span text:style-name="T187">OLED_SendData </text:span><text:span text:style-name="T186">(uint16_t Value)</text:span></text:p>
        </text:list-item>
        <text:list-item>
          <text:p text:style-name="P180"><text:span text:style-name="T114">D</text:span><text:span text:style-name="T117">escription </text:span><text:span text:style-name="T102">:</text:span><text:span text:style-name="T104"><text:tab/></text:span>Transfers 16 bit of <text:span text:style-name="T71">RGB565 </text:span>data over SPI towards the OLED. </text:p>
        </text:list-item>
        <text:list-item>
          <text:p text:style-name="P318"><text:span text:style-name="T144">Parameters </text:span><text:span text:style-name="T124">: <text:s/></text:span><text:span text:style-name="T153">Value (In)</text:span><text:span text:style-name="T134">: <text:s/>the pixel value to send, in RGB565 format</text:span></text:p>
        </text:list-item>
        <text:list-item>
          <text:p text:style-name="P253"><text:span text:style-name="T9">Return values: </text:span><text:span text:style-name="T236"><text:s/>-</text:span></text:p>
        </text:list-item>
      </text:list>
      <text:p text:style-name="P92"/>
      <text:list xml:id="list2444973448389029014" text:style-name="L21">
        <text:list-item>
          <text:p text:style-name="P181"><text:span text:style-name="T1">Function </text:span>:<text:tab/><text:span text:style-name="T186">void </text:span><text:span text:style-name="T190">LF_</text:span><text:span text:style-name="T187">OLED_DataEnd</text:span><text:span text:style-name="T186"> (void)</text:span></text:p>
        </text:list-item>
        <text:list-item>
          <text:p text:style-name="P182"><text:span text:style-name="T114">D</text:span><text:span text:style-name="T117">escription </text:span><text:span text:style-name="T102">:</text:span><text:span text:style-name="T104"><text:tab/></text:span>Deselects the OLED thus ending any sequence of data transfer</text:p>
        </text:list-item>
        <text:list-item>
          <text:p text:style-name="P319"><text:span text:style-name="T144">Parameters </text:span><text:span text:style-name="T124">: <text:s/>-</text:span></text:p>
        </text:list-item>
        <text:list-item>
          <text:p text:style-name="P254"><text:span text:style-name="T9">Return values: </text:span><text:span text:style-name="T236"><text:s/>-</text:span></text:p>
        </text:list-item>
      </text:list>
      <text:p text:style-name="P118"/>
      <text:h text:style-name="Heading_20_2" text:outline-level="2"><text:span text:style-name="T85"><text:tab/></text:span>Data Flash</text:h>
      <text:p text:style-name="P102"/>
      <text:p text:style-name="P98"><text:span text:style-name="T30">Do not confuse the</text:span><text:span text:style-name="T27"> Data Flash, </text:span><text:span text:style-name="T30">a 64Mbit chip dedicated to data storage on <text:s/>LimiFrog, with</text:span><text:span text:style-name="T27"> the embedded Flash memory </text:span><text:span text:style-name="T30">of</text:span><text:span text:style-name="T27"> the STM32 </text:span><text:span text:style-name="T30">(</text:span><text:span text:style-name="T27">program memory</text:span><text:span text:style-name="T30">).</text:span></text:p>
      <text:p text:style-name="P88"><text:span text:style-name="T20">Note </text:span>: the D<text:span text:style-name="T90">ata Flash can also be used as a FAT File System, through the use of the Fat-Fs library. See section on middleware further down this document</text:span>.</text:p>
      <text:p text:style-name="P92"/>
      <text:list xml:id="list1499118722892636617" text:style-name="L22">
        <text:list-item>
          <text:p text:style-name="P183"><text:span text:style-name="T1">Function </text:span>:<text:tab/><text:span text:style-name="T186">void </text:span><text:span text:style-name="T190">LF_</text:span><text:span text:style-name="T187">FLASH_EraseBulk</text:span><text:span text:style-name="T186">(void)</text:span> </text:p>
        </text:list-item>
        <text:list-item>
          <text:p text:style-name="P184"><text:span text:style-name="T114">D</text:span><text:span text:style-name="T117">escription </text:span><text:span text:style-name="T102">:</text:span><text:span text:style-name="T104"><text:tab/></text:span>Electrically erases the full <text:span text:style-name="T90">Data F</text:span>lash (this takes some time)</text:p>
        </text:list-item>
        <text:list-item>
          <text:p text:style-name="P320"><text:span text:style-name="T144">Parameters </text:span><text:span text:style-name="T124">: <text:s/>-</text:span></text:p>
        </text:list-item>
        <text:list-item>
          <text:p text:style-name="P255"><text:span text:style-name="T9">Return values: </text:span><text:span text:style-name="T236"><text:s/>-</text:span></text:p>
        </text:list-item>
      </text:list>
      <text:p text:style-name="P92"/>
      <text:list xml:id="list2573700489405520848" text:style-name="L23">
        <text:list-item>
          <text:p text:style-name="P185"><text:span text:style-name="T1">Function </text:span>:<text:tab/> <text:span text:style-name="T186">void </text:span><text:span text:style-name="T190">LF_</text:span><text:span text:style-name="T187">FLASH_WriteBuffer</text:span><text:span text:style-name="T186">(uint8_t* pBuffer, uint32_t WriteAddr, uint32_t NumByteToWrite)</text:span> </text:p>
        </text:list-item>
        <text:list-item>
          <text:p text:style-name="P186"><text:span text:style-name="T114">D</text:span><text:span text:style-name="T117">escription </text:span><text:span text:style-name="T102">:</text:span><text:span text:style-name="T104"><text:tab/></text:span>Writes into the Data Flash, starting at the <text:span text:style-name="T90">adress specified by </text:span><text:span text:style-name="T27">WriteAdd</text:span><text:span text:style-name="T90">r, the number of data bytes specified by </text:span><text:span text:style-name="T27">NumByteToWrite </text:span><text:span text:style-name="T90">located in a buffer pointer by </text:span><text:span text:style-name="T27">pBuffer</text:span>. </text:p>
        </text:list-item>
        <text:list-item>
          <text:p text:style-name="P321"><text:soft-page-break/><text:span text:style-name="T144">Parameters </text:span><text:span text:style-name="T124">: <text:line-break/></text:span><text:span text:style-name="T134">&gt; </text:span><text:span text:style-name="T153">pBuffer</text:span><text:span text:style-name="T134"> : pointer to the buffer that contains the data bytes to write into the </text:span><text:span text:style-name="T135">Data </text:span><text:span text:style-name="T134">Flash<text:line-break/>&gt; </text:span><text:span text:style-name="T153">WriteAd</text:span><text:span text:style-name="T154">d</text:span><text:span text:style-name="T153">r </text:span><text:span text:style-name="T134">: <text:s/></text:span><text:span text:style-name="T135">First address to write in the Data Flash<text:line-break/>&gt; </text:span><text:span text:style-name="T154">NumByteToWrite </text:span><text:span text:style-name="T135">: Number of consecutive bytes to write into the Data Flash</text:span><text:span text:style-name="T134"> <text:s/></text:span></text:p>
        </text:list-item>
        <text:list-item>
          <text:p text:style-name="P256"><text:span text:style-name="T9">Return values: </text:span><text:span text:style-name="T236"><text:s/>-</text:span></text:p>
        </text:list-item>
      </text:list>
      <text:p text:style-name="P92"/>
      <text:list xml:id="list8759697472089476606" text:style-name="L24">
        <text:list-item>
          <text:p text:style-name="P187"><text:span text:style-name="T1">Function </text:span>:<text:tab/> <text:span text:style-name="T186">void </text:span><text:span text:style-name="T190">LF_</text:span><text:span text:style-name="T187">FLASH_ReadBuffer</text:span><text:span text:style-name="T186">(uint8_t* pBuffer, uint32_t ReadAddr, uint32_t NumByteToRead) </text:span></text:p>
        </text:list-item>
        <text:list-item>
          <text:p text:style-name="P188"><text:span text:style-name="T114">D</text:span><text:span text:style-name="T117">escription </text:span><text:span text:style-name="T102">:</text:span><text:span text:style-name="T104"><text:tab/></text:span><text:span text:style-name="T90">Reads</text:span> <text:span text:style-name="T90">from</text:span> the Data Flash, starting at the <text:span text:style-name="T90">adress specified by </text:span><text:span text:style-name="T27">ReadAddr</text:span><text:span text:style-name="T90">, the number of data bytes specified by </text:span><text:span text:style-name="T27">NumByteToRead</text:span><text:span text:style-name="T90"> <text:s/>and places them in a buffer pointer by </text:span><text:span text:style-name="T27">pBuffer</text:span>. </text:p>
        </text:list-item>
        <text:list-item>
          <text:p text:style-name="P322"><text:span text:style-name="T144">Parameters </text:span><text:span text:style-name="T124">: <text:s/><text:line-break/></text:span><text:span text:style-name="T134">&gt; </text:span><text:span text:style-name="T153">pBuffer</text:span><text:span text:style-name="T134"> : pointer to the buffer </text:span><text:span text:style-name="T135">for storing</text:span><text:span text:style-name="T134"> the data bytes </text:span><text:span text:style-name="T135">read from </text:span><text:span text:style-name="T134">the </text:span><text:span text:style-name="T135">Data </text:span><text:span text:style-name="T134">Flash<text:line-break/>&gt; </text:span><text:span text:style-name="T135">Read</text:span><text:span text:style-name="T153">Ad</text:span><text:span text:style-name="T154">d</text:span><text:span text:style-name="T153">r </text:span><text:span text:style-name="T134">: <text:s/></text:span><text:span text:style-name="T135">First address to read in the Data Flash<text:line-break/>&gt; </text:span><text:span text:style-name="T154">NumByteToRead </text:span><text:span text:style-name="T135">: Number of consecutive bytes to read from the Data Flash</text:span><text:span text:style-name="T134"> <text:s/></text:span><text:span text:style-name="T135"><text:s/></text:span></text:p>
        </text:list-item>
        <text:list-item>
          <text:p text:style-name="P257"><text:span text:style-name="T9">Return values: </text:span><text:span text:style-name="T236"><text:s/>-</text:span></text:p>
        </text:list-item>
      </text:list>
      <text:p text:style-name="P94"/>
      <text:list xml:id="list6040148814442785994" text:style-name="L25">
        <text:list-item>
          <text:p text:style-name="P189"><text:span text:style-name="T1">Function </text:span>:<text:tab/><text:span text:style-name="T186">uint32_t </text:span><text:span text:style-name="T190">LF_</text:span><text:span text:style-name="T187">FLASH_ReadID</text:span><text:span text:style-name="T186">(void) </text:span></text:p>
        </text:list-item>
        <text:list-item>
          <text:p text:style-name="P190"><text:span text:style-name="T114">D</text:span><text:span text:style-name="T117">escription </text:span><text:span text:style-name="T102">:</text:span><text:span text:style-name="T104"><text:tab/></text:span>R<text:span text:style-name="T90">eturns the</text:span> Unique ID <text:span text:style-name="T90">read </text:span>from <text:span text:style-name="T90">the</text:span> Data Flash</text:p>
        </text:list-item>
        <text:list-item>
          <text:p text:style-name="P323"><text:span text:style-name="T144">Parameters </text:span><text:span text:style-name="T124">: <text:s/>-</text:span></text:p>
        </text:list-item>
        <text:list-item>
          <text:p text:style-name="P258"><text:span text:style-name="T9">Return values: </text:span><text:span text:style-name="T236"><text:s/>Unique ID of the Data Flash</text:span></text:p>
        </text:list-item>
      </text:list>
      <text:p text:style-name="P103"/>
      <text:p text:style-name="P103"/>
      <text:h text:style-name="Heading_20_2" text:outline-level="2"><text:span text:style-name="T78"><text:tab/></text:span>Sensors</text:h>
      <text:p text:style-name="P62"/>
      <text:p text:style-name="P106"><text:span text:style-name="T173">&gt; </text:span>Sensors can be custom-controlled at low level using I2C bus #2 (which is dedicated to sensor control on LimiFrog). </text:p>
      <text:p text:style-name="P106"><text:span text:style-name="T173">&gt; </text:span>They can also be controlled using IC vendor-supplied <text:span text:style-name="T245">API</text:span>. These drivers are being integrated <text:span text:style-name="T239">into the LimiFrog API</text:span> (mostly a matter of mapping the generic bus interface of these drivers to I2C #2)</text:p>
      <text:p text:style-name="P106"><text:span text:style-name="T173">&gt; </text:span>Finally, a number of simple, high-level functions will be provided to obtain sensors results in a <text:soft-page-break/>simple way <text:span text:style-name="T239">for selected use cases (e.g. single shot acquisition, etc.)</text:span></text:p>
      <text:p text:style-name="P90">DOCUMENTATION TO WRITE</text:p>
      <text:p text:style-name="P92"/>
      <text:h text:style-name="Heading_20_2" text:outline-level="2"><text:span text:style-name="T75"><text:tab/></text:span><text:span text:style-name="T76">BlueTooth Low-Energy</text:span></text:h>
      <text:p text:style-name="P66"/>
      <text:p text:style-name="P35">Upon power-up, the Blue Tooth Low-Energy module (which embeds a Cortex-M0) does not contain <text:s/>any firmware. LimiFrog API can handle downloading a firmware into the BlueTooth module as part of the board initialization sequence. </text:p>
      <text:p text:style-name="P37">The user<text:span text:style-name="T178"> </text:span><text:span text:style-name="T54">simply </text:span><text:span text:style-name="T55">sets a couple of </text:span><text:span text:style-name="T59">directives</text:span><text:span text:style-name="T55"> in a configuration file </text:span><text:span text:style-name="T42"><text:s/></text:span><text:span text:style-name="T53">(</text:span><text:span text:style-name="T20">User_Configuration.h</text:span><text:span text:style-name="T31">) </text:span><text:span text:style-name="T55"><text:s/>to enable BTLE and to indicate under what name he has stored the</text:span> binary firmware file <text:span text:style-name="T179">on the File System (Data Flash). <text:s/></text:span><text:span text:style-name="T32">Note : </text:span><text:span text:style-name="T35">Copying</text:span><text:span text:style-name="T20"> th</text:span><text:span text:style-name="T31">is</text:span><text:span text:style-name="T20"> firmware </text:span><text:span text:style-name="T35">from a PC</text:span><text:span text:style-name="T20"> on</text:span><text:span text:style-name="T35">to</text:span><text:span text:style-name="T20"> the </text:span><text:span text:style-name="T35">(</text:span><text:span text:style-name="T20">Data Flash</text:span><text:span text:style-name="T35">)</text:span><text:span text:style-name="T20"> </text:span><text:span text:style-name="T35">Fi</text:span><text:span text:style-name="T20">le </text:span><text:span text:style-name="T35">S</text:span><text:span text:style-name="T20">ystem is easily done by </text:span><text:span text:style-name="T35">connecting LimiFrog to PC through USB</text:span><text:span text:style-name="T20">.</text:span></text:p>
      <text:p text:style-name="P36"><text:span text:style-name="T174">I</text:span>nitialization function <text:span text:style-name="T218">LF_Board_Selective_Inits()</text:span><text:span text:style-name="T20"> </text:span><text:span text:style-name="T53">then</text:span> takes care of <text:s/>downloading <text:span text:style-name="T174">(</text:span>over UART1, <text:span text:style-name="T174">automatically set up to that aim</text:span>) that firmware into the BlueTooth module RAM. <text:span text:style-name="T174">The</text:span> BlueTooth module <text:span text:style-name="T174">will boot from there</text:span>.</text:p>
      <text:p text:style-name="P38">The STM32 can then exchange with the BTLE module over UART <text:s/>#1 or over I2C bus #2. </text:p>
      <text:p text:style-name="P63"/>
      <text:h text:style-name="P126" text:outline-level="1">STM32 PERIPHERAL CONTROL</text:h>
      <text:p text:style-name="P32"/>
      <text:p text:style-name="P15"><text:span text:style-name="T92">NOTE :</text:span> </text:p>
      <text:p text:style-name="P21">ST provides the HAL (Hardware Abstraction Layer) library to manage access to all STM32 on-chip peripherals in a lot of different modes – it's very polyvalent but can therefore feel relatively complex to use at first.</text:p>
      <text:p text:style-name="P19">LimiFrog simplifies usage of the HAL library by, first, taking care of initializ<text:span text:style-name="T175">ing</text:span> all the peripherals dedicated to a given role on LimiFrog (for example, I2C2 to communicate with the sensors) as well as <text:span text:style-name="T175">configuring </text:span>the IO<text:span text:style-name="T175">s</text:span> assigned to these peripherals – this is done as part of the <text:span text:style-name="T186">LF_Board_Init()</text:span> function formerly described.</text:p>
      <text:p text:style-name="P20">In addition, the peripheral control functions described below allow to use commonly needed peripherals at a higher (simpler) level than with the HAL library (they build upon it). </text:p>
      <text:p text:style-name="P18"><text:span text:style-name="T169">They only </text:span>address a selection of <text:span text:style-name="T168">STM32 on-chip </text:span>periph<text:span text:style-name="T168">e</text:span>rals <text:span text:style-name="T239">though</text:span>, in <text:span text:style-name="T170">selected (</text:span>simple<text:span text:style-name="T170">)</text:span> use cases. The intent is not to replace ST's HAL library, <text:span text:style-name="T168">it is rather</text:span> :</text:p>
      <text:p text:style-name="P16">&gt; <text:span text:style-name="T239">(for beginners especially) </text:span>to enable<text:span text:style-name="T1"> writing simple code</text:span> without diving too deeply into the HAL library </text:p>
      <text:p text:style-name="P17"><text:soft-page-break/>&gt; to provide some <text:span text:style-name="T1">examples that illustrate usage of the HAL library</text:span>, thus facilitating writing HAL-based code for other use case<text:span text:style-name="T170">s</text:span></text:p>
      <text:p text:style-name="P22">Programmers are free to use these functions or not, of course.</text:p>
      <text:p text:style-name="P15"/>
      <text:p text:style-name="P4"/>
      <text:p text:style-name="P69"/>
      <text:h text:style-name="Heading_20_2" text:outline-level="2">General Purpose Input/Output (GPIO) :</text:h>
      <text:p text:style-name="Text_20_body"/>
      <text:p text:style-name="P58"><text:span text:style-name="T1">TBD </text:span>: use functions rather than macros.</text:p>
      <text:p text:style-name="P59">Prefix names.</text:p>
      <text:p text:style-name="P73"/>
      <text:list xml:id="list8123110897773932866" text:style-name="L26">
        <text:list-item>
          <text:p text:style-name="P191"><text:span text:style-name="T2">Macro </text:span><text:span text:style-name="T69">:<text:tab/></text:span><text:span text:style-name="T200">GPIO_HIGH</text:span><text:span text:style-name="T217">(GPIO_Port_Name , GPIO_Pin_Number) </text:span></text:p>
        </text:list-item>
        <text:list-item>
          <text:p text:style-name="P192"><text:span text:style-name="T114">D</text:span><text:span text:style-name="T117">escription </text:span><text:span text:style-name="T102">:</text:span><text:span text:style-name="T104"><text:tab/></text:span><text:span text:style-name="T69">Sets to logic 1 </text:span><text:s/>pin <text:s/><text:span text:style-name="T21">GPIO_Pin_Number</text:span><text:span text:style-name="T69"> </text:span>of port <text:span text:style-name="T21">GPIO_Port_Name</text:span><text:span text:style-name="T69">. </text:span><text:span text:style-name="T21">GPIO_Port_Name</text:span><text:span text:style-name="T69"> can be GPIOA to GPIOC (or alias) and </text:span><text:span text:style-name="T21">GPIO_Pin_Number</text:span><text:span text:style-name="T69"> can be 0 to 15 (or alias). File </text:span><text:span text:style-name="T21">LF_Name_Aliases.h</text:span><text:span text:style-name="T69"> proposes aliases for all STM32 GPIOs with meaningful names.</text:span></text:p>
        </text:list-item>
      </text:list>
      <text:p text:style-name="P77"/>
      <text:list xml:id="list7139934659593289723" text:style-name="L27">
        <text:list-item>
          <text:p text:style-name="P193"><text:span text:style-name="T2">Macro </text:span><text:span text:style-name="T69">:<text:tab/></text:span><text:span text:style-name="T200">GPIO_</text:span><text:span text:style-name="T199">LOW</text:span><text:span text:style-name="T217">(GPIO_Port_Name , GPIO_Pin_Number)</text:span><text:span text:style-name="T69"> </text:span></text:p>
        </text:list-item>
        <text:list-item>
          <text:p text:style-name="P194"><text:span text:style-name="T114">D</text:span><text:span text:style-name="T117">escription </text:span><text:span text:style-name="T102">:</text:span><text:span text:style-name="T104"><text:tab/></text:span><text:span text:style-name="T69">Sets to logic 0 <text:s/>pin <text:s/></text:span><text:span text:style-name="T21">GPIO_Pin_Number</text:span><text:span text:style-name="T69"> of port </text:span><text:span text:style-name="T21">GPIO_Port_Name</text:span><text:span text:style-name="T69">. </text:span></text:p>
        </text:list-item>
      </text:list>
      <text:p text:style-name="P78"/>
      <text:list xml:id="list3014575118674986649" text:style-name="L28">
        <text:list-item>
          <text:p text:style-name="P195"><text:span text:style-name="T2">Macro </text:span><text:span text:style-name="T69">:<text:tab/></text:span><text:span text:style-name="T200">LF_GPIO_</text:span><text:span text:style-name="T199">TOGGLE</text:span><text:span text:style-name="T217">(GPIO_Port_Name , GPIO_Pin_Number) </text:span></text:p>
        </text:list-item>
        <text:list-item>
          <text:p text:style-name="P196"><text:span text:style-name="T114">D</text:span><text:span text:style-name="T117">escription </text:span><text:span text:style-name="T102">:</text:span><text:span text:style-name="T104"><text:tab/></text:span><text:span text:style-name="T81">Toggles <text:s/>pin <text:s/></text:span><text:span text:style-name="T21">GPIO_Pin_Number</text:span><text:span text:style-name="T69"> of port </text:span><text:span text:style-name="T21">GPIO_Port_Name</text:span><text:span text:style-name="T69">. </text:span></text:p>
        </text:list-item>
      </text:list>
      <text:p text:style-name="P79"/>
      <text:list xml:id="list9004675828479138291" text:style-name="L29">
        <text:list-item>
          <text:p text:style-name="P197"><text:span text:style-name="T3">Macro </text:span><text:span text:style-name="T81">:</text:span><text:tab/><text:span text:style-name="T190">LF_</text:span><text:span text:style-name="T187">IS_GPIO_SET</text:span><text:span text:style-name="T186">(</text:span><text:span text:style-name="T217">GPIO_Port_Name , GPIO_Pin_Number) </text:span></text:p>
        </text:list-item>
        <text:list-item>
          <text:p text:style-name="P198"><text:span text:style-name="T114">D</text:span><text:span text:style-name="T117">escription </text:span><text:span text:style-name="T102">:</text:span><text:span text:style-name="T104"><text:tab/></text:span><text:span text:style-name="T81">Returns TRUE if <text:s/>pin <text:s/></text:span><text:span text:style-name="T22">GPIO_Pin_Number</text:span><text:span text:style-name="T81"> of port </text:span><text:span text:style-name="T22">GPIO_Port_Name </text:span><text:span text:style-name="T44">is set (Logic 1), else returns FALSE.</text:span></text:p>
          <text:p text:style-name="P290"/>
        </text:list-item>
      </text:list>
      <text:list xml:id="list3034837060319799058" text:style-name="L30">
        <text:list-item>
          <text:p text:style-name="P199"><text:span text:style-name="T3">Macro </text:span><text:span text:style-name="T81">:</text:span><text:tab/><text:span text:style-name="T190">LF_</text:span><text:span text:style-name="T187">IS_GPIO_</text:span><text:span text:style-name="T199">RE</text:span><text:span text:style-name="T187">SET</text:span><text:span text:style-name="T186">(</text:span><text:span text:style-name="T217">GPIO_Port_Name , GPIO_Pin_Number) </text:span></text:p>
        </text:list-item>
        <text:list-item>
          <text:p text:style-name="P200"><text:span text:style-name="T114">D</text:span><text:span text:style-name="T117">escription </text:span><text:span text:style-name="T102">:</text:span><text:span text:style-name="T104"><text:tab/></text:span><text:span text:style-name="T81">Returns TRUE if <text:s/>pin <text:s/></text:span><text:span text:style-name="T22">GPIO_Pin_Number</text:span><text:span text:style-name="T81"> of port </text:span><text:span text:style-name="T22">GPIO_Port_Name </text:span><text:span text:style-name="T44">is reset (Logic 0), else returns FALSE.</text:span> </text:p>
        </text:list-item>
      </text:list>
      <text:p text:style-name="P53"/>
      <text:h text:style-name="Heading_20_2" text:outline-level="2"><text:soft-page-break/><text:span text:style-name="T85"><text:s/></text:span>External Interrupts :</text:h>
      <text:p text:style-name="P73"/>
      <text:list xml:id="list2651461858472601815" text:style-name="L31">
        <text:list-item>
          <text:p text:style-name="P201"><text:span text:style-name="T1">Function </text:span>:<text:tab/><text:span text:style-name="T186">void </text:span><text:span text:style-name="T187">LF_Enable_ExtIT</text:span><text:span text:style-name="T186">(GPIO_TypeDef* GPIO_Port, uint16_t <text:s/>GPIO_Pin, boolean_t <text:s/>Rising_nFalling_IT);</text:span> </text:p>
        </text:list-item>
        <text:list-item>
          <text:p text:style-name="P202"><text:span text:style-name="T114">D</text:span><text:span text:style-name="T117">escription </text:span><text:span text:style-name="T102">:</text:span><text:span text:style-name="T104"><text:tab/></text:span>Configures <text:span text:style-name="T60">the specified GPIO as external edge-triggered interrupt source of <text:s/>specified polarity</text:span></text:p>
        </text:list-item>
        <text:list-item>
          <text:p text:style-name="P324"><text:span text:style-name="T144">Parameters </text:span><text:span text:style-name="T124">: <text:line-break/></text:span><text:span text:style-name="T136">&gt; </text:span><text:span text:style-name="T155">GPIO_Port </text:span><text:span text:style-name="T136">: the port to which the IO defined as external interrupt belongs – can be (alias of) GPIOA, GPIOB or GPIOC<text:line-break/>&gt; </text:span><text:span text:style-name="T155">GPIO_Pin</text:span><text:span text:style-name="T136"> : the pin number in the port (0 to 15) of the <text:s/>IO defined as external interrupt<text:line-break/>&gt; <text:s/></text:span><text:span text:style-name="T155">Rising_nFalling_IT : </text:span><text:span text:style-name="T164">specifies the polarityof the external interrupt : TRUE to define rising edge trigerred external interrupt on the target IO, FALSE to define a falling edge triggered interrupt.</text:span></text:p>
        </text:list-item>
        <text:list-item>
          <text:p text:style-name="P259"><text:span text:style-name="T68">Return values: </text:span><text:span text:style-name="T56"><text:s/>-</text:span></text:p>
        </text:list-item>
        <text:list-item>
          <text:p text:style-name="P280"><text:span text:style-name="T68">N</text:span><text:span text:style-name="T67">ote : <text:s text:c="2"/></text:span><text:span text:style-name="T20">GPIO_TypeDef</text:span><text:span text:style-name="T42"> is a type defined in the HAL library. Parameters of type </text:span><text:span text:style-name="T20">GPIO_TypeDef</text:span><text:span text:style-name="T42"> can take values </text:span><text:span text:style-name="T60">(aliased to) </text:span><text:span text:style-name="T20">GPIOA</text:span><text:span text:style-name="T42">, </text:span><text:span text:style-name="T20">GPIOB</text:span><text:span text:style-name="T42"> or </text:span><text:span text:style-name="T20">GPIOC</text:span><text:span text:style-name="T42">.</text:span></text:p>
        </text:list-item>
      </text:list>
      <text:p text:style-name="P95"/>
      <text:list xml:id="list194224256845679980" text:style-name="L32">
        <text:list-item>
          <text:p text:style-name="P203"><text:span text:style-name="T1">Function </text:span>:<text:tab/><text:span text:style-name="T186">void </text:span><text:span text:style-name="T187">LF_</text:span><text:span text:style-name="T198">Dis</text:span><text:span text:style-name="T187">able_ExtIT</text:span><text:span text:style-name="T186">(GPIO_TypeDef* GPIO_Port, uint16_t <text:s/>GPIO_Pin); </text:span></text:p>
        </text:list-item>
        <text:list-item>
          <text:p text:style-name="P204"><text:span text:style-name="T114">D</text:span><text:span text:style-name="T117">escription </text:span><text:span text:style-name="T102">:</text:span><text:span text:style-name="T104"><text:tab/></text:span><text:span text:style-name="T43">Disables the interrupt on </text:span><text:span text:style-name="T60">the specified GPIO </text:span><text:span text:style-name="T43">and sets this GPIO as regular input GPIO (without pull-up or pull-down)</text:span></text:p>
        </text:list-item>
        <text:list-item>
          <text:p text:style-name="P325"><text:span text:style-name="T144">Parameters </text:span><text:span text:style-name="T124">: <text:line-break/></text:span><text:span text:style-name="T136">&gt; </text:span><text:span text:style-name="T155">GPIO_Port </text:span><text:span text:style-name="T136">: the port to which the IO defined as external interrupt belongs – can be (alias of) GPIOA, GPIOB or GPIOC<text:line-break/>&gt; </text:span><text:span text:style-name="T155">GPIO_Pin</text:span><text:span text:style-name="T136"> : the pin number in the port (0 to 15) of the <text:s/>IO defined as external interrupt</text:span></text:p>
        </text:list-item>
        <text:list-item>
          <text:p text:style-name="P260"><text:span text:style-name="T68">Return values: </text:span><text:span text:style-name="T56"><text:s/>-</text:span></text:p>
        </text:list-item>
        <text:list-item>
          <text:p text:style-name="P281"><text:span text:style-name="T68">N</text:span><text:span text:style-name="T67">ote : <text:s text:c="2"/></text:span><text:span text:style-name="T20">GPIO_TypeDef</text:span><text:span text:style-name="T42"> is a type defined in the HAL library. Parameters of type </text:span><text:span text:style-name="T20">GPIO_TypeDef</text:span><text:span text:style-name="T42"> can take values </text:span><text:span text:style-name="T60">(aliased to) </text:span><text:span text:style-name="T20">GPIOA</text:span><text:span text:style-name="T42">, </text:span><text:span text:style-name="T20">GPIOB</text:span><text:span text:style-name="T42"> or </text:span><text:span text:style-name="T20">GPIOC</text:span><text:span text:style-name="T42">.</text:span></text:p>
          <text:p text:style-name="P350"/>
        </text:list-item>
      </text:list>
      <text:h text:style-name="Heading_20_2" text:outline-level="2"><text:span text:style-name="T78"><text:tab/></text:span><text:span text:style-name="T79">Timer and PWM :</text:span></text:h>
      <text:p text:style-name="P75"/>
      <text:list xml:id="list6365442459927268246" text:style-name="L33">
        <text:list-item>
          <text:p text:style-name="P130"><text:span text:style-name="T15">Defined constants</text:span><text:span text:style-name="T10"> <text:s/></text:span><text:span text:style-name="T3">:</text:span></text:p>
        </text:list-item>
      </text:list>
      <text:p text:style-name="P24"><text:soft-page-break/><text:tab/><text:span text:style-name="T186">#define </text:span><text:span text:style-name="T190">LF_</text:span><text:span text:style-name="T187">TIMER_UNIT_US</text:span><text:span text:style-name="T186"><text:tab/>1 <text:tab/></text:span></text:p>
      <text:p text:style-name="P13"><text:span text:style-name="T186"><text:tab/>#define </text:span><text:span text:style-name="T190">LF_</text:span><text:span text:style-name="T187">TIMER_UNIT_MS</text:span><text:span text:style-name="T186"><text:tab/>1000<text:tab/></text:span></text:p>
      <text:list xml:id="list6155637621480953087" text:style-name="L34">
        <text:list-header>
          <text:p text:style-name="P131"><text:span text:style-name="T148">D</text:span><text:span text:style-name="T147">escription </text:span><text:span text:style-name="T139">:</text:span><text:span text:style-name="T128"><text:tab/></text:span><text:span text:style-name="T140">Useful defines to specify prescale clock period in a self-explanatory way in timer setup functions of LimiFrog API</text:span></text:p>
        </text:list-header>
      </text:list>
      <text:p text:style-name="P47"/>
      <text:list xml:id="list231339055280801" text:continue-list="list231337500576343" text:style-name="L1">
        <text:list-item>
          <text:p text:style-name="P145"><text:span text:style-name="T10">Custom Type</text:span><text:span text:style-name="T235">: <text:s/><text:line-break/></text:span><text:span text:style-name="T186">typedef enum { <text:line-break/>TIMER2 = 2, <text:line-break/>TIMER3 = 3, <text:line-break/>TIMER4 = 4,<text:line-break/>TIMER5 = 5,<text:line-break/>TIMER6 = 6,<text:line-break/>TIMER7 = 7,<text:line-break/>TIMER9 = 9,<text:line-break/>TIMER10 = 10, <text:line-break/>TIMER11 = 11 <text:line-break/>} <text:s text:c="3"/><text:line-break/></text:span><text:span text:style-name="T190">LF_</text:span><text:span text:style-name="T187">TimerID_t</text:span><text:span text:style-name="T186">;</text:span></text:p>
        </text:list-item>
        <text:list-item>
          <text:p text:style-name="P291"><text:span text:style-name="T240">D</text:span><text:span text:style-name="T241">escription </text:span><text:span text:style-name="T242">:</text:span><text:span text:style-name="T243"><text:tab/></text:span><text:span text:style-name="T244">Timer Identification, used by LimiFrog API Timer and PWM functions<text:line-break/>Only timers present in the STM32L151 are listed</text:span></text:p>
        </text:list-item>
      </text:list>
      <text:p text:style-name="P48">TO DO : update for STM32L4</text:p>
      <text:p text:style-name="P46"/>
      <text:list xml:id="list281645181964365492" text:style-name="L35">
        <text:list-item>
          <text:p text:style-name="P205"><text:span text:style-name="T147">Custom Type</text:span><text:span text:style-name="T139">: <text:s/><text:line-break/></text:span><text:span text:style-name="T186">typedef enum {<text:line-break/>CHANNEL1 = 1,<text:line-break/>CHANNEL2 = 2,<text:line-break/>CHANNEL3 = 3,<text:line-break/>CHANNEL4 = </text:span><text:span text:style-name="T219">4<text:line-break/></text:span><text:span text:style-name="T186">}<text:line-break/></text:span><text:span text:style-name="T190">LF_</text:span><text:span text:style-name="T187">ChannelID_t</text:span><text:span text:style-name="T186">;</text:span></text:p>
        </text:list-item>
      </text:list>
      <text:list xml:id="list231337590340739" text:continue-list="list231339055280801" text:style-name="L1">
        <text:list-item>
          <text:p text:style-name="P145"><text:span text:style-name="T148">D</text:span><text:span text:style-name="T147">escription </text:span><text:span text:style-name="T139">:</text:span><text:span text:style-name="T128"><text:tab/></text:span><text:span text:style-name="T140">Channel Identification within a given timer, used by LimiFrog API Timer and PWM functions<text:line-break/></text:span></text:p>
        </text:list-item>
      </text:list>
      <text:p text:style-name="P6"/>
      <text:list xml:id="list2484788020195850000" text:style-name="L36">
        <text:list-item>
          <text:p text:style-name="P206"><text:span text:style-name="T1">Function </text:span>:<text:tab/><text:span text:style-name="T214">void </text:span><text:span text:style-name="T187">LF_Timer_Setup</text:span><text:span text:style-name="T186">( TimerID_t TimerID, uint16_t </text:span><text:soft-page-break/><text:span text:style-name="T186">Timer_TimeUnit_us, uint32_t Period_as_TimerUnits )</text:span></text:p>
        </text:list-item>
        <text:list-item>
          <text:p text:style-name="P207"><text:span text:style-name="T114">D</text:span><text:span text:style-name="T117">escription </text:span><text:span text:style-name="T102">:</text:span><text:span text:style-name="T104"><text:tab/></text:span><text:span text:style-name="T110">For</text:span><text:span text:style-name="T81"> the timer identified by </text:span><text:span text:style-name="T22">TimerID, </text:span><text:span text:style-name="T61">defines the</text:span><text:span text:style-name="T44"> time unit (i.e. prescaled clock </text:span><text:span text:style-name="T47">period</text:span><text:span text:style-name="T44">) </text:span><text:span text:style-name="T61">to use and the period of the timer. </text:span></text:p>
        </text:list-item>
        <text:list-item>
          <text:p text:style-name="P326"><text:span text:style-name="T144">Parameters </text:span><text:span text:style-name="T124">: <text:s/><text:line-break/></text:span><text:span text:style-name="T136">&gt; </text:span><text:span text:style-name="T155">TimerID </text:span><text:span text:style-name="T136">: the identity (number) of the timer to set up<text:line-break/>&gt; </text:span><text:span text:style-name="T155">Timer_TimeUnit_us</text:span><text:span text:style-name="T136"> : <text:s/>the prescaled clock perio</text:span><text:span text:style-name="T137">d</text:span><text:span text:style-name="T136"> to use for the target timer, expressed in us. </text:span><text:span text:style-name="T137">Can therefore be regarded as time unit for that timer</text:span><text:span text:style-name="T136">. </text:span><text:span text:style-name="T137">Aliases LF_TIMER_UNIT_US or LF_TIMER_UNIT_MS can conveniently be used to get the timer to use, respectively, one micro-second or one milli-second as time unit.<text:line-break/>&gt; </text:span><text:span text:style-name="T156">Period_as_TimerUnits</text:span><text:span text:style-name="T137"> : Timer period, expressed in the formerly defined time unit (i.e. in number of prescaled clock periods)</text:span></text:p>
        </text:list-item>
        <text:list-item>
          <text:p text:style-name="P261"><text:span text:style-name="T68">Return values: </text:span><text:span text:style-name="T56"><text:s/>-</text:span></text:p>
        </text:list-item>
      </text:list>
      <text:p text:style-name="P80"/>
      <text:list xml:id="list7949217168902595216" text:style-name="L37">
        <text:list-item>
          <text:p text:style-name="P208"><text:span text:style-name="T12">Function </text:span><text:span text:style-name="T80">:<text:tab/></text:span><text:span text:style-name="T214">void </text:span><text:span text:style-name="T197">LF_Timer_Start_ITout</text:span><text:span text:style-name="T214">( TimerID_t TimerID )</text:span></text:p>
        </text:list-item>
        <text:list-item>
          <text:p text:style-name="P209"><text:span text:style-name="T114">D</text:span><text:span text:style-name="T117">escription </text:span><text:span text:style-name="T102">:</text:span><text:span text:style-name="T104"><text:tab/></text:span><text:span text:style-name="T82">Starts the timer identified by </text:span><text:span text:style-name="T23">TimerID</text:span><text:span text:style-name="T82"> with generation of an interrupt at the end of each period</text:span></text:p>
        </text:list-item>
        <text:list-item>
          <text:p text:style-name="P327"><text:span text:style-name="T144">Parameters </text:span><text:span text:style-name="T124">: </text:span><text:span text:style-name="T136"><text:s/></text:span><text:span text:style-name="T155">TimerID </text:span><text:span text:style-name="T136">: the identity (number) of the timer to set up</text:span></text:p>
        </text:list-item>
        <text:list-item>
          <text:p text:style-name="P262"><text:span text:style-name="T9">Return values: </text:span><text:span text:style-name="T236"><text:s/>-</text:span></text:p>
        </text:list-item>
      </text:list>
      <text:p text:style-name="P86"/>
      <text:list xml:id="list7795281598824618533" text:style-name="L38">
        <text:list-item>
          <text:p text:style-name="P210"><text:span text:style-name="T12">Function </text:span><text:span text:style-name="T80">:<text:tab/></text:span><text:span text:style-name="T214">void </text:span><text:span text:style-name="T197">LF_Timer_Stop</text:span><text:span text:style-name="T214">( TimerID_t TimerID )</text:span></text:p>
        </text:list-item>
        <text:list-item>
          <text:p text:style-name="P211"><text:span text:style-name="T114">D</text:span><text:span text:style-name="T117">escription </text:span><text:span text:style-name="T102">:</text:span><text:span text:style-name="T104"><text:tab/></text:span><text:span text:style-name="T82">Stops the timer identified by </text:span><text:span text:style-name="T45">TimerID</text:span><text:span text:style-name="T82">.</text:span></text:p>
        </text:list-item>
        <text:list-item>
          <text:p text:style-name="P328"><text:span text:style-name="T144">Parameters </text:span><text:span text:style-name="T124">: </text:span><text:span text:style-name="T136"><text:s/></text:span><text:span text:style-name="T155">TimerID </text:span><text:span text:style-name="T136">: the identity (number) of the timer to set up</text:span></text:p>
        </text:list-item>
        <text:list-item>
          <text:p text:style-name="P263"><text:span text:style-name="T9">Return values: </text:span><text:span text:style-name="T236"><text:s/>-</text:span></text:p>
        </text:list-item>
      </text:list>
      <text:p text:style-name="P104"/>
      <text:list xml:id="list747342511801315246" text:style-name="L39">
        <text:list-item>
          <text:p text:style-name="P212"><text:span text:style-name="T12">Function </text:span><text:span text:style-name="T80">:<text:tab/></text:span><text:span text:style-name="T214">void </text:span><text:span text:style-name="T197">LF_PWMchannel_Setup </text:span><text:span text:style-name="T215">( TimerID_t TimerID, ChannelID_t ChannelID, uint32_t Pulse_as_TimerUnits )</text:span></text:p>
        </text:list-item>
        <text:list-item>
          <text:p text:style-name="P213"><text:span text:style-name="T114">D</text:span><text:span text:style-name="T117">escription </text:span><text:span text:style-name="T102">:</text:span><text:span text:style-name="T104"><text:tab/></text:span><text:span text:style-name="T46">On channel number </text:span><text:span text:style-name="T38">ChannelID </text:span><text:span text:style-name="T66"><text:s/></text:span><text:span text:style-name="T65">of </text:span><text:span text:style-name="T46">the timer identified by </text:span><text:span text:style-name="T24">TimerID</text:span><text:span text:style-name="T46">, set-up a PWM signal with high-pulse duration equal to </text:span><text:span text:style-name="T38">Pulse_as_TimerUnits</text:span><text:span text:style-name="T19">, </text:span></text:p>
        </text:list-item>
        <text:list-item>
          <text:p text:style-name="P329"><text:span text:style-name="T144">Parameters </text:span><text:span text:style-name="T124">: <text:s/></text:span></text:p>
          <text:p text:style-name="P351"><text:span text:style-name="T124">&gt; </text:span><text:span text:style-name="T136"><text:s/></text:span><text:span text:style-name="T155">TimerID </text:span><text:span text:style-name="T136">: the identity (number) of the timer </text:span><text:span text:style-name="T124">to which the PWM channel to setup belongs</text:span></text:p>
          <text:p text:style-name="P351"><text:span text:style-name="T124">&gt; ChannelID : the identity (number) of the channel to set up within the formerly specified </text:span><text:soft-page-break/><text:span text:style-name="T124">timer<text:line-break/>&gt; <text:s/></text:span><text:span text:style-name="T157">Pulse_as_TimerUnits :</text:span><text:span text:style-name="T165"> </text:span><text:span text:style-name="T163">the duration of the high pulse of the PWM signal, </text:span><text:span text:style-name="T166">expressed in the unit (i.e. prescaled clock period) defined when setting up this timer.</text:span></text:p>
        </text:list-item>
        <text:list-item>
          <text:p text:style-name="P264"><text:span text:style-name="T9">Return values: </text:span><text:span text:style-name="T236"><text:s/>-</text:span></text:p>
        </text:list-item>
      </text:list>
      <text:p text:style-name="P83"/>
      <text:list xml:id="list2589565281548168897" text:style-name="L40">
        <text:list-item>
          <text:p text:style-name="P214"><text:span text:style-name="T12">Function </text:span><text:span text:style-name="T80">:<text:tab/></text:span><text:span text:style-name="T214">void </text:span><text:span text:style-name="T197">LF_PWMChannel_Start </text:span><text:span text:style-name="T214">(TimerID_t TimerID, ChannelID_t ChannelID)</text:span></text:p>
        </text:list-item>
        <text:list-item>
          <text:p text:style-name="P215"><text:span text:style-name="T114">D</text:span><text:span text:style-name="T117">escription </text:span><text:span text:style-name="T102">:</text:span><text:span text:style-name="T104"><text:tab/></text:span><text:span text:style-name="T84">Start generation of the PWM signal previsouy setup on channel number </text:span><text:span text:style-name="T25">ChannelID</text:span><text:span text:style-name="T84"> of timer number </text:span><text:span text:style-name="T25">TimerID</text:span></text:p>
        </text:list-item>
        <text:list-item>
          <text:p text:style-name="P330"><text:span text:style-name="T144">Parameters </text:span><text:span text:style-name="T124">: <text:s/><text:line-break/></text:span><text:span text:style-name="T137">&gt; </text:span><text:span text:style-name="T136"><text:s/></text:span><text:span text:style-name="T155">TimerID </text:span><text:span text:style-name="T136">: the identity (number) of the timer </text:span><text:span text:style-name="T137">to which the PWM channel to </text:span><text:span text:style-name="T138">start</text:span><text:span text:style-name="T137"> belongs</text:span></text:p>
          <text:p text:style-name="P352"><text:span text:style-name="T124">&gt; ChannelID : the identity (number) of the channel to </text:span><text:span text:style-name="T138">start</text:span><text:span text:style-name="T124"> within the formerly specified timer</text:span></text:p>
        </text:list-item>
        <text:list-item>
          <text:p text:style-name="P265"><text:span text:style-name="T40">Return values: </text:span><text:span text:style-name="T34"><text:s/>-</text:span></text:p>
        </text:list-item>
      </text:list>
      <text:p text:style-name="P104"/>
      <text:list xml:id="list5086426637550583171" text:style-name="L41">
        <text:list-item>
          <text:p text:style-name="P355"><text:span text:style-name="T1">Function </text:span>:<text:tab/><text:span text:style-name="T186">void </text:span><text:span text:style-name="T187">LF_PWMChannel_Stop</text:span><text:span text:style-name="T186"> (TimerID_t TimerID, ChannelID_t ChannelID)</text:span></text:p>
        </text:list-item>
        <text:list-item>
          <text:p text:style-name="P216"><text:span text:style-name="T114">D</text:span><text:span text:style-name="T117">escription </text:span><text:span text:style-name="T102">:</text:span><text:span text:style-name="T104"><text:tab/></text:span><text:span text:style-name="T84">Stop generation of PWM signal on channel number </text:span><text:span text:style-name="T25">ChannelID</text:span><text:span text:style-name="T84"> of timer number </text:span><text:span text:style-name="T25">TimerID</text:span></text:p>
        </text:list-item>
        <text:list-item>
          <text:p text:style-name="P331"><text:span text:style-name="T144">Parameters </text:span><text:span text:style-name="T124">: <text:s/><text:line-break/></text:span><text:span text:style-name="T137">&gt; </text:span><text:span text:style-name="T136"><text:s/></text:span><text:span text:style-name="T155">TimerID </text:span><text:span text:style-name="T136">: the identity (number) of the timer </text:span><text:span text:style-name="T137">to which the PWM channel to </text:span><text:span text:style-name="T138">stop</text:span><text:span text:style-name="T137"> belongs</text:span></text:p>
          <text:p text:style-name="P353"><text:span text:style-name="T124">&gt; ChannelID : the identity (number) of the channel to </text:span><text:span text:style-name="T138">stop</text:span><text:span text:style-name="T124"> within the formerly specified timer</text:span></text:p>
        </text:list-item>
        <text:list-item>
          <text:p text:style-name="P266"><text:span text:style-name="T40">Return values: </text:span><text:span text:style-name="T34"><text:s/>-</text:span></text:p>
        </text:list-item>
      </text:list>
      <text:p text:style-name="P104"/>
      <text:list xml:id="list231338568955239" text:continue-numbering="true" text:style-name="L41">
        <text:list-item>
          <text:p text:style-name="P217"><text:span text:style-name="T12">Function </text:span><text:span text:style-name="T80">: <text:tab/></text:span><text:span text:style-name="T214">void </text:span><text:span text:style-name="T197">LF_PWMChannel_UpdatePulse </text:span><text:span text:style-name="T214">(TimerID_t TimerID, ChannelID_t ChannelID, uint32_t <text:s/>Pulse_as_TimerUnits)</text:span></text:p>
        </text:list-item>
        <text:list-item>
          <text:p text:style-name="P217"><text:span text:style-name="T114">D</text:span><text:span text:style-name="T117">escription </text:span><text:span text:style-name="T102">:</text:span><text:span text:style-name="T104"><text:tab/></text:span><text:span text:style-name="T83">On the specified channel number</text:span><text:span text:style-name="T19"> </text:span><text:span text:style-name="T18">of </text:span><text:span text:style-name="T83">the specified timer,</text:span><text:span text:style-name="T46"> </text:span><text:span text:style-name="T61">assumed to have previously been configued to generate a PWM signal, </text:span><text:span text:style-name="T47">change</text:span><text:span text:style-name="T46"> duration </text:span><text:span text:style-name="T47">of </text:span><text:span text:style-name="T61">the </text:span><text:span text:style-name="T47">high pulse </text:span><text:span text:style-name="T61">(period is unchanged)</text:span></text:p>
        </text:list-item>
        <text:list-item>
          <text:p text:style-name="P332"><text:span text:style-name="T144">Parameters </text:span><text:span text:style-name="T124">: <text:s/><text:line-break/></text:span><text:span text:style-name="T137">&gt; </text:span><text:span text:style-name="T136"><text:s/></text:span><text:span text:style-name="T155">TimerID </text:span><text:span text:style-name="T136">: the identity (number) of the timer </text:span><text:span text:style-name="T137">to which the PWM channel to update belongs</text:span></text:p>
          <text:p text:style-name="P354"><text:soft-page-break/><text:span text:style-name="T124">&gt; </text:span><text:span text:style-name="T149">ChannelID </text:span><text:span text:style-name="T124">: the identity (number) of the channel to update within the formerly specified timer<text:line-break/>&gt; <text:s/></text:span><text:span text:style-name="T157">Pulse_as_TimerUnits :</text:span><text:span text:style-name="T165"> </text:span><text:span text:style-name="T163">the new duration of the high pulse of the PWM signal, </text:span><text:span text:style-name="T166">expressed in the unit (i.e. prescaled clock period) defined when setting up this timer.</text:span></text:p>
        </text:list-item>
        <text:list-item>
          <text:p text:style-name="P267"><text:span text:style-name="T68">Return values: </text:span><text:span text:style-name="T56"><text:s/>-</text:span></text:p>
        </text:list-item>
      </text:list>
      <text:p text:style-name="P104"/>
      <text:p text:style-name="P89">EXAMPLES :</text:p>
      <text:p text:style-name="P81"><text:span text:style-name="T5">&gt; </text:span><text:span text:style-name="T1"><text:s/></text:span><text:span text:style-name="T187">LF_Timer_Setup( TIMER4, TIMER_UNIT_US, 150 );</text:span><text:span text:style-name="T186"> <text:s/></text:span></text:p>
      <text:p text:style-name="P81"><text:tab/>Timer #4 is initialized to operate with a 150 <text:span text:style-name="T82">micro-second</text:span> period.</text:p>
      <text:p text:style-name="P29"><text:span text:style-name="T5"><text:s text:c="3"/></text:span><text:span text:style-name="T1">LF_Timer_Setup( TIMER</text:span><text:span text:style-name="T6">3</text:span><text:span text:style-name="T1">, TIMER_UNIT_</text:span><text:span text:style-name="T7">M</text:span><text:span text:style-name="T1">S, 150 );</text:span> <text:s/></text:p>
      <text:p text:style-name="P81"><text:tab/>Timer #<text:span text:style-name="T84">3</text:span> is initialized to operate with a 150 <text:span text:style-name="T82">millisecond</text:span> period.</text:p>
      <text:p text:style-name="P9"><text:span text:style-name="T201">&gt; </text:span><text:span text:style-name="T187">LF_Timer_</text:span><text:span text:style-name="T202">StartITout</text:span><text:span text:style-name="T187">( TIMER</text:span><text:span text:style-name="T202">4</text:span><text:span text:style-name="T187"> );</text:span> <text:s/></text:p>
      <text:p text:style-name="P82"><text:tab/><text:span text:style-name="T84">Start </text:span>Timer #<text:span text:style-name="T84">4</text:span> <text:span text:style-name="T84">with generation of an IT each time the period elapses</text:span>.</text:p>
      <text:p text:style-name="P30">&gt; LF_PWMChannel_Setup (TIMER3, CHANNEL3, 10) ;</text:p>
      <text:p text:style-name="P82"><text:tab/><text:span text:style-name="T84">On channel #3 of Timer #3, set-up a PWM generator with high pulse duration 10ms (as Timer #3 has been set-up to use milliseconds as base unit)</text:span>.</text:p>
      <text:p text:style-name="P30">&gt; LF_PWMChannel_Start (TIMER3, CHANNEL3) ;</text:p>
      <text:p text:style-name="P82"><text:tab/><text:span text:style-name="T84">Start generation of the PWM signal on channel #3 of timer #3</text:span></text:p>
      <text:p text:style-name="P119">&gt; LF_PWMChannel_UpdatePulse (TIMER3, CHANNEL3, 20) ;</text:p>
      <text:p text:style-name="P85"><text:tab/>Change pulse duration of PWM on channel3 of timer 3 to 20<text:span text:style-name="T170">m</text:span>s</text:p>
      <text:p text:style-name="P105"/>
      <text:h text:style-name="Heading_20_2" text:outline-level="2"><text:span text:style-name="T85"><text:tab/></text:span>A<text:span text:style-name="T85">nalog-to-Digital Converter</text:span> </text:h>
      <text:p text:style-name="P57"/>
      <text:list xml:id="list231337260983571" text:continue-list="list281645181964365492" text:style-name="L35">
        <text:list-item>
          <text:p text:style-name="P356"><text:span text:style-name="T147">Custom Type</text:span><text:span text:style-name="T139">: <text:line-break/></text:span><text:span text:style-name="T186">typedef enum {</text:span></text:p>
          <text:p text:style-name="P357"><text:s/>// ADC_CHANNEL_xx are defined in HAL ADC driver </text:p>
          <text:p text:style-name="P357">ADC_CH_1 = ADC_CHANNEL_1, <text:s/>// on PA5 = Pos 1 of extension port </text:p>
          <text:p text:style-name="P357">ADC_CH_6 = ADC_CHANNEL_6, <text:s/>// on PA5 = Pos 1 of extension port</text:p>
          <text:p text:style-name="P357">ADC_CH_7 = ADC_CHANNEL_7, <text:s/>// on PA5 = Pos 1 of extension port</text:p>
          <text:p text:style-name="P357">ADC_CH_8 = ADC_CHANNEL_8, <text:s/>// on PA5 = Pos 1 of extension port</text:p>
          <text:p text:style-name="P357"><text:soft-page-break/>ADC_CH_11 = ADC_CHANNEL_11 // on PA5 = Pos 1 of extension port </text:p>
        </text:list-item>
      </text:list>
      <text:p text:style-name="P120"><text:s text:c="5"/>}</text:p>
      <text:p text:style-name="P123"><text:span text:style-name="T190"><text:tab/>LF_</text:span><text:span text:style-name="T187">ADC1_ChannelID_t</text:span><text:span text:style-name="T186">;</text:span></text:p>
      <text:p text:style-name="P120"/>
      <text:p text:style-name="P120"/>
      <text:list xml:id="list231337992486921" text:continue-list="list231338568955239" text:style-name="L41">
        <text:list-item>
          <text:p text:style-name="P218"><text:span text:style-name="T12">Function </text:span><text:span text:style-name="T80">: <text:tab/></text:span><text:span text:style-name="T214">void </text:span><text:span text:style-name="T197">LF_</text:span><text:span text:style-name="T203">ADC1_Init_Single_Shot</text:span><text:span text:style-name="T216">(void)</text:span></text:p>
        </text:list-item>
        <text:list-item>
          <text:p text:style-name="P218"><text:span text:style-name="T114">D</text:span><text:span text:style-name="T117">escription </text:span><text:span text:style-name="T102">:</text:span><text:span text:style-name="T104"><text:tab/></text:span><text:span text:style-name="T119">Initializes ADC #1 for single shot conversion</text:span></text:p>
        </text:list-item>
        <text:list-item>
          <text:p text:style-name="P333"><text:span text:style-name="T144">Parameters </text:span><text:span text:style-name="T124">: <text:s/></text:span><text:span text:style-name="T100"><text:s/>-</text:span></text:p>
        </text:list-item>
        <text:list-item>
          <text:p text:style-name="P268"><text:span text:style-name="T68">Return values: </text:span><text:span text:style-name="T56"><text:s/>-</text:span></text:p>
        </text:list-item>
      </text:list>
      <text:p text:style-name="P51"/>
      <text:list xml:id="list231338511573675" text:continue-numbering="true" text:style-name="L41">
        <text:list-item>
          <text:p text:style-name="P218"><text:span text:style-name="T12">Function </text:span><text:span text:style-name="T80">: <text:tab/></text:span><text:span text:style-name="T214">void </text:span><text:span text:style-name="T197">LF_</text:span><text:span text:style-name="T203">ADC1_Init_Single_Channel</text:span><text:span text:style-name="T216">(ADC1_ChannelID_t ChannelID )</text:span></text:p>
        </text:list-item>
        <text:list-item>
          <text:p text:style-name="P218"><text:span text:style-name="T114">D</text:span><text:span text:style-name="T117">escription </text:span><text:span text:style-name="T102">:</text:span><text:span text:style-name="T104"><text:tab/></text:span><text:span text:style-name="T119">Sets up specified channel on ADC1 </text:span><text:span text:style-name="T120">with default parameters : only 1 channel to sample, with sample time set to 16 cycles (could range from 4 to 384 cycles)</text:span></text:p>
        </text:list-item>
        <text:list-item>
          <text:p text:style-name="P333"><text:span text:style-name="T144">Parameters </text:span><text:span text:style-name="T124">: </text:span></text:p>
          <text:p text:style-name="P282">&gt; ChannelID : one of the channels ADC1 that are actually available on LimiFrog – i.e. any channel supported by custom type LF_ADC1_ChannelID_t</text:p>
        </text:list-item>
        <text:list-item>
          <text:p text:style-name="P268"><text:span text:style-name="T68">Return values: </text:span><text:span text:style-name="T56"><text:s/>-</text:span></text:p>
          <text:p text:style-name="P296"/>
        </text:list-item>
        <text:list-item>
          <text:p text:style-name="P219"><text:span text:style-name="T12">Function </text:span><text:span text:style-name="T80">: <text:tab/></text:span><text:span text:style-name="T100">uint32_t <text:s/></text:span><text:span text:style-name="T99">LF_ADC1_Get_Value_Single_Shot</text:span><text:span text:style-name="T100">(void)</text:span></text:p>
        </text:list-item>
        <text:list-item>
          <text:p text:style-name="P219"><text:span text:style-name="T114">D</text:span><text:span text:style-name="T117">escription </text:span><text:span text:style-name="T102">:</text:span><text:span text:style-name="T104"><text:tab/></text:span><text:span text:style-name="T120">Sample the analog value present on the previously configured channel of ADC1</text:span></text:p>
        </text:list-item>
        <text:list-item>
          <text:p text:style-name="P334"><text:span text:style-name="T144">Parameters </text:span><text:span text:style-name="T124">: <text:s/>- </text:span></text:p>
        </text:list-item>
        <text:list-item>
          <text:p text:style-name="P269"><text:span text:style-name="T68">Return values: </text:span><text:span text:style-name="T56"><text:s/></text:span><text:span text:style-name="T62">the sampled value (on 12 LSBs of 32-bit return argument)</text:span></text:p>
          <text:p text:style-name="P297"/>
        </text:list-item>
        <text:list-item>
          <text:p text:style-name="P220"><text:span text:style-name="T12">Function </text:span><text:span text:style-name="T80">: <text:tab/></text:span><text:span text:style-name="T214">void </text:span><text:span text:style-name="T197">LF_</text:span><text:span text:style-name="T203">ADC1_</text:span><text:span text:style-name="T204">Dei</text:span><text:span text:style-name="T203">nit</text:span><text:span text:style-name="T216">(void)</text:span></text:p>
        </text:list-item>
        <text:list-item>
          <text:p text:style-name="P220"><text:span text:style-name="T114">D</text:span><text:span text:style-name="T117">escription </text:span><text:span text:style-name="T102">:</text:span><text:span text:style-name="T104"><text:tab/></text:span><text:span text:style-name="T111">De-i</text:span><text:span text:style-name="T119">nitializes ADC #1, </text:span><text:span text:style-name="T121">incl. Stopping ADC clock</text:span></text:p>
        </text:list-item>
        <text:list-item>
          <text:p text:style-name="P335"><text:span text:style-name="T144">Parameters </text:span><text:span text:style-name="T124">: <text:s/></text:span><text:span text:style-name="T100"><text:s/>-</text:span></text:p>
        </text:list-item>
        <text:list-item>
          <text:p text:style-name="P270"><text:span text:style-name="T68">Return values: </text:span><text:span text:style-name="T56"><text:s/>-</text:span></text:p>
        </text:list-item>
        <text:list-item>
          <text:p text:style-name="P283"><text:soft-page-break/><text:span text:style-name="T231">N</text:span><text:span text:style-name="T230">ote : HSI clock required by ADC not disabled in case it's being used by other ADC (not in L1, but possible in L4)</text:span><text:span text:style-name="T220"> </text:span></text:p>
          <text:p text:style-name="P287"/>
        </text:list-item>
      </text:list>
      <text:h text:style-name="Heading_20_2" text:outline-level="2"><text:span text:style-name="T85"><text:tab/>I2C</text:span> <text:span text:style-name="T85">Busses</text:span></text:h>
      <text:p text:style-name="P7"/>
      <text:p text:style-name="P10"><text:span text:style-name="T8">N</text:span><text:span text:style-name="T1">ote :</text:span><text:span text:style-name="T17"> </text:span><text:span text:style-name="T36">on LimiFrog, I2C #2 is dedicated to interactions with the on-board sensors. I2C #1 can be </text:span><text:span text:style-name="T37">made available on the extension port. I2C #3 is not used.</text:span></text:p>
      <text:p text:style-name="P10"/>
      <text:list xml:id="list3738585393898972418" text:style-name="L42">
        <text:list-item>
          <text:p text:style-name="P221"><text:span text:style-name="T1">Function </text:span>:<text:tab/><text:span text:style-name="T186">void </text:span><text:span text:style-name="T195">LF_</text:span><text:span text:style-name="T187">I2</text:span><text:span text:style-name="T195">C</text:span><text:span text:style-name="T196">Sensors</text:span><text:span text:style-name="T187">_WriteSingleReg</text:span><text:span text:style-name="T186"> (uint8_t ChipID, uint16_t RegAdd, uint8_t RegVal)</text:span></text:p>
        </text:list-item>
        <text:list-item>
          <text:p text:style-name="P222"><text:span text:style-name="T114">D</text:span><text:span text:style-name="T117">escription </text:span><text:span text:style-name="T102">:</text:span><text:span text:style-name="T104"><text:tab/></text:span><text:span text:style-name="T170">Writes the specified value <text:s/>at the specified address of the sensor identified by I2C address </text:span><text:span text:style-name="T28">ChipID </text:span><text:span text:style-name="T50">(transactions occur over I2C bus #2, </text:span><text:span text:style-name="T52">dedicated to sensors on LimiFrog</text:span><text:span text:style-name="T50">).</text:span></text:p>
        </text:list-item>
        <text:list-item>
          <text:p text:style-name="P336"><text:span text:style-name="T144">Parameters </text:span><text:span text:style-name="T124">: <text:s/><text:line-break/></text:span><text:span text:style-name="T141">&gt; </text:span><text:span text:style-name="T158">ChipID </text:span><text:span text:style-name="T141">: 7-bit I2C address of the target chip<text:line-break/>&gt; </text:span><text:span text:style-name="T158">RegAdd </text:span><text:span text:style-name="T141">: Address of the target register in the target chip's memory map<text:line-break/>&gt; </text:span><text:span text:style-name="T158">RegVal </text:span><text:span text:style-name="T141">: Register value to write</text:span></text:p>
        </text:list-item>
        <text:list-item>
          <text:p text:style-name="P271"><text:span text:style-name="T68">Return values: </text:span><text:span text:style-name="T56"><text:s/>-</text:span></text:p>
        </text:list-item>
      </text:list>
      <text:p text:style-name="P96"/>
      <text:list xml:id="list5477135420306429533" text:style-name="L43">
        <text:list-item>
          <text:p text:style-name="P223"><text:span text:style-name="T1">Function </text:span>:<text:tab/><text:span text:style-name="T186">void </text:span><text:span text:style-name="T195">LF_</text:span><text:span text:style-name="T187">I2C_</text:span><text:span text:style-name="T196">Sensors</text:span><text:span text:style-name="T187">_WriteMultipleReg</text:span><text:span text:style-name="T186"> (uint8_t ChipID, uint16_t RegAdd, uint8_t* pVal, uint16_t NumByteToWrite ) </text:span></text:p>
        </text:list-item>
        <text:list-item>
          <text:p text:style-name="P224"><text:span text:style-name="T114">D</text:span><text:span text:style-name="T117">escription </text:span><text:span text:style-name="T102">:</text:span><text:span text:style-name="T104"><text:tab/></text:span><text:span text:style-name="T170">Write the sequence of </text:span><text:span text:style-name="T28">Num</text:span><text:span text:style-name="T29">ByteT</text:span><text:span text:style-name="T28">oWrite</text:span><text:span text:style-name="T170"> valu</text:span><text:span text:style-name="T49">e</text:span><text:span text:style-name="T50">s</text:span><text:span text:style-name="T49"> </text:span><text:span text:style-name="T50">located in a buffer pointed by</text:span><text:span text:style-name="T29"> pVal</text:span><text:span text:style-name="T170"> into consecutive addresses starting at address </text:span><text:span text:style-name="T28">RegAdd</text:span><text:span text:style-name="T170"> of the sensor identified by I2C address </text:span><text:span text:style-name="T28">ChipID </text:span><text:span text:style-name="T50">(transactions occur over I2C bus #2, </text:span><text:span text:style-name="T52">dedicated to sensors on LimiFrog</text:span><text:span text:style-name="T50">).</text:span></text:p>
        </text:list-item>
        <text:list-item>
          <text:p text:style-name="P337"><text:span text:style-name="T144">Parameters </text:span><text:span text:style-name="T124">: <text:s/><text:line-break/></text:span><text:span text:style-name="T141">&gt; </text:span><text:span text:style-name="T158">ChipID </text:span><text:span text:style-name="T141">: 7-bit I2C address of the target chip<text:line-break/>&gt; </text:span><text:span text:style-name="T158">RegAdd </text:span><text:span text:style-name="T141">: Address of the first target register in the target chip's memory map<text:line-break/>&gt; p</text:span><text:span text:style-name="T158">Val </text:span><text:span text:style-name="T141">: pointer to a buffer that contains the sequence of values to write <text:line-break/>&gt; <text:s/></text:span><text:span text:style-name="T159">Num</text:span><text:span text:style-name="T160">ByteT</text:span><text:span text:style-name="T159">oWrite : </text:span><text:span text:style-name="T167">number of consecutive bytes to write into the target chip</text:span></text:p>
        </text:list-item>
        <text:list-item>
          <text:p text:style-name="P272"><text:span text:style-name="T68">Return values: </text:span><text:span text:style-name="T56"><text:s/>-</text:span></text:p>
        </text:list-item>
      </text:list>
      <text:p text:style-name="P112"/>
      <text:list xml:id="list6201008394316522540" text:style-name="L44">
        <text:list-item>
          <text:p text:style-name="P225"><text:span text:style-name="T1">Function </text:span>:<text:tab/><text:span text:style-name="T186">uint8_t </text:span><text:span text:style-name="T195">LF_</text:span><text:span text:style-name="T187">I2C_</text:span><text:span text:style-name="T196">Sensors</text:span><text:span text:style-name="T187">_ReadSingleReg</text:span><text:span text:style-name="T186"> (uint8_t ChipID, uint16_t RegAdd)</text:span></text:p>
        </text:list-item>
        <text:list-item>
          <text:p text:style-name="P226"><text:soft-page-break/><text:span text:style-name="T114">D</text:span><text:span text:style-name="T117">escription </text:span><text:span text:style-name="T102">:</text:span><text:span text:style-name="T104"><text:tab/></text:span><text:span text:style-name="T171">Return value read from address </text:span><text:span text:style-name="T28">RegAdd</text:span><text:span text:style-name="T170"> of the sensor identified by I2C address </text:span><text:span text:style-name="T28">ChipID </text:span><text:span text:style-name="T50">(transactions occur over I2C bus #2, </text:span><text:span text:style-name="T52">dedicated to sensors on LimiFrog</text:span><text:span text:style-name="T50">)</text:span><text:span text:style-name="T170">.</text:span></text:p>
        </text:list-item>
        <text:list-item>
          <text:p text:style-name="P338"><text:span text:style-name="T144">Parameters </text:span><text:span text:style-name="T124">: <text:s/><text:line-break/></text:span><text:span text:style-name="T141">&gt; </text:span><text:span text:style-name="T158">ChipID </text:span><text:span text:style-name="T141">: 7-bit I2C address of the target chip<text:line-break/>&gt; </text:span><text:span text:style-name="T158">RegAdd </text:span><text:span text:style-name="T141">: Address of the target register in the target chip's memory map</text:span></text:p>
        </text:list-item>
        <text:list-item>
          <text:p text:style-name="P273"><text:span text:style-name="T9">Return values: </text:span><text:span text:style-name="T236"><text:s/>the value read from the target register</text:span></text:p>
        </text:list-item>
      </text:list>
      <text:p text:style-name="P112"/>
      <text:list xml:id="list3779585726643077928" text:style-name="L45">
        <text:list-item>
          <text:p text:style-name="P227"><text:span text:style-name="T1">Function </text:span>:<text:tab/><text:span text:style-name="T186">void <text:tab/></text:span><text:span text:style-name="T195">LF_</text:span><text:span text:style-name="T187">I2C_</text:span><text:span text:style-name="T196">Sensors</text:span><text:span text:style-name="T187">_ReadMultipleReg</text:span><text:span text:style-name="T186"> (uint8_t ChipID, uint16_t RegAdd, uint8_t* pVal, uint16_t NumByteToRead )</text:span></text:p>
        </text:list-item>
        <text:list-item>
          <text:p text:style-name="P228"><text:span text:style-name="T114">D</text:span><text:span text:style-name="T117">escription </text:span><text:span text:style-name="T102">:</text:span><text:span text:style-name="T104"><text:tab/></text:span><text:span text:style-name="T170">Read the sequence of </text:span><text:span text:style-name="T28">Num</text:span><text:span text:style-name="T29">ByteT</text:span><text:span text:style-name="T28">o</text:span><text:span text:style-name="T29">Read</text:span><text:span text:style-name="T170"> valu</text:span><text:span text:style-name="T49">e</text:span><text:span text:style-name="T50">s</text:span><text:span text:style-name="T49"> </text:span><text:span text:style-name="T170">starting at address </text:span><text:span text:style-name="T28">RegAdd</text:span><text:span text:style-name="T170"> of the sensor identified by I2C address </text:span><text:span text:style-name="T28">ChipID </text:span><text:span text:style-name="T50">and place them in a buffer pointed by pVal (transactions occur over I2C bus #2, </text:span><text:span text:style-name="T52">dedicated to sensors on LimiFrog</text:span><text:span text:style-name="T50">).</text:span><text:span text:style-name="T49"> </text:span></text:p>
        </text:list-item>
        <text:list-item>
          <text:p text:style-name="P339"><text:span text:style-name="T144">Parameters </text:span><text:span text:style-name="T124">: <text:s/><text:line-break/></text:span><text:span text:style-name="T141">&gt; </text:span><text:span text:style-name="T158">ChipID </text:span><text:span text:style-name="T141">: 7-bit I2C address of the target chip<text:line-break/>&gt; </text:span><text:span text:style-name="T158">RegAdd </text:span><text:span text:style-name="T141">: Address of the first target register in the target chip's memory map<text:line-break/>&gt; p</text:span><text:span text:style-name="T158">Val </text:span><text:span text:style-name="T141">: pointer to a buffer where to store the sequence of values read back from the target chip <text:line-break/>&gt; <text:s/></text:span><text:span text:style-name="T159">Num</text:span><text:span text:style-name="T160">ByteT</text:span><text:span text:style-name="T159">o</text:span><text:span text:style-name="T158">Read</text:span><text:span text:style-name="T159"> : </text:span><text:span text:style-name="T167">number of consecutive bytes to read from the target chip</text:span></text:p>
        </text:list-item>
        <text:list-item>
          <text:p text:style-name="P274"><text:span text:style-name="T68">Return values: </text:span><text:span text:style-name="T56"><text:s/>-</text:span></text:p>
        </text:list-item>
      </text:list>
      <text:p text:style-name="P84"/>
      <text:list xml:id="list1514516119634812385" text:style-name="L46">
        <text:list-item>
          <text:p text:style-name="P229"><text:span text:style-name="T1">Function </text:span>:<text:tab/><text:span text:style-name="T186">void <text:tab/></text:span><text:span text:style-name="T195">LF_</text:span><text:span text:style-name="T187">I2C_</text:span><text:span text:style-name="T196">Sensors</text:span><text:span text:style-name="T187">_RmodWSingleReg</text:span><text:span text:style-name="T186"> (uint8_t ChipID, uint16_t RegAdd, uint8_t RegMask, uint8_t RegUpdateVal)</text:span></text:p>
        </text:list-item>
        <text:list-item>
          <text:p text:style-name="P230"><text:span text:style-name="T114">D</text:span><text:span text:style-name="T117">escription </text:span><text:span text:style-name="T102">:</text:span><text:span text:style-name="T104"><text:tab/></text:span><text:span text:style-name="T171">Read value </text:span><text:span text:style-name="T28">RegVal</text:span><text:span text:style-name="T170"> from address </text:span><text:span text:style-name="T28">RegAdd</text:span><text:span text:style-name="T170"> of the sensor identified by I2C address </text:span><text:span text:style-name="T28">ChipID, </text:span><text:span text:style-name="T50">overwrite bits indicated by </text:span><text:span text:style-name="T29">RegMask </text:span><text:span text:style-name="T50">(positions </text:span><text:span text:style-name="T51">with bit set at 1 </text:span><text:span text:style-name="T50">in </text:span><text:span text:style-name="T29">RegMask) </text:span><text:span text:style-name="T50">with corresponding bits of </text:span><text:span text:style-name="T29">RegUpdateVal</text:span><text:span text:style-name="T50">, and write back the result at</text:span><text:span text:style-name="T29"> RegAdd</text:span><text:span text:style-name="T28"> </text:span><text:span text:style-name="T50">(transactions occur over I2C bus #2, </text:span><text:span text:style-name="T52">dedicated to sensors on LimiFrog</text:span><text:span text:style-name="T50">).</text:span></text:p>
        </text:list-item>
        <text:list-item>
          <text:p text:style-name="P340"><text:span text:style-name="T144">Parameters </text:span><text:span text:style-name="T124">: <text:s/>-</text:span></text:p>
        </text:list-item>
        <text:list-item>
          <text:p text:style-name="P275"><text:span text:style-name="T68">Return values: </text:span><text:span text:style-name="T56"><text:s/>-</text:span></text:p>
        </text:list-item>
      </text:list>
      <text:p text:style-name="P96"/>
      <text:h text:style-name="Heading_20_2" text:outline-level="2"><text:span text:style-name="T78"><text:tab/>UART</text:span><text:span text:style-name="T79"> </text:span></text:h>
      <text:p text:style-name="P91"/>
      <text:list xml:id="list231338282145447" text:continue-numbering="true" text:style-name="L46">
        <text:list-item>
          <text:p text:style-name="P231"><text:span text:style-name="T1">Function </text:span>:<text:tab/><text:span text:style-name="T221">void </text:span><text:span text:style-name="T205">LF_UART_SendByte</text:span><text:span text:style-name="T221"> (UartID_t Uart_ID, uint8_t data)</text:span></text:p>
        </text:list-item>
        <text:list-item>
          <text:p text:style-name="P231"><text:soft-page-break/><text:span text:style-name="T114">D</text:span><text:span text:style-name="T117">escription </text:span><text:span text:style-name="T102">:</text:span><text:span text:style-name="T104"><text:tab/></text:span><text:span text:style-name="T112">Send specified data byte over specified UART (with a default time out set to 100ms)</text:span><text:span text:style-name="T50">.</text:span></text:p>
        </text:list-item>
        <text:list-item>
          <text:p text:style-name="P341"><text:span text:style-name="T144">Parameters </text:span><text:span text:style-name="T124">: <text:line-break/></text:span><text:span text:style-name="T141">&gt; </text:span><text:span text:style-name="T162">Uart_I</text:span><text:span text:style-name="T158">D </text:span><text:span text:style-name="T141">: </text:span><text:span text:style-name="T143">specifies target UART, can take value UART1 or UART3 (UART #2 not used in LimiFrog) </text:span></text:p>
          <text:p text:style-name="P341"><text:span text:style-name="T141">&gt; </text:span><text:span text:style-name="T162">data</text:span><text:span text:style-name="T158"> </text:span><text:span text:style-name="T141">: </text:span><text:span text:style-name="T143">the data byte to send</text:span></text:p>
        </text:list-item>
        <text:list-item>
          <text:p text:style-name="P276"><text:span text:style-name="T68">Return values: </text:span><text:span text:style-name="T56"><text:s/>-</text:span></text:p>
        </text:list-item>
      </text:list>
      <text:p text:style-name="P91"/>
      <text:list xml:id="list231337809711115" text:continue-numbering="true" text:style-name="L46">
        <text:list-item>
          <text:p text:style-name="P231"><text:span text:style-name="T1">Function </text:span>:<text:tab/><text:span text:style-name="T221">void </text:span><text:span text:style-name="T205">LF_UART_ReceiveByte</text:span><text:span text:style-name="T221"> (UartID_t Uart_ID, uint8_t data)</text:span></text:p>
        </text:list-item>
        <text:list-item>
          <text:p text:style-name="P231"><text:span text:style-name="T114">D</text:span><text:span text:style-name="T117">escription </text:span><text:span text:style-name="T102">:</text:span><text:span text:style-name="T104"><text:tab/></text:span><text:span text:style-name="T112">Receives a data byte from specified UART (with a default time out set to 100ms)</text:span><text:span text:style-name="T50">.</text:span></text:p>
        </text:list-item>
        <text:list-item>
          <text:p text:style-name="P341"><text:span text:style-name="T144">Parameters </text:span><text:span text:style-name="T124">: <text:line-break/></text:span><text:span text:style-name="T141">&gt; </text:span><text:span text:style-name="T162">Uart_I</text:span><text:span text:style-name="T158">D </text:span><text:span text:style-name="T141">: </text:span><text:span text:style-name="T143">specifies target UART, can take value UART1 or UART3 (UART #2 not used in LimiFrog) </text:span></text:p>
          <text:p text:style-name="P341"><text:span text:style-name="T141">&gt; </text:span><text:span text:style-name="T162">data</text:span><text:span text:style-name="T158"> </text:span><text:span text:style-name="T141">: </text:span><text:span text:style-name="T143">the data byte received</text:span></text:p>
        </text:list-item>
        <text:list-item>
          <text:p text:style-name="P276"><text:span text:style-name="T68">Return values: </text:span><text:span text:style-name="T56"><text:s/>-</text:span></text:p>
        </text:list-item>
      </text:list>
      <text:p text:style-name="P100"/>
      <text:list xml:id="list231337602623472" text:continue-numbering="true" text:style-name="L46">
        <text:list-item>
          <text:p text:style-name="P231"><text:span text:style-name="T1">Function </text:span>:<text:tab/><text:span text:style-name="T221">void </text:span><text:span text:style-name="T205">LF_UART_SendString</text:span><text:span text:style-name="T221"> (UartID_t Uart_ID, char* pString)</text:span></text:p>
        </text:list-item>
        <text:list-item>
          <text:p text:style-name="P231"><text:span text:style-name="T114">D</text:span><text:span text:style-name="T117">escription </text:span><text:span text:style-name="T102">:</text:span><text:span text:style-name="T104"><text:tab/></text:span><text:span text:style-name="T112">Sends a string of characters over specified UART without any flow control (with a default time out set to 100ms on UART reception)</text:span><text:span text:style-name="T50">.</text:span></text:p>
        </text:list-item>
        <text:list-item>
          <text:p text:style-name="P341"><text:span text:style-name="T144">Parameters </text:span><text:span text:style-name="T124">: <text:line-break/></text:span><text:span text:style-name="T141">&gt; </text:span><text:span text:style-name="T162">Uart_I</text:span><text:span text:style-name="T158">D </text:span><text:span text:style-name="T141">: </text:span><text:span text:style-name="T143">specifies target UART, can take value UART1 or UART3 (UART #2 not used in LimiFrog) </text:span></text:p>
          <text:p text:style-name="P341"><text:span text:style-name="T141">&gt; </text:span><text:span text:style-name="T162">pString</text:span><text:span text:style-name="T141">: </text:span><text:span text:style-name="T143">pointer to the first character of the string</text:span></text:p>
        </text:list-item>
        <text:list-item>
          <text:p text:style-name="P276"><text:span text:style-name="T68">Return values: </text:span><text:span text:style-name="T56"><text:s/>-</text:span></text:p>
        </text:list-item>
      </text:list>
      <text:p text:style-name="P100"/>
      <text:list xml:id="list231338939664716" text:continue-numbering="true" text:style-name="L46">
        <text:list-item>
          <text:p text:style-name="P231"><text:span text:style-name="T1">Function </text:span>:<text:tab/><text:span text:style-name="T221">void </text:span><text:span text:style-name="T205">LF_UART_SendString_SwFlowControl</text:span><text:span text:style-name="T221"> (UartID_t Uart_ID, char* pString)</text:span></text:p>
        </text:list-item>
        <text:list-item>
          <text:p text:style-name="P231"><text:span text:style-name="T114">D</text:span><text:span text:style-name="T117">escription </text:span><text:span text:style-name="T102">:</text:span><text:span text:style-name="T104"><text:tab/></text:span><text:span text:style-name="T112">Sends a string of characters over specified UART (with a default time out set to 100ms)</text:span><text:span text:style-name="T122">, </text:span><text:span text:style-name="T123">with software flow control (suspend transmission if XOFF received, resume </text:span><text:soft-page-break/><text:span text:style-name="T123">when XON received)</text:span></text:p>
        </text:list-item>
        <text:list-item>
          <text:p text:style-name="P341"><text:span text:style-name="T144">Parameters </text:span><text:span text:style-name="T124">: <text:line-break/></text:span><text:span text:style-name="T141">&gt; </text:span><text:span text:style-name="T162">Uart_I</text:span><text:span text:style-name="T158">D </text:span><text:span text:style-name="T141">: </text:span><text:span text:style-name="T143">specifies target UART, can take value UART1 or UART3 (UART #2 not used in LimiFrog) </text:span></text:p>
          <text:p text:style-name="P341"><text:span text:style-name="T141">&gt; </text:span><text:span text:style-name="T162">pString</text:span><text:span text:style-name="T141">: </text:span><text:span text:style-name="T143">pointer to the first character of the string</text:span></text:p>
        </text:list-item>
        <text:list-item>
          <text:p text:style-name="P276"><text:span text:style-name="T68">Return values: </text:span><text:span text:style-name="T56"><text:s/>-</text:span></text:p>
        </text:list-item>
      </text:list>
      <text:p text:style-name="P50"/>
      <text:p text:style-name="P49"><text:span text:style-name="T1">To be completed</text:span> with : hardware flow control support, with string reception, with data buffertransmission/reception</text:p>
      <text:h text:style-name="Heading_20_2" text:outline-level="2"><text:span text:style-name="T85"><text:tab/>SPI</text:span> <text:span text:style-name="T85">bus</text:span></text:h>
      <text:p text:style-name="Standard">…. <text:span text:style-name="T249">to document</text:span></text:p>
      <text:p text:style-name="P69"/>
      <text:h text:style-name="Heading_20_2" text:outline-level="2"><text:tab/>Services and <text:span text:style-name="T177"><text:s/></text:span>Utilities</text:h>
      <text:p text:style-name="P64"/>
      <text:list xml:id="list5748700346746053923" text:style-name="L47">
        <text:list-item>
          <text:p text:style-name="P132">Function :<text:tab/><text:span text:style-name="T186">void </text:span><text:span text:style-name="T190">LF_</text:span><text:span text:style-name="T187">Delay_ms</text:span><text:span text:style-name="T186"> (volatile uint32_t nTime)</text:span></text:p>
        </text:list-item>
      </text:list>
      <text:p text:style-name="P14"><text:tab/><text:span text:style-name="T114">D</text:span><text:span text:style-name="T117">escription </text:span><text:span text:style-name="T102">:</text:span><text:span text:style-name="T104"><text:tab/></text:span><text:span text:style-name="T176">Loops until the delay specified in milliseconds by </text:span><text:span text:style-name="T33">nTime</text:span><text:span text:style-name="T176"> is elapsed.</text:span></text:p>
      <text:list xml:id="list279875949940138436" text:style-name="L48">
        <text:list-item>
          <text:p text:style-name="P342"><text:span text:style-name="T144">Parameters </text:span><text:span text:style-name="T124">: <text:s/></text:span><text:span text:style-name="T161">nTime </text:span><text:span text:style-name="T142">: the number of millisecond to wait</text:span></text:p>
        </text:list-item>
        <text:list-item>
          <text:p text:style-name="P342"><text:span text:style-name="T146">Return values: </text:span><text:span text:style-name="T133"><text:s/>-</text:span></text:p>
        </text:list-item>
      </text:list>
      <text:p text:style-name="P31"/>
      <text:p text:style-name="P26"/>
      <text:list xml:id="list231338404092334" text:continue-numbering="true" text:style-name="L48">
        <text:list-item>
          <text:p text:style-name="P133"><text:span text:style-name="T13">Function </text:span><text:span text:style-name="T177">:<text:tab/></text:span><text:span text:style-name="T213">void </text:span><text:span text:style-name="T190">LF_</text:span><text:span text:style-name="T194">Led_StopNBlinkOnFalse</text:span><text:span text:style-name="T213">( boolean_t Status )</text:span></text:p>
        </text:list-item>
        <text:list-item>
          <text:p text:style-name="P141"><text:span text:style-name="T114">D</text:span><text:span text:style-name="T117">escription </text:span><text:span text:style-name="T102">:</text:span><text:span text:style-name="T104"><text:tab/></text:span>Enters infinite loop with flashing LED is <text:span text:style-name="T20">Status</text:span> is FALSE, else continue. Mostly for debug an diagnostic.</text:p>
        </text:list-item>
        <text:list-item>
          <text:p text:style-name="P343"><text:span text:style-name="T144">Parameters </text:span><text:span text:style-name="T124">: <text:s/></text:span><text:span text:style-name="T142">Status : <text:s/>the boolean that will (if FALSE) make LED to flash and program to enter infinite loop or(if TRUE) let it continue</text:span></text:p>
        </text:list-item>
        <text:list-item>
          <text:p text:style-name="P139"><text:span text:style-name="T9">Return values: </text:span><text:span text:style-name="T236"><text:s/>-</text:span></text:p>
        </text:list-item>
      </text:list>
      <text:p text:style-name="P25"/>
      <text:p text:style-name="P108"><text:span text:style-name="T41">+ </text:span><text:span text:style-name="T39">Embedded String Functions </text:span><text:span text:style-name="T177">:</text:span></text:p>
      <text:p text:style-name="P108"><text:span text:style-name="T177"><text:tab/></text:span><text:span text:style-name="T194">xprintf</text:span><text:span text:style-name="T213">, etc.</text:span></text:p>
      <text:p text:style-name="P113"><text:tab/><text:span text:style-name="T1">Compact string IO library provided by ChaN. </text:span></text:p>
      <text:p text:style-name="P107"><text:span text:style-name="T177"><text:tab/>Documentation on : </text:span><text:a xlink:type="simple" xlink:href="http://elm-chan.org/fsw/strf/xprintf.html"><text:span text:style-name="T177">http://elm-chan.org/fsw/strf/xprintf.html</text:span></text:a></text:p>
      <text:p text:style-name="P113"><text:soft-page-break/></text:p>
      <text:p text:style-name="P91"/>
      <text:h text:style-name="Heading_20_1" text:outline-level="1">MIDDLEWARE</text:h>
      <text:p text:style-name="P91"/>
      <text:h text:style-name="Heading_20_2" text:outline-level="2"><text:span text:style-name="T78"><text:tab/></text:span><text:span text:style-name="T77">USB Stack</text:span></text:h>
      <text:p text:style-name="P111"><text:span text:style-name="T180">ST provides a full USB stack supporting different classes,</text:span> as part as the Cube environment.</text:p>
      <text:p text:style-name="P114">LimiFrog's software package includes the « glue » to use the Data Flash as storage media when the USB is used in Mass Storage mode. LimiFrog API provides functions to start and stop USB in mass storgae mode with no further intervention by the application.</text:p>
      <text:p text:style-name="P111"/>
      <text:list xml:id="list273008214522039447" text:style-name="L49">
        <text:list-item>
          <text:p text:style-name="P232"><text:span text:style-name="T1">Function </text:span>:<text:tab/><text:span text:style-name="T211">boolean_t <text:s/></text:span><text:span text:style-name="T192">LF_LaunchUSB_MassStorage</text:span><text:span text:style-name="T211">(void) </text:span></text:p>
        </text:list-item>
        <text:list-item>
          <text:p text:style-name="P233"><text:span text:style-name="T114">D</text:span><text:span text:style-name="T117">escription </text:span><text:span text:style-name="T102">:</text:span><text:span text:style-name="T104"><text:tab/></text:span>Configures the USB stack in Mass Storage class using the data Flash as storage media, and enables the stack. After calling this function USB mass storage is operational, an external host device will see L<text:span text:style-name="T185">imiFro</text:span>g as a USB drive. <text:span text:style-name="T181">Returns TRUE if operation was successful, else FALSE.</text:span></text:p>
        </text:list-item>
        <text:list-item>
          <text:p text:style-name="P344"><text:span text:style-name="T144">Parameters </text:span><text:span text:style-name="T124">: <text:s/>-</text:span></text:p>
        </text:list-item>
        <text:list-item>
          <text:p text:style-name="P277"><text:span text:style-name="T9">Return value: </text:span><text:span text:style-name="T236"><text:s/>TRUE if success, FALSE if problem</text:span></text:p>
        </text:list-item>
      </text:list>
      <text:p text:style-name="P115"/>
      <text:list xml:id="list996620260729424286" text:style-name="L50">
        <text:list-item>
          <text:p text:style-name="P234"><text:span text:style-name="T1">Function </text:span>:<text:tab/><text:span text:style-name="T212">void <text:s/></text:span><text:span text:style-name="T192">LF_StopUSB_MassStorage</text:span><text:span text:style-name="T211">(void) </text:span></text:p>
        </text:list-item>
        <text:list-item>
          <text:p text:style-name="P235"><text:span text:style-name="T114">D</text:span><text:span text:style-name="T117">escription </text:span><text:span text:style-name="T102">:</text:span><text:span text:style-name="T104"><text:tab/></text:span><text:span text:style-name="T181">Stops</text:span> USB operation <text:span text:style-name="T181">in Mass Storage mode</text:span>.</text:p>
        </text:list-item>
        <text:list-item>
          <text:p text:style-name="P345"><text:span text:style-name="T144">Parameters </text:span><text:span text:style-name="T124">: <text:s/>-</text:span></text:p>
        </text:list-item>
        <text:list-item>
          <text:p text:style-name="P278"><text:span text:style-name="T9">Return values: </text:span><text:span text:style-name="T236"><text:s/>-</text:span></text:p>
        </text:list-item>
      </text:list>
      <text:p text:style-name="P74"/>
      <text:h text:style-name="P125" text:outline-level="2"><text:span text:style-name="T75"><text:tab/></text:span><text:span text:style-name="T74">F</text:span><text:span text:style-name="T73">atFs File System</text:span></text:h>
      <text:p text:style-name="P10">ST provides <text:span text:style-name="T181">a FatFs middleware, which relies on ChaN's FatFs open-source library. This is a FAT file system optimized for embedded systems.</text:span></text:p>
      <text:p text:style-name="P10"/>
      <text:p text:style-name="P99"><text:span text:style-name="T181">LimiFrog's software package includes the « glue » to use the Data Flash as storage media for this FAT File System. LimiFrog API provides initialization function that allows to then directly use the Fat-Fs file operations listed under «</text:span><text:span text:style-name="T16"> Application Interface </text:span><text:span text:style-name="T181">» <text:s/>in the </text:span><text:span text:style-name="T16">FatFs documentation :</text:span><text:span text:style-name="T181"> </text:span><text:soft-page-break/><text:a xlink:type="simple" xlink:href="http://elm-chan.org/fsw/ff/00index_e.html"><text:span text:style-name="T181">http://elm-chan.org/fsw/ff/00index_e.html</text:span></text:a><text:span text:style-name="T181"> <text:s/>(f_open, f_read, f_opendir, etc.)</text:span></text:p>
      <text:p text:style-name="P116"/>
      <text:list xml:id="list4640105615679473919" text:style-name="L51">
        <text:list-item>
          <text:p text:style-name="P236"><text:span text:style-name="T1">Function </text:span>:<text:tab/><text:span text:style-name="T211">boolean_t <text:s/></text:span><text:span text:style-name="T192">LF_</text:span><text:span text:style-name="T193">FatFS_Init</text:span><text:span text:style-name="T211">(void)</text:span><text:span text:style-name="T181"> </text:span></text:p>
        </text:list-item>
        <text:list-item>
          <text:p text:style-name="P237"><text:span text:style-name="T114">D</text:span><text:span text:style-name="T117">escription </text:span><text:span text:style-name="T102">:</text:span><text:span text:style-name="T104"><text:tab/></text:span><text:span text:style-name="T181">Initializes the Data Flash as FatFs file system. After this call the FatFs peripheral is mounted and ready to use. Returns TRUE if operation was successful, else FALSE.</text:span></text:p>
        </text:list-item>
        <text:list-item>
          <text:p text:style-name="P346"><text:span text:style-name="T144">Parameters </text:span><text:span text:style-name="T124">: <text:s/>-</text:span></text:p>
        </text:list-item>
        <text:list-item>
          <text:p text:style-name="P279"><text:span text:style-name="T9">Return value: </text:span><text:span text:style-name="T236"><text:s/>TRUE if success, FALSE if problem</text:span></text:p>
        </text:list-item>
      </text:list>
      <text:p text:style-name="P116"/>
      <text:list xml:id="list1670746896664483895" text:style-name="L52">
        <text:list-item>
          <text:p text:style-name="P238"><text:span text:style-name="T1">Function </text:span>:<text:tab/><text:span text:style-name="T211">boolean_t <text:s/></text:span><text:span text:style-name="T192">LF_</text:span><text:span text:style-name="T193">FatFS_DeInit</text:span><text:span text:style-name="T211">(void) </text:span></text:p>
        </text:list-item>
        <text:list-item>
          <text:p text:style-name="P134"><text:span text:style-name="T114">D</text:span><text:span text:style-name="T117">escription </text:span><text:span text:style-name="T102">:</text:span><text:span text:style-name="T104"><text:tab/></text:span><text:span text:style-name="T181">De-initializes the FatFs file system, driver is unlinked.</text:span></text:p>
        </text:list-item>
        <text:list-item>
          <text:p text:style-name="P347"><text:span text:style-name="T144">Parameters </text:span><text:span text:style-name="T124">: <text:s/>-</text:span></text:p>
        </text:list-item>
        <text:list-item>
          <text:p text:style-name="P140"><text:span text:style-name="T227">Return values: </text:span><text:span text:style-name="T228"><text:s/>TRUE if success, else FALSE</text:span></text:p>
        </text:list-item>
      </text:list>
      <text:p text:style-name="P74"/>
      <text:h text:style-name="Heading_20_2" text:outline-level="2"><text:span text:style-name="T75"><text:tab/></text:span><text:span text:style-name="T74">e</text:span><text:span text:style-name="T73">mWin Graphics Library</text:span></text:h>
      <text:p text:style-name="P12">ST provides, <text:span text:style-name="T182">under the name StemWin, an implementation of Segger's emWin professional graphics library ported to the STM32.</text:span></text:p>
      <text:p text:style-name="P116">LimiFrog's software package includes the « glue » to interface this generic library with the OLED display controller. LimiFrog API provides an initialization function that allows to then use the emWin API to perform many graphics operation. </text:p>
      <text:list xml:id="list6099487596469406543" text:style-name="L53">
        <text:list-item>
          <text:p text:style-name="P239"><text:span text:style-name="T1">Function </text:span>:<text:tab/><text:span text:style-name="T211">boolean_t <text:s/></text:span><text:span text:style-name="T192">LF_</text:span><text:span text:style-name="T193">emWin_Init</text:span><text:span text:style-name="T211">(void) </text:span></text:p>
        </text:list-item>
        <text:list-item>
          <text:p text:style-name="P135"><text:span text:style-name="T114">D</text:span><text:span text:style-name="T117">escription </text:span><text:span text:style-name="T102">:</text:span><text:span text:style-name="T104"><text:tab/></text:span><text:span text:style-name="T181"> Initializes the emWin graphics library (Note : this reserves some RAM).</text:span></text:p>
        </text:list-item>
        <text:list-item>
          <text:p text:style-name="P348"><text:span text:style-name="T144">Parameters </text:span><text:span text:style-name="T124">: <text:s/>-</text:span></text:p>
        </text:list-item>
        <text:list-item>
          <text:p text:style-name="P293"><text:span text:style-name="T225">Return value: </text:span><text:span text:style-name="T229"><text:s/>TRUE if success, FALSE if problem</text:span></text:p>
        </text:list-item>
      </text:list>
      <text:p text:style-name="P284"/>
      <text:p text:style-name="P39"><text:span text:style-name="T229">Then the user can use the API provided by emWin, document in </text:span><text:span text:style-name="T232">document « </text:span><text:span text:style-name="T233">Graphic Library with Graphical User Interface - User &amp; Reference Guide </text:span><text:span text:style-name="T232">» by Segger (included in documentation package provided with LimiFrog). <text:s/></text:span><text:span text:style-name="T226">Functions from this ibrary are all prefixed GUI_</text:span><text:span text:style-name="T2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text:number-lines="true" text:line-number="1"/>
      <style:text-properties fo:color="#009999" fo:font-size="115%" fo:font-weight="bold" style:font-size-asian="115%" style:font-weight-asian="bold" style:font-size-complex="115%" style:font-weight-complex="bold"/>
    </style:style>
    <style:style style:name="Untitled1" style:family="paragraph" style:parent-style-name="Heading_20_1" style:default-outline-level="1" style:list-style-name="Numbering_20_1" style:master-page-name="">
      <style:paragraph-properties style:page-number="auto"/>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left="1.251cm" fo:margin-right="0cm" fo:text-indent="-1.016cm" style:auto-text-indent="false"/>
      <style:text-properties fo:color="#00b099"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meya </meta:initial-creator>
    <meta:creation-date>2015-01-15T16:10:13.007751160</meta:creation-date>
    <dc:date>2015-09-24T23:13:36.891961216</dc:date>
    <dc:creator>cymeya </dc:creator>
    <meta:editing-duration>P1DT3H25M19S</meta:editing-duration>
    <meta:editing-cycles>85</meta:editing-cycles>
    <meta:generator>LibreOffice/4.1.2.3$Linux_X86_64 LibreOffice_project/410m0$Build-3</meta:generator>
    <meta:document-statistic meta:table-count="0" meta:image-count="0" meta:object-count="0" meta:page-count="23" meta:paragraph-count="365" meta:word-count="5079" meta:character-count="30496" meta:non-whitespace-character-count="25673"/>
  </office:meta>
</office:document-meta>
</file>